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Dialogs/Standard/dialog-lb.xml"/>
  <manifest:file-entry manifest:media-type="text/xml" manifest:full-path="Dialogs/TemplateProject/HelpForm.xml"/>
  <manifest:file-entry manifest:media-type="text/xml" manifest:full-path="Dialogs/TemplateProject/dialog-lb.xml"/>
  <manifest:file-entry manifest:media-type="text/xml" manifest:full-path="Dialogs/dialog-lc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TemplateProject/NewMacros.xml"/>
  <manifest:file-entry manifest:media-type="text/xml" manifest:full-path="Basic/TemplateProject/HelpForm.xml"/>
  <manifest:file-entry manifest:media-type="text/xml" manifest:full-path="Basic/TemplateProject/script-lb.xml"/>
  <manifest:file-entry manifest:media-type="text/xml" manifest:full-path="Basic/TemplateProject/ThisDocument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ГОСТ тип А" svg:font-family="'ГОСТ тип А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 style:master-page-name="Standard">
      <style:paragraph-properties style:page-number="auto"/>
      <style:text-properties fo:language="en" fo:country="US"/>
    </style:style>
    <style:style style:name="P3" style:family="paragraph" style:parent-style-name="Text_20_body" style:list-style-name="" style:master-page-name="Convert_20_1">
      <style:paragraph-properties style:page-number="auto"/>
      <style:text-properties fo:language="en" fo:country="US"/>
    </style:style>
    <style:style style:name="P4" style:family="paragraph" style:parent-style-name="Text_20_body" style:master-page-name="Convert_20_2">
      <style:paragraph-properties style:page-number="auto"/>
      <style:text-properties fo:language="en" fo:country="US"/>
    </style:style>
    <style:style style:name="P5" style:family="paragraph" style:parent-style-name="Text_20_body" style:list-style-name="" style:master-page-name="Convert_20_3">
      <style:paragraph-properties style:page-number="auto"/>
      <style:text-properties fo:language="en" fo:country="US"/>
    </style:style>
    <style:style style:name="P6" style:family="paragraph" style:parent-style-name="Text_20_body" style:list-style-name="" style:master-page-name="Convert_20_4">
      <style:paragraph-properties style:page-number="auto"/>
      <style:text-properties fo:language="en" fo:country="US"/>
    </style:style>
    <style:style style:name="P7" style:family="paragraph" style:parent-style-name="Text_20_body" style:master-page-name="Convert_20_5">
      <style:paragraph-properties style:page-number="auto"/>
      <style:text-properties fo:language="en" fo:country="US"/>
    </style:style>
    <style:style style:name="P8" style:family="paragraph" style:parent-style-name="Header">
      <style:text-properties fo:language="en" fo:country="US"/>
    </style:style>
    <style:style style:name="P9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P10" style:family="paragraph">
      <style:paragraph-properties fo:margin-left="0in" fo:margin-right="0in" fo:text-align="center" fo:text-indent="0in" style:writing-mode="lr-tb"/>
    </style:style>
    <style:style style:name="P11" style:family="paragraph">
      <style:paragraph-properties fo:text-align="justify" style:writing-mode="lr-tb"/>
    </style:style>
    <style:style style:name="P12" style:family="paragraph">
      <style:paragraph-properties style:writing-mode="lr-tb"/>
    </style:style>
    <style:style style:name="P13" style:family="paragraph">
      <style:paragraph-properties fo:margin-left="0in" fo:margin-right="0in" fo:margin-top="0.0417in" fo:margin-bottom="0in" fo:text-align="center" fo:text-indent="0in" style:writing-mode="lr-tb"/>
    </style:style>
    <style:style style:name="P14" style:family="paragraph">
      <style:paragraph-properties fo:margin-left="0in" fo:margin-right="0in" fo:margin-top="0.1665in" fo:margin-bottom="0in" fo:text-align="center" fo:text-indent="0in" style:writing-mode="lr-tb"/>
    </style:style>
    <style:style style:name="P15" style:family="paragraph">
      <style:paragraph-properties fo:margin-left="0in" fo:margin-right="0in" fo:margin-top="0.111in" fo:margin-bottom="0in" fo:text-align="center" fo:text-indent="0in"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in" fo:margin-right="0in" fo:margin-top="0.0835in" fo:margin-bottom="0in" fo:text-align="center" fo:text-indent="0in" style:writing-mode="lr-tb"/>
    </style:style>
    <style:style style:name="P18" style:family="paragraph">
      <style:paragraph-properties fo:margin-left="0in" fo:margin-right="0in" fo:margin-top="0.25in" fo:margin-bottom="0in" fo:text-align="center" fo:text-indent="0in" style:writing-mode="lr-tb"/>
    </style:style>
    <style:style style:name="T1" style:family="text">
      <style:text-properties style:use-window-font-color="true" style:font-name="ГОСТ тип А" fo:font-size="9pt" fo:language="none" fo:country="none" fo:font-style="italic" style:font-name-asian="Times New Roman" style:font-size-asian="9pt" style:language-asian="none" style:country-asian="none" style:font-style-asian="italic" style:font-name-complex="ГОСТ тип А" style:font-size-complex="10pt" style:language-complex="ar" style:country-complex="SA"/>
    </style:style>
    <style:style style:name="T2" style:family="text">
      <style:text-properties style:use-window-font-color="true" style:font-name="ГОСТ тип А" fo:font-size="9pt" fo:language="ru" fo:country="RU" fo:font-style="italic" style:font-name-asian="Times New Roman" style:font-size-asian="9pt" style:language-asian="ru" style:country-asian="RU" style:font-style-asian="italic" style:font-name-complex="ГОСТ тип А" style:font-size-complex="10pt" style:language-complex="ar" style:country-complex="SA"/>
    </style:style>
    <style:style style:name="T3" style:family="text">
      <style:text-properties style:use-window-font-color="true" style:font-name="ГОСТ тип А" fo:font-size="14pt" fo:font-style="normal" style:font-name-asian="Times New Roman" style:font-size-asian="14pt" style:font-style-asian="normal" style:font-name-complex="ГОСТ тип А" style:font-size-complex="10pt" style:language-complex="ar" style:country-complex="SA"/>
    </style:style>
    <style:style style:name="T4" style:family="text">
      <style:text-properties style:use-window-font-color="true" style:font-name="ГОСТ тип А" fo:font-size="9pt" fo:language="en" fo:country="US" fo:font-style="italic" style:font-name-asian="Times New Roman" style:font-size-asian="9pt" style:font-style-asian="italic" style:font-name-complex="ГОСТ тип А" style:font-size-complex="10pt" style:language-complex="ar" style:country-complex="SA"/>
    </style:style>
    <style:style style:name="T5" style:family="text">
      <style:text-properties style:use-window-font-color="true" style:font-name="ГОСТ тип А" fo:font-size="12pt" fo:language="ru" fo:country="RU" fo:font-style="italic" style:font-name-asian="Times New Roman" style:font-size-asian="12pt" style:language-asian="ru" style:country-asian="RU" style:font-style-asian="italic" style:font-name-complex="ГОСТ тип А" style:font-size-complex="10pt" style:language-complex="ar" style:country-complex="SA"/>
    </style:style>
    <style:style style:name="T6" style:family="text">
      <style:text-properties style:use-window-font-color="true" style:font-name="ГОСТ тип А" fo:font-size="16pt" fo:language="en" fo:country="US" fo:font-style="italic" style:font-name-asian="Times New Roman" style:font-size-asian="16pt" style:language-asian="ru" style:country-asian="RU" style:font-style-asian="italic" style:font-name-complex="ГОСТ тип А" style:font-size-complex="10pt" style:language-complex="ar" style:country-complex="SA"/>
    </style:style>
    <style:style style:name="T7" style:family="text">
      <style:text-properties style:use-window-font-color="true" style:font-name="ГОСТ тип А" fo:font-size="9pt" fo:font-style="italic" style:font-name-asian="Times New Roman" style:font-size-asian="9pt" style:font-style-asian="italic" style:font-name-complex="ГОСТ тип А" style:font-size-complex="10pt" style:language-complex="ar" style:country-complex="SA"/>
    </style:style>
    <style:style style:name="T8" style:family="text">
      <style:text-properties style:use-window-font-color="true" style:font-name="ГОСТ тип А" fo:font-size="11pt" fo:language="en" fo:country="US" fo:font-style="italic" style:font-name-asian="Times New Roman" style:font-size-asian="11pt" style:font-style-asian="italic" style:font-name-complex="ГОСТ тип А" style:font-size-complex="10pt" style:language-complex="ar" style:country-complex="SA"/>
    </style:style>
    <style:style style:name="T9" style:family="text">
      <style:text-properties style:use-window-font-color="true" style:font-name="ГОСТ тип А" fo:font-size="16pt" fo:language="ru" fo:country="RU" fo:font-style="italic" style:font-name-asian="Times New Roman" style:font-size-asian="16pt" style:language-asian="ru" style:country-asian="RU" style:font-style-asian="italic" style:font-name-complex="ГОСТ тип А" style:font-size-complex="10pt" style:language-complex="ar" style:country-complex="SA"/>
    </style:style>
    <style:style style:name="T10" style:family="text">
      <style:text-properties style:use-window-font-color="true" style:font-name="ГОСТ тип А" fo:font-size="11pt" fo:font-style="italic" style:font-name-asian="Times New Roman" style:font-size-asian="11pt" style:font-style-asian="italic" style:font-name-complex="ГОСТ тип А" style:font-size-complex="10pt" style:language-complex="ar" style:country-complex="SA"/>
    </style:style>
    <style:style style:name="T11" style:family="text">
      <style:text-properties style:use-window-font-color="true" style:font-name="ГОСТ тип А" fo:font-size="10pt" fo:language="ru" fo:country="RU" fo:font-style="italic" style:font-name-asian="Times New Roman" style:font-size-asian="10pt" style:language-asian="ru" style:country-asian="RU" style:font-style-asian="italic" style:font-name-complex="ГОСТ тип А" style:font-size-complex="10pt" style:language-complex="ar" style:country-complex="SA"/>
    </style:style>
    <style:style style:name="T12" style:family="text">
      <style:text-properties style:use-window-font-color="true" style:font-name="ГОСТ тип А" fo:font-size="11pt" fo:language="ru" fo:country="RU" fo:font-style="italic" style:font-name-asian="Times New Roman" style:font-size-asian="11pt" style:language-asian="ru" style:country-asian="RU" style:font-style-asian="italic" style:font-name-complex="ГОСТ тип А" style:font-size-complex="10pt" style:language-complex="ar" style:country-complex="SA"/>
    </style:style>
    <style:style style:name="T13" style:family="text">
      <style:text-properties style:use-window-font-color="true" style:font-name="ГОСТ тип А" fo:font-size="8.5pt" fo:language="ru" fo:country="RU" fo:font-style="italic" style:font-name-asian="Times New Roman" style:font-size-asian="8.5pt" style:language-asian="ru" style:country-asian="RU" style:font-style-asian="italic" style:font-name-complex="ГОСТ тип А" style:font-size-complex="10pt" style:language-complex="ar" style:country-complex="SA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311in" svg:stroke-color="#000000" draw:stroke-linejoin="miter" draw:fill="solid" draw:fill-color="#ffffff" draw:textarea-horizontal-align="justify" draw:textarea-vertical-align="top" draw:auto-grow-height="false" draw:auto-grow-width="false" fo:padding-top="0in" fo:padding-bottom="0in" fo:padding-left="0in" fo:padding-right="0in" fo:wrap-option="wrap" style:run-through="background"/>
    </style:style>
    <style:style style:name="gr4" style:family="graphic">
      <style:graphic-properties draw:stroke="solid" svg:stroke-width="0.0311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background"/>
    </style:style>
    <style:style style:name="gr5" style:family="graphic">
      <style:graphic-properties draw:stroke="solid" svg:stroke-width="0.0311in" svg:stroke-color="#000000" draw:stroke-linejoin="miter" draw:fill="solid" draw:fill-color="#ffffff" draw:textarea-horizontal-align="left" draw:textarea-vertical-align="top" draw:auto-grow-height="false" fo:padding-top="0in" fo:padding-bottom="0in" fo:padding-left="0in" fo:padding-right="0in" fo:wrap-option="wrap" style:run-through="background"/>
    </style:style>
    <style:style style:name="gr6" style:family="graphic">
      <style:graphic-properties draw:stroke="solid" svg:stroke-width="0.0138in" svg:stroke-color="#000000" draw:stroke-linejoin="miter" draw:fill="solid" draw:fill-color="#ffffff" draw:textarea-horizontal-align="justify" draw:textarea-vertical-align="top" draw:auto-grow-height="false" draw:auto-grow-width="false" fo:padding-top="0in" fo:padding-bottom="0in" fo:padding-left="0in" fo:padding-right="0in" fo:wrap-option="wrap" style:run-through="background"/>
    </style:style>
    <style:style style:name="gr7" style:family="graphic">
      <style:graphic-properties draw:stroke="solid" svg:stroke-width="0.0311in" svg:stroke-color="#000000" draw:stroke-linejoin="miter" draw:fill="none" draw:fill-color="#ffffff" draw:textarea-horizontal-align="left" draw:textarea-vertical-align="top" draw:auto-grow-height="false" fo:padding-top="0in" fo:padding-bottom="0in" fo:padding-left="0in" fo:padding-right="0in" fo:wrap-option="wrap" style:run-through="background"/>
    </style:style>
    <style:style style:name="gr8" style:family="graphic">
      <style:graphic-properties draw:stroke="solid" svg:stroke-width="0.0311in" svg:stroke-color="#000000" draw:stroke-linejoin="miter" draw:fill="solid" draw:fill-color="#ffffff" draw:textarea-horizontal-align="justify" draw:textarea-vertical-align="top" draw:auto-grow-height="false" draw:auto-grow-width="false" fo:padding-top="0.0193in" fo:padding-bottom="0.0193in" fo:padding-left="0.0118in" fo:padding-right="0.0118in" fo:wrap-option="wrap" style:run-through="background"/>
    </style:style>
    <style:style style:name="gr9" style:family="graphic">
      <style:graphic-properties draw:stroke="solid" svg:stroke-width="0.0311in" svg:stroke-color="#000000" draw:stroke-linejoin="miter" draw:fill="solid" draw:fill-color="#ffffff" draw:textarea-horizontal-align="justify" draw:textarea-vertical-align="top" draw:auto-grow-height="false" draw:auto-grow-width="false" fo:padding-top="0.0118in" fo:padding-bottom="0.0118in" fo:padding-left="0.0193in" fo:padding-right="0.0193in" fo:wrap-option="wrap" style:run-through="background"/>
    </style:style>
    <style:style style:name="gr10" style:family="graphic">
      <style:graphic-properties draw:stroke="solid" svg:stroke-width="0.0138in" svg:stroke-color="#000000" draw:stroke-linejoin="miter" draw:fill="solid" draw:fill-color="#ffffff" draw:textarea-horizontal-align="justify" draw:textarea-vertical-align="top" draw:auto-grow-height="false" draw:auto-grow-width="false" fo:padding-top="0.0118in" fo:padding-bottom="0.0118in" fo:padding-left="0.0193in" fo:padding-right="0.0193in" fo:wrap-option="wrap" style:run-through="background"/>
    </style:style>
    <style:style style:name="gr11" style:family="graphic">
      <style:graphic-properties draw:stroke="solid" svg:stroke-width="0.031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background"/>
    </style:style>
    <style:style style:name="gr12" style:family="graphic">
      <style:graphic-properties draw:stroke="solid" svg:stroke-width="0.028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background"/>
    </style:style>
    <style:style style:name="gr13" style:family="graphic">
      <style:graphic-properties draw:stroke="solid" svg:stroke-width="0.028in" svg:stroke-color="#000000" draw:stroke-linejoin="miter" draw:fill="solid" draw:fill-color="#ffffff" draw:textarea-horizontal-align="justify" draw:textarea-vertical-align="top" draw:auto-grow-height="false" draw:auto-grow-width="false" fo:padding-top="0in" fo:padding-bottom="0in" fo:padding-left="0in" fo:padding-right="0in" fo:wrap-option="wrap" style:run-through="background"/>
    </style:style>
    <style:style style:name="gr14" style:family="graphic">
      <style:graphic-properties draw:stroke="solid" svg:stroke-width="0.0346in" svg:stroke-color="#000000" draw:stroke-linejoin="miter" draw:fill="solid" draw:fill-color="#ffffff" draw:textarea-horizontal-align="justify" draw:textarea-vertical-align="top" draw:auto-grow-height="false" draw:auto-grow-width="false" fo:padding-top="0in" fo:padding-bottom="0in" fo:padding-left="0in" fo:padding-right="0in" fo:wrap-option="wrap" style:run-through="background"/>
    </style:style>
    <style:style style:name="gr15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5in" fo:padding-bottom="0.05in" fo:padding-left="0.0193in" fo:padding-right="0.0193in" fo:wrap-option="wrap" style:run-through="background"/>
    </style:style>
    <style:style style:name="gr16" style:family="graphic">
      <style:graphic-properties draw:stroke="solid" svg:stroke-width="0.028in" svg:stroke-color="#000000" draw:stroke-linejoin="miter" draw:fill="solid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style:run-through="background"/>
    </style:style>
    <style:style style:name="gr17" style:family="graphic">
      <style:graphic-properties draw:stroke="solid" svg:stroke-width="0.028in" svg:stroke-color="#000000" draw:stroke-linejoin="miter" draw:fill="solid" draw:fill-color="#ffffff" draw:textarea-horizontal-align="justify" draw:textarea-vertical-align="top" draw:auto-grow-height="false" draw:auto-grow-width="false" fo:padding-top="0.05in" fo:padding-bottom="0.05in" fo:padding-left="0in" fo:padding-right="0in" fo:wrap-option="wrap" style:run-through="background"/>
    </style:style>
    <style:style style:name="gr18" style:family="graphic">
      <style:graphic-properties draw:stroke="solid" svg:stroke-width="0.028in" svg:stroke-color="#000000" draw:stroke-linejoin="miter" draw:fill="solid" draw:fill-color="#ffffff" draw:textarea-horizontal-align="justify" draw:textarea-vertical-align="top" draw:auto-grow-height="false" draw:auto-grow-width="false" fo:padding-top="0.05in" fo:padding-bottom="0.05in" fo:padding-left="0.0193in" fo:padding-right="0.0193in" fo:wrap-option="wrap" style:run-through="background"/>
    </style:style>
    <style:style style:name="gr19" style:family="graphic">
      <style:graphic-properties draw:stroke="solid" svg:stroke-width="0.028in" svg:stroke-color="#000000" draw:stroke-linejoin="miter" draw:fill="solid" draw:fill-color="#ffffff" draw:textarea-horizontal-align="justify" draw:textarea-vertical-align="top" draw:auto-grow-height="false" draw:auto-grow-width="false" fo:padding-top="0.0118in" fo:padding-bottom="0.0118in" fo:padding-left="0.0193in" fo:padding-right="0.0193in" fo:wrap-option="wrap" style:run-through="background"/>
    </style:style>
    <style:style style:name="gr20" style:family="graphic">
      <style:graphic-properties draw:stroke="solid" svg:stroke-width="0.0311in" svg:stroke-color="#000000" draw:stroke-linejoin="miter" draw:fill="none" draw:fill-color="#ffffff" draw:textarea-horizontal-align="justify" draw:textarea-vertical-align="top" draw:auto-grow-height="false" draw:auto-grow-width="false" fo:padding-top="0.0193in" fo:padding-bottom="0.0193in" fo:padding-left="0.0118in" fo:padding-right="0.0118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/>
      <text:p text:style-name="P3"/>
      <text:p text:style-name="P4"/>
      <text:p text:style-name="P1"/>
      <text:p text:style-name="P5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ГОСТ тип А" svg:font-family="'ГОСТ тип А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ГОСТ тип А" fo:font-size="14pt" fo:language="ru" fo:country="RU" fo:font-style="italic" style:font-name-asian="Times New Roman" style:font-size-asian="14pt" style:font-style-asian="italic" style:font-name-complex="ГОСТ тип А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in" fo:margin-right="0in" fo:text-indent="0.4925in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.0835in" fo:margin-bottom="0.1665in" fo:text-align="start" style:justify-single-word="false" fo:hyphenation-ladder-count="no-limit" fo:text-indent="0in" style:auto-text-indent="false" fo:break-before="page" fo:keep-with-next="always"/>
      <style:text-properties fo:font-size="18pt" fo:font-weight="bold" style:font-size-asian="18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0835in" fo:margin-bottom="0.0835in" fo:text-align="start" style:justify-single-word="false" fo:hyphenation-ladder-count="no-limit" fo:text-indent="0in" style:auto-text-indent="false" fo:keep-with-next="always"/>
      <style:text-properties fo:font-size="16pt" fo:font-weight="bold" style:font-size-asian="16pt" style:font-weight-asian="bold" style:font-name-complex="Arial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in" fo:margin-right="0in" fo:margin-top="0.0835in" fo:margin-bottom="0.0417in" fo:text-align="start" style:justify-single-word="false" fo:hyphenation-ladder-count="no-limit" fo:text-indent="0in" style:auto-text-indent="false" fo:keep-with-next="always"/>
      <style:text-properties fo:font-weight="bold" style:font-weight-asian="bold" style:font-name-complex="Arial" style:font-size-complex="13pt" style:font-weight-complex="bold" fo:hyphenate="false" fo:hyphenation-remain-char-count="2" fo:hyphenation-push-char-count="2"/>
    </style:style>
    <style:style style:name="Штамп" style:family="paragraph" style:parent-style-name="Standard">
      <style:paragraph-properties fo:margin="100%" fo:margin-left="0in" fo:margin-right="0in" fo:text-align="center" style:justify-single-word="false" fo:text-indent="0in" style:auto-text-indent="false"/>
      <style:text-properties fo:font-size="9pt" fo:language="none" fo:country="none" style:font-size-asian="9pt" style:language-asian="none" style:country-asian="none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Формула" style:family="paragraph" style:parent-style-name="Standard" style:next-style-name="Standard">
      <style:paragraph-properties fo:margin="100%" fo:margin-left="0.3937in" fo:margin-right="0in" fo:margin-top="0.0417in" fo:margin-bottom="0.0417in" fo:text-indent="0in" style:auto-text-indent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in" fo:margin-right="0in" fo:margin-top="0.0835in" fo:margin-bottom="0.0835in" fo:text-align="center" style:justify-single-word="false" fo:text-indent="0in" style:auto-text-indent="false"/>
      <style:text-properties fo:font-size="12pt" fo:font-weight="bold" style:font-size-asian="12pt" style:font-weight-asian="bold" style:font-weight-complex="bold"/>
    </style:style>
    <style:style style:name="Таблица" style:family="paragraph" style:parent-style-name="Standard">
      <style:paragraph-properties fo:margin="100%"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>
      <style:paragraph-properties fo:margin-left="0in" fo:margin-right="0in" fo:text-align="center" fo:text-indent="0in" style:writing-mode="lr-tb"/>
    </style:style>
    <style:style style:name="MP3" style:family="paragraph">
      <style:paragraph-properties fo:text-align="justify" style:writing-mode="lr-tb"/>
    </style:style>
    <style:style style:name="MP4" style:family="paragraph">
      <style:paragraph-properties style:writing-mode="lr-tb"/>
    </style:style>
    <style:style style:name="MP5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MP6" style:family="paragraph">
      <style:paragraph-properties fo:margin-left="0in" fo:margin-right="0in" fo:margin-top="0.0417in" fo:margin-bottom="0in" fo:text-align="center" fo:text-indent="0in" style:writing-mode="lr-tb"/>
    </style:style>
    <style:style style:name="MP7" style:family="paragraph">
      <style:paragraph-properties fo:margin-left="0in" fo:margin-right="0in" fo:margin-top="0.1665in" fo:margin-bottom="0in" fo:text-align="center" fo:text-indent="0in" style:writing-mode="lr-tb"/>
    </style:style>
    <style:style style:name="MP8" style:family="paragraph">
      <style:paragraph-properties fo:margin-left="0in" fo:margin-right="0in" fo:margin-top="0.111in" fo:margin-bottom="0in" fo:text-align="center" fo:text-indent="0in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in" fo:margin-right="0in" fo:margin-top="0.0835in" fo:margin-bottom="0in" fo:text-align="center" fo:text-indent="0in" style:writing-mode="lr-tb"/>
    </style:style>
    <style:style style:name="MP11" style:family="paragraph">
      <style:paragraph-properties fo:margin-left="0in" fo:margin-right="0in" fo:margin-top="0.25in" fo:margin-bottom="0in" fo:text-align="center" fo:text-indent="0in" style:writing-mode="lr-tb"/>
    </style:style>
    <style:style style:name="MT1" style:family="text">
      <style:text-properties style:use-window-font-color="true" style:font-name="ГОСТ тип А" fo:font-size="9pt" fo:language="none" fo:country="none" fo:font-style="italic" style:font-name-asian="Times New Roman" style:font-size-asian="9pt" style:language-asian="none" style:country-asian="none" style:font-style-asian="italic" style:font-name-complex="ГОСТ тип А" style:font-size-complex="10pt" style:language-complex="ar" style:country-complex="SA"/>
    </style:style>
    <style:style style:name="MT2" style:family="text">
      <style:text-properties style:use-window-font-color="true" style:font-name="ГОСТ тип А" fo:font-size="9pt" fo:language="ru" fo:country="RU" fo:font-style="italic" style:font-name-asian="Times New Roman" style:font-size-asian="9pt" style:language-asian="ru" style:country-asian="RU" style:font-style-asian="italic" style:font-name-complex="ГОСТ тип А" style:font-size-complex="10pt" style:language-complex="ar" style:country-complex="SA"/>
    </style:style>
    <style:style style:name="MT3" style:family="text">
      <style:text-properties style:use-window-font-color="true" style:font-name="ГОСТ тип А" fo:font-size="14pt" fo:font-style="normal" style:font-name-asian="Times New Roman" style:font-size-asian="14pt" style:font-style-asian="normal" style:font-name-complex="ГОСТ тип А" style:font-size-complex="10pt" style:language-complex="ar" style:country-complex="SA"/>
    </style:style>
    <style:style style:name="MT4" style:family="text">
      <style:text-properties style:use-window-font-color="true" style:font-name="ГОСТ тип А" fo:font-size="9pt" fo:language="en" fo:country="US" fo:font-style="italic" style:font-name-asian="Times New Roman" style:font-size-asian="9pt" style:font-style-asian="italic" style:font-name-complex="ГОСТ тип А" style:font-size-complex="10pt" style:language-complex="ar" style:country-complex="SA"/>
    </style:style>
    <style:style style:name="MT5" style:family="text">
      <style:text-properties style:use-window-font-color="true" style:font-name="ГОСТ тип А" fo:font-size="12pt" fo:language="ru" fo:country="RU" fo:font-style="italic" style:font-name-asian="Times New Roman" style:font-size-asian="12pt" style:language-asian="ru" style:country-asian="RU" style:font-style-asian="italic" style:font-name-complex="ГОСТ тип А" style:font-size-complex="10pt" style:language-complex="ar" style:country-complex="SA"/>
    </style:style>
    <style:style style:name="MT6" style:family="text">
      <style:text-properties style:use-window-font-color="true" style:font-name="ГОСТ тип А" fo:font-size="16pt" fo:language="en" fo:country="US" fo:font-style="italic" style:font-name-asian="Times New Roman" style:font-size-asian="16pt" style:language-asian="ru" style:country-asian="RU" style:font-style-asian="italic" style:font-name-complex="ГОСТ тип А" style:font-size-complex="10pt" style:language-complex="ar" style:country-complex="SA"/>
    </style:style>
    <style:style style:name="MT7" style:family="text">
      <style:text-properties style:use-window-font-color="true" style:font-name="ГОСТ тип А" fo:font-size="9pt" fo:font-style="italic" style:font-name-asian="Times New Roman" style:font-size-asian="9pt" style:font-style-asian="italic" style:font-name-complex="ГОСТ тип А" style:font-size-complex="10pt" style:language-complex="ar" style:country-complex="SA"/>
    </style:style>
    <style:style style:name="MT8" style:family="text">
      <style:text-properties style:use-window-font-color="true" style:font-name="ГОСТ тип А" fo:font-size="11pt" fo:language="en" fo:country="US" fo:font-style="italic" style:font-name-asian="Times New Roman" style:font-size-asian="11pt" style:font-style-asian="italic" style:font-name-complex="ГОСТ тип А" style:font-size-complex="10pt" style:language-complex="ar" style:country-complex="SA"/>
    </style:style>
    <style:style style:name="MT9" style:family="text">
      <style:text-properties style:use-window-font-color="true" style:font-name="ГОСТ тип А" fo:font-size="16pt" fo:language="ru" fo:country="RU" fo:font-style="italic" style:font-name-asian="Times New Roman" style:font-size-asian="16pt" style:language-asian="ru" style:country-asian="RU" style:font-style-asian="italic" style:font-name-complex="ГОСТ тип А" style:font-size-complex="10pt" style:language-complex="ar" style:country-complex="SA"/>
    </style:style>
    <style:style style:name="MT10" style:family="text">
      <style:text-properties style:use-window-font-color="true" style:font-name="ГОСТ тип А" fo:font-size="11pt" fo:font-style="italic" style:font-name-asian="Times New Roman" style:font-size-asian="11pt" style:font-style-asian="italic" style:font-name-complex="ГОСТ тип А" style:font-size-complex="10pt" style:language-complex="ar" style:country-complex="SA"/>
    </style:style>
    <style:style style:name="MT11" style:family="text">
      <style:text-properties style:use-window-font-color="true" style:font-name="ГОСТ тип А" fo:font-size="10pt" fo:language="ru" fo:country="RU" fo:font-style="italic" style:font-name-asian="Times New Roman" style:font-size-asian="10pt" style:language-asian="ru" style:country-asian="RU" style:font-style-asian="italic" style:font-name-complex="ГОСТ тип А" style:font-size-complex="10pt" style:language-complex="ar" style:country-complex="SA"/>
    </style:style>
    <style:style style:name="MT12" style:family="text">
      <style:text-properties style:use-window-font-color="true" style:font-name="ГОСТ тип А" fo:font-size="11pt" fo:language="ru" fo:country="RU" fo:font-style="italic" style:font-name-asian="Times New Roman" style:font-size-asian="11pt" style:language-asian="ru" style:country-asian="RU" style:font-style-asian="italic" style:font-name-complex="ГОСТ тип А" style:font-size-complex="10pt" style:language-complex="ar" style:country-complex="SA"/>
    </style:style>
    <style:style style:name="MT13" style:family="text">
      <style:text-properties style:use-window-font-color="true" style:font-name="ГОСТ тип А" fo:font-size="8.5pt" fo:language="ru" fo:country="RU" fo:font-style="italic" style:font-name-asian="Times New Roman" style:font-size-asian="8.5pt" style:language-asian="ru" style:country-asian="RU" style:font-style-asian="italic" style:font-name-complex="ГОСТ тип А" style:font-size-complex="10pt" style:language-complex="ar" style:country-complex="SA"/>
    </style:style>
    <style:style style:name="Mgr1" style:family="graphic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  <style:style style:name="Mgr2" style:family="graphic">
      <style:graphic-properties style:run-through="background"/>
    </style:style>
    <style:style style:name="Mgr3" style:family="graphic">
      <style:graphic-properties draw:stroke="solid" svg:stroke-width="0.0311in" svg:stroke-color="#000000" draw:stroke-linejoin="miter" draw:fill="solid" draw:fill-color="#ffffff" draw:textarea-horizontal-align="justify" draw:textarea-vertical-align="top" draw:auto-grow-height="false" draw:auto-grow-width="false" fo:padding-top="0in" fo:padding-bottom="0in" fo:padding-left="0in" fo:padding-right="0in" fo:wrap-option="wrap" style:run-through="background"/>
    </style:style>
    <style:style style:name="Mgr4" style:family="graphic">
      <style:graphic-properties draw:stroke="solid" svg:stroke-width="0.0311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background"/>
    </style:style>
    <style:style style:name="Mgr5" style:family="graphic">
      <style:graphic-properties draw:stroke="solid" svg:stroke-width="0.0311in" svg:stroke-color="#000000" draw:stroke-linejoin="miter" draw:fill="solid" draw:fill-color="#ffffff" draw:textarea-horizontal-align="left" draw:textarea-vertical-align="top" draw:auto-grow-height="false" fo:padding-top="0in" fo:padding-bottom="0in" fo:padding-left="0in" fo:padding-right="0in" fo:wrap-option="wrap" style:run-through="background"/>
    </style:style>
    <style:style style:name="Mgr6" style:family="graphic">
      <style:graphic-properties draw:stroke="solid" svg:stroke-width="0.0138in" svg:stroke-color="#000000" draw:stroke-linejoin="miter" draw:fill="solid" draw:fill-color="#ffffff" draw:textarea-horizontal-align="justify" draw:textarea-vertical-align="top" draw:auto-grow-height="false" draw:auto-grow-width="false" fo:padding-top="0in" fo:padding-bottom="0in" fo:padding-left="0in" fo:padding-right="0in" fo:wrap-option="wrap" style:run-through="background"/>
    </style:style>
    <style:style style:name="Mgr7" style:family="graphic">
      <style:graphic-properties draw:stroke="solid" svg:stroke-width="0.0311in" svg:stroke-color="#000000" draw:stroke-linejoin="miter" draw:fill="none" draw:fill-color="#ffffff" draw:textarea-horizontal-align="left" draw:textarea-vertical-align="top" draw:auto-grow-height="false" fo:padding-top="0in" fo:padding-bottom="0in" fo:padding-left="0in" fo:padding-right="0in" fo:wrap-option="wrap" style:run-through="background"/>
    </style:style>
    <style:style style:name="Mgr8" style:family="graphic">
      <style:graphic-properties draw:stroke="solid" svg:stroke-width="0.0311in" svg:stroke-color="#000000" draw:stroke-linejoin="miter" draw:fill="solid" draw:fill-color="#ffffff" draw:textarea-horizontal-align="justify" draw:textarea-vertical-align="top" draw:auto-grow-height="false" draw:auto-grow-width="false" fo:padding-top="0.0193in" fo:padding-bottom="0.0193in" fo:padding-left="0.0118in" fo:padding-right="0.0118in" fo:wrap-option="wrap" style:run-through="background"/>
    </style:style>
    <style:style style:name="Mgr9" style:family="graphic">
      <style:graphic-properties draw:stroke="solid" svg:stroke-width="0.0311in" svg:stroke-color="#000000" draw:stroke-linejoin="miter" draw:fill="solid" draw:fill-color="#ffffff" draw:textarea-horizontal-align="justify" draw:textarea-vertical-align="top" draw:auto-grow-height="false" draw:auto-grow-width="false" fo:padding-top="0.0118in" fo:padding-bottom="0.0118in" fo:padding-left="0.0193in" fo:padding-right="0.0193in" fo:wrap-option="wrap" style:run-through="background"/>
    </style:style>
    <style:style style:name="Mgr10" style:family="graphic">
      <style:graphic-properties draw:stroke="solid" svg:stroke-width="0.0138in" svg:stroke-color="#000000" draw:stroke-linejoin="miter" draw:fill="solid" draw:fill-color="#ffffff" draw:textarea-horizontal-align="justify" draw:textarea-vertical-align="top" draw:auto-grow-height="false" draw:auto-grow-width="false" fo:padding-top="0.0118in" fo:padding-bottom="0.0118in" fo:padding-left="0.0193in" fo:padding-right="0.0193in" fo:wrap-option="wrap" style:run-through="background"/>
    </style:style>
    <style:style style:name="Mgr11" style:family="graphic">
      <style:graphic-properties draw:stroke="solid" svg:stroke-width="0.031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background"/>
    </style:style>
    <style:style style:name="Mgr12" style:family="graphic">
      <style:graphic-properties draw:stroke="solid" svg:stroke-width="0.028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background"/>
    </style:style>
    <style:style style:name="Mgr13" style:family="graphic">
      <style:graphic-properties draw:stroke="solid" svg:stroke-width="0.028in" svg:stroke-color="#000000" draw:stroke-linejoin="miter" draw:fill="solid" draw:fill-color="#ffffff" draw:textarea-horizontal-align="justify" draw:textarea-vertical-align="top" draw:auto-grow-height="false" draw:auto-grow-width="false" fo:padding-top="0in" fo:padding-bottom="0in" fo:padding-left="0in" fo:padding-right="0in" fo:wrap-option="wrap" style:run-through="background"/>
    </style:style>
    <style:style style:name="Mgr14" style:family="graphic">
      <style:graphic-properties draw:stroke="solid" svg:stroke-width="0.0346in" svg:stroke-color="#000000" draw:stroke-linejoin="miter" draw:fill="solid" draw:fill-color="#ffffff" draw:textarea-horizontal-align="justify" draw:textarea-vertical-align="top" draw:auto-grow-height="false" draw:auto-grow-width="false" fo:padding-top="0in" fo:padding-bottom="0in" fo:padding-left="0in" fo:padding-right="0in" fo:wrap-option="wrap" style:run-through="background"/>
    </style:style>
    <style:style style:name="Mgr15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5in" fo:padding-bottom="0.05in" fo:padding-left="0.0193in" fo:padding-right="0.0193in" fo:wrap-option="wrap" style:run-through="background"/>
    </style:style>
    <style:style style:name="Mgr16" style:family="graphic">
      <style:graphic-properties draw:stroke="solid" svg:stroke-width="0.028in" svg:stroke-color="#000000" draw:stroke-linejoin="miter" draw:fill="solid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style:run-through="background"/>
    </style:style>
    <style:style style:name="Mgr17" style:family="graphic">
      <style:graphic-properties draw:stroke="solid" svg:stroke-width="0.028in" svg:stroke-color="#000000" draw:stroke-linejoin="miter" draw:fill="solid" draw:fill-color="#ffffff" draw:textarea-horizontal-align="justify" draw:textarea-vertical-align="top" draw:auto-grow-height="false" draw:auto-grow-width="false" fo:padding-top="0.05in" fo:padding-bottom="0.05in" fo:padding-left="0in" fo:padding-right="0in" fo:wrap-option="wrap" style:run-through="background"/>
    </style:style>
    <style:style style:name="Mgr18" style:family="graphic">
      <style:graphic-properties draw:stroke="solid" svg:stroke-width="0.028in" svg:stroke-color="#000000" draw:stroke-linejoin="miter" draw:fill="solid" draw:fill-color="#ffffff" draw:textarea-horizontal-align="justify" draw:textarea-vertical-align="top" draw:auto-grow-height="false" draw:auto-grow-width="false" fo:padding-top="0.05in" fo:padding-bottom="0.05in" fo:padding-left="0.0193in" fo:padding-right="0.0193in" fo:wrap-option="wrap" style:run-through="background"/>
    </style:style>
    <style:style style:name="Mgr19" style:family="graphic">
      <style:graphic-properties draw:stroke="solid" svg:stroke-width="0.028in" svg:stroke-color="#000000" draw:stroke-linejoin="miter" draw:fill="solid" draw:fill-color="#ffffff" draw:textarea-horizontal-align="justify" draw:textarea-vertical-align="top" draw:auto-grow-height="false" draw:auto-grow-width="false" fo:padding-top="0.0118in" fo:padding-bottom="0.0118in" fo:padding-left="0.0193in" fo:padding-right="0.0193in" fo:wrap-option="wrap" style:run-through="background"/>
    </style:style>
    <style:style style:name="Mgr20" style:family="graphic">
      <style:graphic-properties draw:stroke="solid" svg:stroke-width="0.0311in" svg:stroke-color="#000000" draw:stroke-linejoin="miter" draw:fill="none" draw:fill-color="#ffffff" draw:textarea-horizontal-align="justify" draw:textarea-vertical-align="top" draw:auto-grow-height="false" draw:auto-grow-width="false" fo:padding-top="0.0193in" fo:padding-bottom="0.0193in" fo:padding-left="0.0118in" fo:padding-right="0.0118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1972in" fo:margin-bottom="0.7874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bottom="0.3547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7874in" fo:margin-left="0.9846in" fo:margin-right="0.3937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1.9689in" fo:margin-left="1.0835in" fo:margin-right="0.3937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4">
      <style:page-layout-properties fo:page-width="8.2681in" fo:page-height="11.6929in" style:num-format="1" style:print-orientation="portrait" fo:margin-top="0.1972in" fo:margin-bottom="1.9689in" fo:margin-left="1.0835in" fo:margin-right="0.393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bottom="0.2563in" style:dynamic-spacing="true"/>
      </style:header-style>
      <style:footer-style/>
    </style:page-layout>
    <style:page-layout style:name="Mpm5">
      <style:page-layout-properties fo:page-width="8.2681in" fo:page-height="11.6929in" style:num-format="1" style:print-orientation="portrait" fo:margin-top="0.4925in" fo:margin-bottom="0.9846in" fo:margin-left="1.0835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6">
      <style:page-layout-properties fo:page-width="8.2681in" fo:page-height="11.6929in" style:num-format="1" style:print-orientation="portrait" fo:margin-top="0.1972in" fo:margin-bottom="0.9846in" fo:margin-left="1.0835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bottom="0.2563in" style:dynamic-spacing="true"/>
      </style:header-style>
      <style:footer-style/>
    </style:page-layout>
    <style:page-layout style:name="Mpm7">
      <style:page-layout-properties fo:page-width="11.6929in" fo:page-height="8.2681in" style:num-format="1" style:print-orientation="landscape" fo:margin-top="0.9846in" fo:margin-bottom="0.3945in" fo:margin-left="0.9846in" fo:margin-right="0.3736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8">
      <style:page-layout-properties fo:page-width="11.6929in" fo:page-height="8.2681in" style:num-format="1" style:print-orientation="landscape" fo:margin-top="0.1972in" fo:margin-bottom="0.3945in" fo:margin-left="0.9846in" fo:margin-right="0.3736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g text:anchor-type="char" draw:z-index="0" draw:style-name="Mgr1"><draw:g draw:style-name="Mgr2"><draw:frame draw:style-name="Mgr3" draw:text-style-name="MP2" svg:width="1.0213in" svg:height="0.1976in" draw:transform="rotate (1.5707963267949) translate (0.393673447069116in 10.6729385389326in)"><draw:text-box><text:p text:style-name="MP2"><text:span text:style-name="MT1">Инв. № под</text:span><text:span text:style-name="MT2">л.</text:span></text:p><text:p text:style-name="MP3"><text:span text:style-name="MT3">6</text:span></text:p></draw:text-box></draw:frame><draw:frame draw:style-name="Mgr3" draw:text-style-name="MP2" svg:width="1.4287in" svg:height="0.1976in" draw:transform="rotate (1.5707963267949) translate (0.393673447069116in 9.26321631671041in)"><draw:text-box><text:p text:style-name="MP2"><text:span text:style-name="MT1">Подп. и дата</text:span></text:p></draw:text-box></draw:frame><draw:frame draw:style-name="Mgr3" draw:text-style-name="MP2" svg:width="1.0213in" svg:height="0.1976in" draw:transform="rotate (1.5707963267949) translate (0.393673447069116in 7.24238298337708in)"><draw:text-box><text:p text:style-name="MP2"><text:span text:style-name="MT1">Взам. инв. №</text:span></text:p></draw:text-box></draw:frame><draw:frame draw:style-name="Mgr3" draw:text-style-name="MP2" svg:width="1.0217in" svg:height="0.1976in" draw:transform="rotate (1.5707963267949) translate (0.393673447069116in 8.25418853893263in)"><draw:text-box><text:p text:style-name="MP2"><text:span text:style-name="MT1">Инв. № дубл.</text:span></text:p></draw:text-box></draw:frame><draw:frame draw:style-name="Mgr3" draw:text-style-name="MP2" svg:width="1.4287in" svg:height="0.1976in" draw:transform="rotate (1.5707963267949) translate (0.393673447069116in 5.82363298337708in)"><draw:text-box><text:p text:style-name="MP2"><text:span text:style-name="MT1">Подп. и дата</text:span></text:p></draw:text-box></draw:frame><draw:g draw:style-name="Mgr2"><draw:frame draw:style-name="Mgr3" draw:text-style-name="MP2" svg:width="1.0205in" svg:height="0.1976in" draw:transform="rotate (1.5707963267949) translate (0.586729002624672in 10.6736329833771in)"><draw:text-box><text:p text:style-name="MP2"><text:span text:style-name="MT1"/></text:p></draw:text-box></draw:frame><draw:frame draw:style-name="Mgr3" draw:text-style-name="MP2" svg:width="1.4287in" svg:height="0.1976in" draw:transform="rotate (1.5707963267949) translate (0.586729002624672in 9.26252187226597in)"><draw:text-box><text:p text:style-name="MP2"><text:span text:style-name="MT1"/></text:p></draw:text-box></draw:frame><draw:frame draw:style-name="Mgr3" draw:text-style-name="MP2" svg:width="1.0205in" svg:height="0.1976in" draw:transform="rotate (1.5707963267949) translate (0.586729002624672in 7.24307742782152in)"><draw:text-box><text:p text:style-name="MP2"><text:span text:style-name="MT1"/></text:p></draw:text-box></draw:frame><draw:frame draw:style-name="Mgr3" draw:text-style-name="MP2" svg:width="1.0205in" svg:height="0.1976in" draw:transform="rotate (1.5707963267949) translate (0.586729002624672in 8.25418853893263in)"><draw:text-box><text:p text:style-name="MP2"><text:span text:style-name="MT1"/></text:p></draw:text-box></draw:frame><draw:frame draw:style-name="Mgr3" draw:text-style-name="MP2" svg:width="1.4287in" svg:height="0.1976in" draw:transform="rotate (1.5707963267949) translate (0.586729002624672in 5.82363298337708in)"><draw:text-box><text:p text:style-name="MP2"><text:span text:style-name="MT1"/></text:p></draw:text-box></draw:frame></draw:g></draw:g><draw:custom-shape draw:style-name="Mgr4" draw:text-style-name="MP4" svg:width="7.2835in" svg:height="11.2996in" svg:x="0.7854in" svg:y="0.1972in"><text:p/><draw:enhanced-geometry svg:viewBox="0 0 21600 21600" draw:type="rectangle" draw:enhanced-path="M 0 0 L 21600 0 21600 21600 0 21600 0 0 Z N"/></draw:custom-shape></draw:g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4">
      <style:header>
        <text:p text:style-name="MP5"><draw:g text:anchor-type="char" draw:z-index="1" draw:style-name="Mgr1"><draw:g draw:style-name="Mgr2"><draw:g draw:style-name="Mgr2"><draw:frame draw:style-name="Mgr3" draw:text-style-name="MP2" svg:width="0.9657in" svg:height="0.1976in" draw:transform="rotate (1.5707963267949) translate (0.393881233595801in 10.7277996500437in)"><draw:text-box><text:p text:style-name="MP2"><text:span text:style-name="MT1">Инв. № подп</text:span></text:p></draw:text-box></draw:frame><draw:frame draw:style-name="Mgr3" draw:text-style-name="MP2" svg:width="1.3516in" svg:height="0.1976in" draw:transform="rotate (1.5707963267949) translate (0.393881233595801in 9.39307742782152in)"><draw:text-box><text:p text:style-name="MP2"><text:span text:style-name="MT1">Подп. и дата</text:span></text:p></draw:text-box></draw:frame><draw:frame draw:style-name="Mgr3" draw:text-style-name="MP2" svg:width="0.9657in" svg:height="0.1976in" draw:transform="rotate (1.5707963267949) translate (0.393881233595801in 7.48196631671041in)"><draw:text-box><text:p text:style-name="MP2"><text:span text:style-name="MT1">Взам. инв. №</text:span></text:p></draw:text-box></draw:frame><draw:frame draw:style-name="Mgr3" draw:text-style-name="MP2" svg:width="0.9657in" svg:height="0.1976in" draw:transform="rotate (1.5707963267949) translate (0.393881233595801in 8.43821631671041in)"><draw:text-box><text:p text:style-name="MP2"><text:span text:style-name="MT1">Инв. № дубл.</text:span></text:p></draw:text-box></draw:frame><draw:frame draw:style-name="Mgr3" draw:text-style-name="MP2" svg:width="1.3516in" svg:height="0.1976in" draw:transform="rotate (1.5707963267949) translate (0.393881233595801in 6.13891076115486in)"><draw:text-box><text:p text:style-name="MP2"><text:span text:style-name="MT1">Подп. и дата</text:span></text:p></draw:text-box></draw:frame></draw:g><draw:g draw:style-name="Mgr2"><draw:frame draw:style-name="Mgr3" draw:text-style-name="MP2" svg:width="0.9657in" svg:height="0.1976in" draw:transform="rotate (1.5707963267949) translate (0.586543088363954in 10.7277996500437in)"><draw:text-box><text:p text:style-name="MP2"><text:span text:style-name="MT1"/></text:p></draw:text-box></draw:frame><draw:frame draw:style-name="Mgr3" draw:text-style-name="MP2" svg:width="1.3516in" svg:height="0.1976in" draw:transform="rotate (1.5707963267949) translate (0.586543088363954in 9.39307742782152in)"><draw:text-box><text:p text:style-name="MP2"><text:span text:style-name="MT1"/></text:p></draw:text-box></draw:frame><draw:frame draw:style-name="Mgr3" draw:text-style-name="MP2" svg:width="0.9657in" svg:height="0.1976in" draw:transform="rotate (1.5707963267949) translate (0.586543088363954in 7.48196631671041in)"><draw:text-box><text:p text:style-name="MP2"><text:span text:style-name="MT1"/></text:p></draw:text-box></draw:frame><draw:frame draw:style-name="Mgr3" draw:text-style-name="MP2" svg:width="0.9657in" svg:height="0.1976in" draw:transform="rotate (1.5707963267949) translate (0.586543088363954in 8.43821631671041in)"><draw:text-box><text:p text:style-name="MP2"><text:span text:style-name="MT1"/></text:p></draw:text-box></draw:frame><draw:frame draw:style-name="Mgr3" draw:text-style-name="MP2" svg:width="1.3516in" svg:height="0.1976in" draw:transform="rotate (1.5707963267949) translate (0.586543088363954in 6.13891076115486in)"><draw:text-box><text:p text:style-name="MP2"><text:span text:style-name="MT1"/></text:p></draw:text-box></draw:frame></draw:g></draw:g><draw:custom-shape draw:style-name="Mgr5" draw:text-style-name="MP4" svg:width="7.2835in" svg:height="11.2996in" svg:x="0.7839in" svg:y="0.1972in"><text:p/><draw:enhanced-geometry svg:viewBox="0 0 21600 21600" draw:type="rectangle" draw:enhanced-path="M 0 0 L 21600 0 21600 21600 0 21600 0 0 Z N"/></draw:custom-shape><draw:g draw:style-name="Mgr2"><draw:custom-shape draw:style-name="Mgr5" draw:text-style-name="MP4" svg:width="7.2835in" svg:height="1.5449in" svg:x="0.7839in" svg:y="9.9457in"><text:p/><draw:enhanced-geometry svg:viewBox="0 0 21600 21600" draw:type="rectangle" draw:enhanced-path="M 0 0 L 21600 0 21600 21600 0 21600 0 0 Z N"/></draw:custom-shape><draw:g draw:style-name="Mgr2"><draw:g draw:style-name="Mgr2"><draw:g draw:style-name="Mgr2"><draw:frame draw:style-name="Mgr3" draw:text-style-name="MP2" svg:width="0.5894in" svg:height="0.1925in" svg:x="6.098in" svg:y="10.5193in"><draw:text-box><text:p text:style-name="MP2"><text:span text:style-name="MT2">Лит</text:span></text:p></draw:text-box></draw:frame><draw:frame draw:style-name="Mgr3" draw:text-style-name="MP2" svg:width="0.5886in" svg:height="0.1925in" svg:x="6.6894in" svg:y="10.5193in"><draw:text-box><text:p text:style-name="MP2"><text:span text:style-name="MT2">Лист</text:span></text:p></draw:text-box></draw:frame><draw:frame draw:style-name="Mgr3" draw:text-style-name="MP2" svg:width="0.7858in" svg:height="0.1925in" svg:x="7.2811in" svg:y="10.5193in"><draw:text-box><text:p text:style-name="MP2"><text:span text:style-name="MT2">Листов</text:span></text:p></draw:text-box></draw:frame><draw:frame draw:style-name="Mgr3" draw:text-style-name="MP2" svg:width="0.5886in" svg:height="0.1925in" svg:x="6.6929in" svg:y="10.7138in"><draw:text-box><text:p text:style-name="MP2"><text:span text:style-name="MT4">2</text:span></text:p></draw:text-box></draw:frame><draw:frame draw:style-name="Mgr3" draw:text-style-name="MP2" svg:width="0.7858in" svg:height="0.1925in" svg:x="7.2811in" svg:y="10.7106in"><draw:text-box><text:p text:style-name="MP2"><text:span text:style-name="MT4">6</text:span></text:p></draw:text-box></draw:frame><draw:g draw:style-name="Mgr2"><draw:frame draw:style-name="Mgr6" draw:text-style-name="MP2" svg:width="0.1961in" svg:height="0.1925in" svg:x="6.0945in" svg:y="10.7181in"><draw:text-box><text:p text:style-name="MP2"><text:span text:style-name="MT1"/></text:p></draw:text-box></draw:frame><draw:frame draw:style-name="Mgr6" draw:text-style-name="MP2" svg:width="0.1961in" svg:height="0.1925in" svg:x="6.2909in" svg:y="10.7181in"><draw:text-box><text:p text:style-name="MP2"><text:span text:style-name="MT1"/></text:p></draw:text-box></draw:frame><draw:frame draw:style-name="Mgr6" draw:text-style-name="MP2" svg:width="0.1961in" svg:height="0.1925in" svg:x="6.4866in" svg:y="10.7181in"><draw:text-box><text:p text:style-name="MP2"><text:span text:style-name="MT1"/></text:p></draw:text-box></draw:frame></draw:g></draw:g><draw:frame draw:style-name="Mgr3" draw:text-style-name="MP6" svg:width="1.9689in" svg:height="0.5787in" svg:x="6.098in" svg:y="10.9098in"><draw:text-box><text:p text:style-name="MP6"><text:span text:style-name="MT5">Авиационная корпорация "Рубин"</text:span></text:p></draw:text-box></draw:frame><draw:frame draw:style-name="Mgr3" draw:text-style-name="MP7" svg:width="2.7567in" svg:height="0.965in" svg:x="3.3421in" svg:y="10.5236in"><draw:text-box><text:p text:style-name="MP7"><text:span text:style-name="MT5">Шаблон для создания отчетов по ГОСТу</text:span></text:p></draw:text-box></draw:frame><draw:frame draw:style-name="Mgr3" draw:text-style-name="MP8" svg:width="4.7248in" svg:height="0.5787in" svg:x="3.3421in" svg:y="9.9445in"><draw:text-box><text:p text:style-name="MP8"><text:span text:style-name="MT6">XXX-XXX-XXXX</text:span></text:p></draw:text-box></draw:frame></draw:g><draw:g draw:style-name="Mgr2"><draw:g draw:style-name="Mgr2"><draw:g draw:style-name="Mgr2"><draw:frame draw:style-name="Mgr3" draw:text-style-name="MP2" svg:width="0.276in" svg:height="0.1906in" svg:x="0.7874in" svg:y="10.3425in"><draw:text-box><text:p text:style-name="MP2"><text:span text:style-name="MT2">Лит</text:span></text:p></draw:text-box></draw:frame><draw:frame draw:style-name="Mgr3" draw:text-style-name="MP2" svg:width="0.9059in" svg:height="0.1906in" svg:x="1.4571in" svg:y="10.3425in"><draw:text-box><text:p text:style-name="MP2"><text:span text:style-name="MT1">№ </text:span><text:span text:style-name="MT1">докум.</text:span></text:p></draw:text-box></draw:frame><draw:frame draw:style-name="Mgr3" draw:text-style-name="MP2" svg:width="0.3941in" svg:height="0.1906in" svg:x="1.0626in" svg:y="10.3425in"><draw:text-box><text:p text:style-name="MP2"><text:span text:style-name="MT1">Изм</text:span><text:span text:style-name="MT2">.</text:span></text:p></draw:text-box></draw:frame><draw:frame draw:style-name="Mgr3" draw:text-style-name="MP2" svg:width="0.5906in" svg:height="0.1906in" svg:x="2.361in" svg:y="10.3425in"><draw:text-box><text:p text:style-name="MP2"><text:span text:style-name="MT1">Подп</text:span><text:span text:style-name="MT2">.</text:span></text:p></draw:text-box></draw:frame><draw:frame draw:style-name="Mgr3" draw:text-style-name="MP2" svg:width="0.3941in" svg:height="0.1906in" svg:x="2.95in" svg:y="10.3425in"><draw:text-box><text:p text:style-name="MP2"><text:span text:style-name="MT2">Дата</text:span></text:p></draw:text-box></draw:frame></draw:g><draw:g draw:style-name="Mgr2"><draw:g draw:style-name="Mgr2"><draw:g draw:style-name="Mgr2"><draw:frame draw:style-name="Mgr6" draw:text-style-name="MP2" svg:width="0.9051in" svg:height="0.1906in" svg:x="1.4547in" svg:y="10.5425in"><draw:text-box><text:p text:style-name="MP2"><text:span text:style-name="MT7">Васильев Д.В.</text:span></text:p></draw:text-box></draw:frame><draw:frame draw:style-name="Mgr6" draw:text-style-name="MP2" svg:width="0.6689in" svg:height="0.1906in" svg:x="0.7874in" svg:y="10.5425in"><draw:text-box><text:p text:style-name="MP2"><text:span text:style-name="MT1">Разраб</text:span><text:span text:style-name="MT2">.</text:span></text:p></draw:text-box></draw:frame><draw:frame draw:style-name="Mgr6" draw:text-style-name="MP2" svg:width="0.5906in" svg:height="0.1906in" svg:x="2.3598in" svg:y="10.5425in"><draw:text-box><text:p text:style-name="MP2"><text:span text:style-name="MT1"/></text:p></draw:text-box></draw:frame><draw:frame draw:style-name="Mgr6" draw:text-style-name="MP2" svg:width="0.3941in" svg:height="0.1906in" svg:x="2.9484in" svg:y="10.5425in"><draw:text-box><text:p text:style-name="MP2"><text:span text:style-name="MT1"/></text:p></draw:text-box></draw:frame></draw:g><draw:g draw:style-name="Mgr2"><draw:frame draw:style-name="Mgr6" draw:text-style-name="MP2" svg:width="0.9051in" svg:height="0.1898in" svg:x="1.4555in" svg:y="10.7311in"><draw:text-box><text:p text:style-name="MP2"><text:span text:style-name="MT2"/></text:p></draw:text-box></draw:frame><draw:frame draw:style-name="Mgr6" draw:text-style-name="MP2" svg:width="0.6689in" svg:height="0.1898in" svg:x="0.7882in" svg:y="10.7311in"><draw:text-box><text:p text:style-name="MP2"><text:span text:style-name="MT1">Пров</text:span><text:span text:style-name="MT2">.</text:span></text:p></draw:text-box></draw:frame><draw:frame draw:style-name="Mgr6" draw:text-style-name="MP2" svg:width="0.5906in" svg:height="0.1898in" svg:x="2.3602in" svg:y="10.7311in"><draw:text-box><text:p text:style-name="MP2"><text:span text:style-name="MT1"/></text:p></draw:text-box></draw:frame><draw:frame draw:style-name="Mgr6" draw:text-style-name="MP2" svg:width="0.3941in" svg:height="0.1898in" svg:x="2.9492in" svg:y="10.7311in"><draw:text-box><text:p text:style-name="MP2"><text:span text:style-name="MT1"/></text:p></draw:text-box></draw:frame></draw:g><draw:g draw:style-name="Mgr2"><draw:frame draw:style-name="Mgr6" draw:text-style-name="MP2" svg:width="0.9051in" svg:height="0.1898in" svg:x="1.4555in" svg:y="10.9209in"><draw:text-box><text:p text:style-name="MP2"><text:span text:style-name="MT1"/></text:p></draw:text-box></draw:frame><draw:frame draw:style-name="Mgr6" draw:text-style-name="MP2" svg:width="0.6689in" svg:height="0.1898in" svg:x="0.7882in" svg:y="10.9209in"><draw:text-box><text:p text:style-name="MP2"><text:span text:style-name="MT2">Т. контр.</text:span></text:p></draw:text-box></draw:frame><draw:frame draw:style-name="Mgr6" draw:text-style-name="MP2" svg:width="0.5906in" svg:height="0.1898in" svg:x="2.3602in" svg:y="10.9209in"><draw:text-box><text:p text:style-name="MP2"><text:span text:style-name="MT1"/></text:p></draw:text-box></draw:frame><draw:frame draw:style-name="Mgr6" draw:text-style-name="MP2" svg:width="0.3941in" svg:height="0.1898in" svg:x="2.9492in" svg:y="10.9209in"><draw:text-box><text:p text:style-name="MP2"><text:span text:style-name="MT1"/></text:p></draw:text-box></draw:frame></draw:g><draw:g draw:style-name="Mgr2"><draw:frame draw:style-name="Mgr6" draw:text-style-name="MP2" svg:width="0.9051in" svg:height="0.1906in" svg:x="1.4555in" svg:y="11.1091in"><draw:text-box><text:p text:style-name="MP2"><text:span text:style-name="MT1"/></text:p></draw:text-box></draw:frame><draw:frame draw:style-name="Mgr6" draw:text-style-name="MP2" svg:width="0.6689in" svg:height="0.1906in" svg:x="0.7882in" svg:y="11.1091in"><draw:text-box><text:p text:style-name="MP2"><text:span text:style-name="MT2">Н. контр.</text:span></text:p></draw:text-box></draw:frame><draw:frame draw:style-name="Mgr6" draw:text-style-name="MP2" svg:width="0.5906in" svg:height="0.1906in" svg:x="2.3602in" svg:y="11.1091in"><draw:text-box><text:p text:style-name="MP2"><text:span text:style-name="MT1"/></text:p></draw:text-box></draw:frame><draw:frame draw:style-name="Mgr6" draw:text-style-name="MP2" svg:width="0.3941in" svg:height="0.1906in" svg:x="2.9492in" svg:y="11.1091in"><draw:text-box><text:p text:style-name="MP2"><text:span text:style-name="MT1"/></text:p></draw:text-box></draw:frame></draw:g><draw:g draw:style-name="Mgr2"><draw:frame draw:style-name="Mgr6" draw:text-style-name="MP2" svg:width="0.9051in" svg:height="0.1906in" svg:x="1.4555in" svg:y="11.2972in"><draw:text-box><text:p text:style-name="MP2"><text:span text:style-name="MT1"/></text:p></draw:text-box></draw:frame><draw:frame draw:style-name="Mgr6" draw:text-style-name="MP2" svg:width="0.6689in" svg:height="0.1906in" svg:x="0.7882in" svg:y="11.2972in"><draw:text-box><text:p text:style-name="MP2"><text:span text:style-name="MT1">Утв</text:span><text:span text:style-name="MT2">.</text:span></text:p></draw:text-box></draw:frame><draw:frame draw:style-name="Mgr6" draw:text-style-name="MP2" svg:width="0.5906in" svg:height="0.1906in" svg:x="2.3602in" svg:y="11.2972in"><draw:text-box><text:p text:style-name="MP2"><text:span text:style-name="MT1"/></text:p></draw:text-box></draw:frame><draw:frame draw:style-name="Mgr6" draw:text-style-name="MP2" svg:width="0.3941in" svg:height="0.1906in" svg:x="2.9492in" svg:y="11.2972in"><draw:text-box><text:p text:style-name="MP2"><text:span text:style-name="MT1"/></text:p></draw:text-box></draw:frame></draw:g></draw:g><draw:line draw:style-name="Mgr7" draw:text-style-name="MP9" svg:x1="2.9512in" svg:y1="10.5417in" svg:x2="2.9512in" svg:y2="11.4945in"><text:p/></draw:line><draw:line draw:style-name="Mgr7" draw:text-style-name="MP9" svg:x1="3.3453in" svg:y1="10.5417in" svg:x2="3.3453in" svg:y2="11.4945in"><text:p/></draw:line><draw:line draw:style-name="Mgr7" draw:text-style-name="MP9" svg:x1="1.4575in" svg:y1="10.5417in" svg:x2="1.4575in" svg:y2="11.4945in"><text:p/></draw:line><draw:line draw:style-name="Mgr7" draw:text-style-name="MP9" svg:x1="2.3598in" svg:y1="10.5417in" svg:x2="2.3598in" svg:y2="11.4945in"><text:p/></draw:line><draw:line draw:style-name="Mgr7" draw:text-style-name="MP9" svg:x1="0.7902in" svg:y1="10.5417in" svg:x2="0.7902in" svg:y2="11.4945in"><text:p/></draw:line></draw:g></draw:g><draw:g draw:style-name="Mgr2"><draw:g draw:style-name="Mgr2"><draw:g draw:style-name="Mgr2"><draw:frame draw:style-name="Mgr6" draw:text-style-name="MP2" svg:width="0.276in" svg:height="0.1898in" svg:x="0.7862in" svg:y="10.1437in"><draw:text-box><text:p text:style-name="MP2"><text:span text:style-name="MT1"/></text:p></draw:text-box></draw:frame><draw:frame draw:style-name="Mgr6" draw:text-style-name="MP2" svg:width="0.9059in" svg:height="0.1898in" svg:x="1.4555in" svg:y="10.1437in"><draw:text-box><text:p text:style-name="MP2"><text:span text:style-name="MT1"/></text:p></draw:text-box></draw:frame><draw:frame draw:style-name="Mgr6" draw:text-style-name="MP2" svg:width="0.3941in" svg:height="0.1898in" svg:x="1.061in" svg:y="10.1437in"><draw:text-box><text:p text:style-name="MP2"><text:span text:style-name="MT1"/></text:p></draw:text-box></draw:frame><draw:frame draw:style-name="Mgr6" draw:text-style-name="MP2" svg:width="0.5906in" svg:height="0.1898in" svg:x="2.3598in" svg:y="10.1437in"><draw:text-box><text:p text:style-name="MP2"><text:span text:style-name="MT1"/></text:p></draw:text-box></draw:frame><draw:frame draw:style-name="Mgr6" draw:text-style-name="MP2" svg:width="0.3941in" svg:height="0.1898in" svg:x="2.9484in" svg:y="10.1437in"><draw:text-box><text:p text:style-name="MP2"><text:span text:style-name="MT1"/></text:p></draw:text-box></draw:frame></draw:g><draw:g draw:style-name="Mgr2"><draw:frame draw:style-name="Mgr6" draw:text-style-name="MP2" svg:width="0.276in" svg:height="0.1898in" svg:x="0.7862in" svg:y="9.9528in"><draw:text-box><text:p text:style-name="MP2"><text:span text:style-name="MT1"/></text:p></draw:text-box></draw:frame><draw:frame draw:style-name="Mgr6" draw:text-style-name="MP2" svg:width="0.9059in" svg:height="0.1898in" svg:x="1.4555in" svg:y="9.9528in"><draw:text-box><text:p text:style-name="MP2"><text:span text:style-name="MT1"/></text:p></draw:text-box></draw:frame><draw:frame draw:style-name="Mgr6" draw:text-style-name="MP2" svg:width="0.3941in" svg:height="0.1898in" svg:x="1.061in" svg:y="9.9528in"><draw:text-box><text:p text:style-name="MP2"><text:span text:style-name="MT1"/></text:p></draw:text-box></draw:frame><draw:frame draw:style-name="Mgr6" draw:text-style-name="MP2" svg:width="0.5906in" svg:height="0.1898in" svg:x="2.3598in" svg:y="9.9528in"><draw:text-box><text:p text:style-name="MP2"><text:span text:style-name="MT1"/></text:p></draw:text-box></draw:frame><draw:frame draw:style-name="Mgr6" draw:text-style-name="MP2" svg:width="0.3941in" svg:height="0.1898in" svg:x="2.9484in" svg:y="9.9528in"><draw:text-box><text:p text:style-name="MP2"><text:span text:style-name="MT1"/></text:p></draw:text-box></draw:frame></draw:g></draw:g><draw:line draw:style-name="Mgr7" draw:text-style-name="MP9" svg:x1="2.3598in" svg:y1="9.9472in" svg:x2="2.3598in" svg:y2="10.3354in"><text:p/></draw:line><draw:line draw:style-name="Mgr7" draw:text-style-name="MP9" svg:x1="0.7862in" svg:y1="9.9535in" svg:x2="0.7862in" svg:y2="10.3417in"><text:p/></draw:line><draw:line draw:style-name="Mgr7" draw:text-style-name="MP9" svg:x1="3.3429in" svg:y1="9.9472in" svg:x2="3.3429in" svg:y2="10.3354in"><text:p/></draw:line><draw:line draw:style-name="Mgr7" draw:text-style-name="MP9" svg:x1="2.9492in" svg:y1="9.9472in" svg:x2="2.9492in" svg:y2="10.3354in"><text:p/></draw:line><draw:line draw:style-name="Mgr7" draw:text-style-name="MP9" svg:x1="1.0618in" svg:y1="9.9535in" svg:x2="1.0618in" svg:y2="10.3417in"><text:p/></draw:line><draw:line draw:style-name="Mgr7" draw:text-style-name="MP9" svg:x1="1.4547in" svg:y1="9.9472in" svg:x2="1.4547in" svg:y2="10.3354in"><text:p/></draw:line></draw:g></draw:g></draw:g></draw:g></draw:g></text:p>
      </style:header>
    </style:master-page>
    <style:master-page style:name="First_20_convert_20_2" style:display-name="First convert 2" style:page-layout-name="Mpm5" style:next-style-name="Convert_20_2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6">
      <style:header>
        <text:p text:style-name="MP5"><draw:g text:anchor-type="char" draw:z-index="2" draw:style-name="Mgr1"><draw:g draw:style-name="Mgr2"><draw:g draw:style-name="Mgr2"><draw:frame draw:style-name="Mgr8" draw:text-style-name="MP2" svg:width="0.9661in" svg:height="0.1976in" draw:transform="rotate (1.5707963267949) translate (0.393881233595801in 10.7277996500437in)"><draw:text-box><text:p text:style-name="MP2"><text:span text:style-name="MT1">Инв. № подп</text:span></text:p></draw:text-box></draw:frame><draw:frame draw:style-name="Mgr8" draw:text-style-name="MP2" svg:width="1.3531in" svg:height="0.1976in" draw:transform="rotate (1.5707963267949) translate (0.393881233595801in 9.39099409448819in)"><draw:text-box><text:p text:style-name="MP2"><text:span text:style-name="MT1">Подп. и дата</text:span></text:p></draw:text-box></draw:frame><draw:frame draw:style-name="Mgr8" draw:text-style-name="MP2" svg:width="0.9661in" svg:height="0.1976in" draw:transform="rotate (1.5707963267949) translate (0.393881233595801in 7.47988298337708in)"><draw:text-box><text:p text:style-name="MP2"><text:span text:style-name="MT1">Взам. инв. №</text:span></text:p></draw:text-box></draw:frame><draw:frame draw:style-name="Mgr8" draw:text-style-name="MP2" svg:width="0.9661in" svg:height="0.1976in" draw:transform="rotate (1.5707963267949) translate (0.393881233595801in 8.43752187226597in)"><draw:text-box><text:p text:style-name="MP2"><text:span text:style-name="MT1">Инв. № дубл.</text:span></text:p></draw:text-box></draw:frame><draw:frame draw:style-name="Mgr8" draw:text-style-name="MP2" svg:width="1.3531in" svg:height="0.1976in" draw:transform="rotate (1.5707963267949) translate (0.393881233595801in 6.13543853893263in)"><draw:text-box><text:p text:style-name="MP2"><text:span text:style-name="MT1">Подп. и дата</text:span></text:p></draw:text-box></draw:frame></draw:g><draw:g draw:style-name="Mgr2"><draw:frame draw:style-name="Mgr8" draw:text-style-name="MP2" svg:width="0.9661in" svg:height="0.1976in" draw:transform="rotate (1.5707963267949) translate (0.586543088363954in 10.7277996500437in)"><draw:text-box><text:p text:style-name="MP2"><text:span text:style-name="MT1"/></text:p></draw:text-box></draw:frame><draw:frame draw:style-name="Mgr8" draw:text-style-name="MP2" svg:width="1.3531in" svg:height="0.1976in" draw:transform="rotate (1.5707963267949) translate (0.586543088363954in 9.39099409448819in)"><draw:text-box><text:p text:style-name="MP2"><text:span text:style-name="MT1"/></text:p></draw:text-box></draw:frame><draw:frame draw:style-name="Mgr8" draw:text-style-name="MP2" svg:width="0.9661in" svg:height="0.1976in" draw:transform="rotate (1.5707963267949) translate (0.586543088363954in 7.47988298337708in)"><draw:text-box><text:p text:style-name="MP2"><text:span text:style-name="MT1"/></text:p></draw:text-box></draw:frame><draw:frame draw:style-name="Mgr8" draw:text-style-name="MP2" svg:width="0.9661in" svg:height="0.1976in" draw:transform="rotate (1.5707963267949) translate (0.586543088363954in 8.43752187226597in)"><draw:text-box><text:p text:style-name="MP2"><text:span text:style-name="MT1"/></text:p></draw:text-box></draw:frame><draw:frame draw:style-name="Mgr8" draw:text-style-name="MP2" svg:width="1.3531in" svg:height="0.1976in" draw:transform="rotate (1.5707963267949) translate (0.586543088363954in 6.13543853893263in)"><draw:text-box><text:p text:style-name="MP2"><text:span text:style-name="MT1"/></text:p></draw:text-box></draw:frame></draw:g></draw:g><draw:custom-shape draw:style-name="Mgr4" draw:text-style-name="MP4" svg:width="7.2835in" svg:height="11.2996in" svg:x="0.7882in" svg:y="0.1972in"><text:p/><draw:enhanced-geometry svg:viewBox="0 0 21600 21600" draw:type="rectangle" draw:enhanced-path="M 0 0 L 21600 0 21600 21600 0 21600 0 0 Z N"/></draw:custom-shape><draw:g draw:style-name="Mgr2"><draw:custom-shape draw:style-name="Mgr4" draw:text-style-name="MP4" svg:width="7.2835in" svg:height="0.5795in" svg:x="0.7882in" svg:y="10.9146in"><text:p/><draw:enhanced-geometry svg:viewBox="0 0 21600 21600" draw:type="rectangle" draw:enhanced-path="M 0 0 L 21600 0 21600 21600 0 21600 0 0 Z N"/></draw:custom-shape><draw:g draw:style-name="Mgr2"><draw:g draw:style-name="Mgr2"><draw:frame draw:style-name="Mgr9" draw:text-style-name="MP2" svg:width="0.3933in" svg:height="0.1925in" svg:x="7.6783in" svg:y="10.9138in"><draw:text-box><text:p text:style-name="MP2"><text:span text:style-name="MT2">Лист</text:span></text:p></draw:text-box></draw:frame><draw:frame draw:style-name="Mgr9" draw:text-style-name="MP10" svg:width="0.3933in" svg:height="0.3862in" svg:x="7.6783in" svg:y="11.1091in"><draw:text-box><text:p text:style-name="MP10"><text:span text:style-name="MT8">3</text:span></text:p></draw:text-box></draw:frame></draw:g><draw:frame draw:style-name="Mgr9" draw:text-style-name="MP8" svg:width="4.3307in" svg:height="0.5795in" svg:x="3.348in" svg:y="10.9161in"><draw:text-box><text:p text:style-name="MP8"><text:span text:style-name="MT9">XXX-XXX-XXXX</text:span></text:p></draw:text-box></draw:frame><draw:g draw:style-name="Mgr2"><draw:g draw:style-name="Mgr2"><draw:frame draw:style-name="Mgr9" draw:text-style-name="MP2" svg:width="0.276in" svg:height="0.1886in" svg:x="0.7894in" svg:y="11.3055in"><draw:text-box><text:p text:style-name="MP2"><text:span text:style-name="MT2">Лит</text:span></text:p></draw:text-box></draw:frame><draw:frame draw:style-name="Mgr9" draw:text-style-name="MP2" svg:width="0.9059in" svg:height="0.1886in" svg:x="1.4591in" svg:y="11.3055in"><draw:text-box><text:p text:style-name="MP2"><text:span text:style-name="MT1">№ </text:span><text:span text:style-name="MT1">докум.</text:span></text:p></draw:text-box></draw:frame><draw:frame draw:style-name="Mgr9" draw:text-style-name="MP2" svg:width="0.3941in" svg:height="0.1886in" svg:x="1.0646in" svg:y="11.3055in"><draw:text-box><text:p text:style-name="MP2"><text:span text:style-name="MT1">Изм</text:span><text:span text:style-name="MT2">.</text:span></text:p></draw:text-box></draw:frame><draw:frame draw:style-name="Mgr9" draw:text-style-name="MP2" svg:width="0.5906in" svg:height="0.1886in" svg:x="2.363in" svg:y="11.3055in"><draw:text-box><text:p text:style-name="MP2"><text:span text:style-name="MT1">Подп</text:span><text:span text:style-name="MT2">.</text:span></text:p></draw:text-box></draw:frame><draw:frame draw:style-name="Mgr9" draw:text-style-name="MP2" svg:width="0.3941in" svg:height="0.1886in" svg:x="2.952in" svg:y="11.3055in"><draw:text-box><text:p text:style-name="MP2"><text:span text:style-name="MT2">Дата</text:span></text:p></draw:text-box></draw:frame></draw:g><draw:g draw:style-name="Mgr2"><draw:g draw:style-name="Mgr2"><draw:g draw:style-name="Mgr2"><draw:frame draw:style-name="Mgr10" draw:text-style-name="MP2" svg:width="0.276in" svg:height="0.1878in" svg:x="0.7902in" svg:y="11.1106in"><draw:text-box><text:p text:style-name="MP2"><text:span text:style-name="MT1"/></text:p></draw:text-box></draw:frame><draw:frame draw:style-name="Mgr10" draw:text-style-name="MP2" svg:width="0.9059in" svg:height="0.1878in" svg:x="1.4598in" svg:y="11.1106in"><draw:text-box><text:p text:style-name="MP2"><text:span text:style-name="MT1"/></text:p></draw:text-box></draw:frame><draw:frame draw:style-name="Mgr10" draw:text-style-name="MP2" svg:width="0.3941in" svg:height="0.1878in" svg:x="1.0654in" svg:y="11.1106in"><draw:text-box><text:p text:style-name="MP2"><text:span text:style-name="MT1"/></text:p></draw:text-box></draw:frame><draw:frame draw:style-name="Mgr10" draw:text-style-name="MP2" svg:width="0.5906in" svg:height="0.1878in" svg:x="2.3638in" svg:y="11.1106in"><draw:text-box><text:p text:style-name="MP2"><text:span text:style-name="MT1"/></text:p></draw:text-box></draw:frame><draw:frame draw:style-name="Mgr10" draw:text-style-name="MP2" svg:width="0.3941in" svg:height="0.1878in" svg:x="2.9528in" svg:y="11.1106in"><draw:text-box><text:p text:style-name="MP2"><text:span text:style-name="MT1"/></text:p></draw:text-box></draw:frame></draw:g><draw:g draw:style-name="Mgr2"><draw:frame draw:style-name="Mgr10" draw:text-style-name="MP2" svg:width="0.276in" svg:height="0.1878in" svg:x="0.7902in" svg:y="10.9224in"><draw:text-box><text:p text:style-name="MP2"><text:span text:style-name="MT1"/></text:p></draw:text-box></draw:frame><draw:frame draw:style-name="Mgr10" draw:text-style-name="MP2" svg:width="0.9059in" svg:height="0.1878in" svg:x="1.4598in" svg:y="10.9224in"><draw:text-box><text:p text:style-name="MP2"><text:span text:style-name="MT1"/></text:p></draw:text-box></draw:frame><draw:frame draw:style-name="Mgr10" draw:text-style-name="MP2" svg:width="0.3941in" svg:height="0.1878in" svg:x="1.0654in" svg:y="10.9224in"><draw:text-box><text:p text:style-name="MP2"><text:span text:style-name="MT1"/></text:p></draw:text-box></draw:frame><draw:frame draw:style-name="Mgr10" draw:text-style-name="MP2" svg:width="0.5906in" svg:height="0.1878in" svg:x="2.3638in" svg:y="10.9224in"><draw:text-box><text:p text:style-name="MP2"><text:span text:style-name="MT1"/></text:p></draw:text-box></draw:frame><draw:frame draw:style-name="Mgr10" draw:text-style-name="MP2" svg:width="0.3941in" svg:height="0.1878in" svg:x="2.9528in" svg:y="10.9224in"><draw:text-box><text:p text:style-name="MP2"><text:span text:style-name="MT1"/></text:p></draw:text-box></draw:frame></draw:g></draw:g><draw:line draw:style-name="Mgr11" draw:text-style-name="MP9" svg:x1="2.3638in" svg:y1="10.9161in" svg:x2="2.3638in" svg:y2="11.2996in"><text:p/></draw:line><draw:line draw:style-name="Mgr11" draw:text-style-name="MP9" svg:x1="0.7902in" svg:y1="10.9224in" svg:x2="0.7902in" svg:y2="11.3059in"><text:p/></draw:line><draw:line draw:style-name="Mgr11" draw:text-style-name="MP9" svg:x1="3.3472in" svg:y1="10.9161in" svg:x2="3.3472in" svg:y2="11.2996in"><text:p/></draw:line><draw:line draw:style-name="Mgr11" draw:text-style-name="MP9" svg:x1="2.9535in" svg:y1="10.9161in" svg:x2="2.9535in" svg:y2="11.2996in"><text:p/></draw:line><draw:line draw:style-name="Mgr11" draw:text-style-name="MP9" svg:x1="1.0657in" svg:y1="10.9224in" svg:x2="1.0657in" svg:y2="11.3059in"><text:p/></draw:line><draw:line draw:style-name="Mgr11" draw:text-style-name="MP9" svg:x1="1.4591in" svg:y1="10.9161in" svg:x2="1.4591in" svg:y2="11.2996in"><text:p/></draw:line></draw:g></draw:g></draw:g></draw:g></draw:g></text:p>
      </style:header>
    </style:master-page>
    <style:master-page style:name="First_20_convert_20_3" style:display-name="First convert 3" style:page-layout-name="Mpm7" style:next-style-name="Convert_20_3">
      <style:header>
        <text:p text:style-name="Header"/>
      </style:header>
      <style:footer>
        <text:p text:style-name="Footer"/>
      </style:footer>
    </style:master-page>
    <style:master-page style:name="Convert_20_3" style:display-name="Convert 3" style:page-layout-name="Mpm8">
      <style:header>
        <text:p text:style-name="MP5"><draw:g text:anchor-type="char" draw:z-index="3" draw:style-name="Mgr1"><draw:g draw:style-name="Mgr2"><draw:custom-shape draw:style-name="Mgr12" draw:text-style-name="MP4" svg:width="11.2953in" svg:height="7.2835in" svg:x="0.2106in" svg:y="0.7945in"><text:p/><draw:enhanced-geometry svg:viewBox="0 0 21600 21600" draw:type="rectangle" draw:enhanced-path="M 0 0 L 21600 0 21600 21600 0 21600 0 0 Z N"/></draw:custom-shape><draw:g draw:style-name="Mgr2"><draw:g draw:style-name="Mgr2"><draw:g draw:style-name="Mgr2"><draw:frame draw:style-name="Mgr13" draw:text-style-name="MP2" svg:width="0.3949in" svg:height="0.2031in" draw:transform="rotate (-1.5707963267949) translate (0.813812335958005in 1.10766076115486in)"><draw:text-box><text:p text:style-name="MP2"><text:span text:style-name="MT2"/></text:p></draw:text-box></draw:frame><draw:frame draw:style-name="Mgr13" draw:text-style-name="MP2" svg:width="0.3949in" svg:height="0.2031in" draw:transform="rotate (-1.5707963267949) translate (0.408951224846894in 1.10766076115486in)"><draw:text-box><text:p text:style-name="MP2"><text:span text:style-name="MT2">Лист</text:span></text:p></draw:text-box></draw:frame><draw:frame draw:style-name="Mgr13" draw:text-style-name="MP2" svg:width="0.3949in" svg:height="0.2031in" draw:transform="rotate (-1.5707963267949) translate (0.611034558180227in 1.10766076115486in)"><draw:text-box><text:p text:style-name="MP2"><text:span text:style-name="MT2"/></text:p></draw:text-box></draw:frame></draw:g><draw:g draw:style-name="Mgr2"><draw:frame draw:style-name="Mgr13" draw:text-style-name="MP2" svg:width="0.5913in" svg:height="0.2031in" draw:transform="rotate (-1.5707963267949) translate (0.408951224846894in 2.36807742782152in)"><draw:text-box><text:p text:style-name="MP2"><text:span text:style-name="MT2">Подп.</text:span></text:p></draw:text-box></draw:frame><draw:frame draw:style-name="Mgr13" draw:text-style-name="MP2" svg:width="0.5913in" svg:height="0.2031in" draw:transform="rotate (-1.5707963267949) translate (0.613812335958005in 2.36807742782152in)"><draw:text-box><text:p text:style-name="MP2"><text:span text:style-name="MT2"/></text:p></draw:text-box></draw:frame><draw:frame draw:style-name="Mgr13" draw:text-style-name="MP2" svg:width="0.5913in" svg:height="0.2031in" draw:transform="rotate (-1.5707963267949) translate (0.816590113735783in 2.36807742782152in)"><draw:text-box><text:p text:style-name="MP2"><text:span text:style-name="MT2"/></text:p></draw:text-box></draw:frame></draw:g><draw:g draw:style-name="Mgr2"><draw:frame draw:style-name="Mgr13" draw:text-style-name="MP2" svg:width="0.8669in" svg:height="0.2031in" draw:transform="rotate (-1.5707963267949) translate (0.408951224846894in 1.50101706036745in)"><draw:text-box><text:p text:style-name="MP2"><text:span text:style-name="MT2">№ </text:span><text:span text:style-name="MT2">докум.</text:span></text:p></draw:text-box></draw:frame><draw:frame draw:style-name="Mgr13" draw:text-style-name="MP2" svg:width="0.8669in" svg:height="0.2031in" draw:transform="rotate (-1.5707963267949) translate (0.611034558180227in 1.50101706036745in)"><draw:text-box><text:p text:style-name="MP2"><text:span text:style-name="MT2"/></text:p></draw:text-box></draw:frame><draw:frame draw:style-name="Mgr13" draw:text-style-name="MP2" svg:width="0.8669in" svg:height="0.2031in" draw:transform="rotate (-1.5707963267949) translate (0.813812335958005in 1.50101706036745in)"><draw:text-box><text:p text:style-name="MP2"><text:span text:style-name="MT2"/></text:p></draw:text-box></draw:frame></draw:g><draw:g draw:style-name="Mgr2"><draw:frame draw:style-name="Mgr13" draw:text-style-name="MP2" svg:width="0.3949in" svg:height="0.2031in" draw:transform="rotate (-1.5707963267949) translate (0.408951224846894in 2.95766076115486in)"><draw:text-box><text:p text:style-name="MP2"><text:span text:style-name="MT2">Дата</text:span></text:p></draw:text-box></draw:frame><draw:frame draw:style-name="Mgr13" draw:text-style-name="MP2" svg:width="0.3949in" svg:height="0.2031in" draw:transform="rotate (-1.5707963267949) translate (0.611034558180227in 2.95766076115486in)"><draw:text-box><text:p text:style-name="MP2"><text:span text:style-name="MT2"/></text:p></draw:text-box></draw:frame><draw:frame draw:style-name="Mgr13" draw:text-style-name="MP2" svg:width="0.3949in" svg:height="0.2031in" draw:transform="rotate (-1.5707963267949) translate (0.813812335958005in 2.95766076115486in)"><draw:text-box><text:p text:style-name="MP2"><text:span text:style-name="MT2"/></text:p></draw:text-box></draw:frame></draw:g><draw:g draw:style-name="Mgr2"><draw:frame draw:style-name="Mgr13" draw:text-style-name="MP2" svg:width="0.3161in" svg:height="0.2031in" draw:transform="rotate (-1.5707963267949) translate (0.408951224846894in 0.793077427821522in)"><draw:text-box><text:p text:style-name="MP2"><text:span text:style-name="MT2">Изм.</text:span></text:p></draw:text-box></draw:frame><draw:frame draw:style-name="Mgr13" draw:text-style-name="MP2" svg:width="0.3161in" svg:height="0.2031in" draw:transform="rotate (-1.5707963267949) translate (0.611034558180227in 0.793077427821522in)"><draw:text-box><text:p text:style-name="MP2"><text:span text:style-name="MT2"/></text:p></draw:text-box></draw:frame><draw:frame draw:style-name="Mgr13" draw:text-style-name="MP2" svg:width="0.3161in" svg:height="0.2031in" draw:transform="rotate (-1.5707963267949) translate (0.813812335958005in 0.793077427821522in)"><draw:text-box><text:p text:style-name="MP2"><text:span text:style-name="MT2"/></text:p></draw:text-box></draw:frame></draw:g></draw:g><draw:g draw:style-name="Mgr2"><draw:frame draw:style-name="Mgr13" draw:text-style-name="MP2" svg:width="0.3949in" svg:height="0.2031in" draw:transform="rotate (-1.5707963267949) translate (0.816590113735783in 7.68266076115486in)"><draw:text-box><text:p text:style-name="MP2"><text:span text:style-name="MT2">Лист</text:span></text:p></draw:text-box></draw:frame><draw:frame draw:style-name="Mgr13" draw:text-style-name="MP10" svg:width="0.3949in" svg:height="0.4067in" draw:transform="rotate (-1.5707963267949) translate (0.603395669291339in 7.68266076115486in)"><draw:text-box><text:p text:style-name="MP10"><text:span text:style-name="MT10">4</text:span></text:p></draw:text-box></draw:frame><draw:frame draw:style-name="Mgr13" draw:text-style-name="MP8" svg:width="4.3315in" svg:height="0.6094in" draw:transform="rotate (-1.5707963267949) translate (0.819067147856518in 3.3521052055993in)"><draw:text-box><text:p text:style-name="MP8"><text:span text:style-name="MT9">XXX-XXX-XXXX</text:span></text:p></draw:text-box></draw:frame></draw:g></draw:g></draw:g><draw:g draw:style-name="Mgr2"><draw:g draw:style-name="Mgr2"><draw:frame draw:style-name="Mgr14" draw:text-style-name="MP2" svg:width="0.974in" svg:height="0.1969in" svg:x="0.2071in" svg:y="0.3937in"><draw:text-box><text:p text:style-name="MP2"><text:span text:style-name="MT2">Инв № подл</text:span></text:p></draw:text-box></draw:frame><draw:frame draw:style-name="Mgr14" draw:text-style-name="MP2" svg:width="0.974in" svg:height="0.1969in" svg:x="0.2071in" svg:y="0.5902in"><draw:text-box><text:p text:style-name="MP2"><text:span text:style-name="MT1"/></text:p></draw:text-box></draw:frame></draw:g><draw:g draw:style-name="Mgr2"><draw:frame draw:style-name="Mgr14" draw:text-style-name="MP2" svg:width="0.974in" svg:height="0.1969in" svg:x="2.5445in" svg:y="0.3937in"><draw:text-box><text:p text:style-name="MP2"><text:span text:style-name="MT2">Взам. инв. №</text:span></text:p></draw:text-box></draw:frame><draw:frame draw:style-name="Mgr14" draw:text-style-name="MP2" svg:width="0.974in" svg:height="0.1969in" svg:x="2.5445in" svg:y="0.5902in"><draw:text-box><text:p text:style-name="MP2"><text:span text:style-name="MT1"/></text:p></draw:text-box></draw:frame></draw:g><draw:g draw:style-name="Mgr2"><draw:frame draw:style-name="Mgr14" draw:text-style-name="MP2" svg:width="0.974in" svg:height="0.1969in" svg:x="3.5201in" svg:y="0.3937in"><draw:text-box><text:p text:style-name="MP2"><text:span text:style-name="MT2">Инв. № дубл.</text:span></text:p></draw:text-box></draw:frame><draw:frame draw:style-name="Mgr14" draw:text-style-name="MP2" svg:width="0.974in" svg:height="0.1969in" svg:x="3.5201in" svg:y="0.5902in"><draw:text-box><text:p text:style-name="MP2"><text:span text:style-name="MT1"/></text:p></draw:text-box></draw:frame></draw:g><draw:g draw:style-name="Mgr2"><draw:frame draw:style-name="Mgr14" draw:text-style-name="MP2" svg:width="1.3634in" svg:height="0.1969in" svg:x="1.1799in" svg:y="0.3937in"><draw:text-box><text:p text:style-name="MP2"><text:span text:style-name="MT2">Подп. и дата</text:span></text:p></draw:text-box></draw:frame><draw:frame draw:style-name="Mgr14" draw:text-style-name="MP2" svg:width="1.3634in" svg:height="0.1969in" svg:x="1.1799in" svg:y="0.5902in"><draw:text-box><text:p text:style-name="MP2"><text:span text:style-name="MT1"/></text:p></draw:text-box></draw:frame></draw:g><draw:g draw:style-name="Mgr2"><draw:frame draw:style-name="Mgr14" draw:text-style-name="MP2" svg:width="1.3634in" svg:height="0.1969in" svg:x="4.4937in" svg:y="0.5902in"><draw:text-box><text:p text:style-name="MP2"><text:span text:style-name="MT1"/></text:p></draw:text-box></draw:frame><draw:frame draw:style-name="Mgr14" draw:text-style-name="MP2" svg:width="1.3634in" svg:height="0.1969in" svg:x="4.4937in" svg:y="0.3937in"><draw:text-box><text:p text:style-name="MP2"><text:span text:style-name="MT2">Подп. и дата</text:span></text:p></draw:text-box></draw:frame></draw:g></draw:g></draw:g></text:p>
      </style:header>
    </style:master-page>
    <style:master-page style:name="First_20_convert_20_4" style:display-name="First convert 4" style:page-layout-name="Mpm5" style:next-style-name="Convert_20_4">
      <style:header>
        <text:p text:style-name="Header"/>
      </style:header>
      <style:footer>
        <text:p text:style-name="Footer"/>
      </style:footer>
    </style:master-page>
    <style:master-page style:name="Convert_20_4" style:display-name="Convert 4" style:page-layout-name="Mpm6">
      <style:header>
        <text:p text:style-name="MP5"><draw:g text:anchor-type="char" draw:z-index="4" draw:style-name="Mgr1"><draw:g draw:style-name="Mgr2"><draw:g draw:style-name="Mgr2"><draw:frame draw:style-name="Mgr8" draw:text-style-name="MP2" svg:width="0.9661in" svg:height="0.1976in" draw:transform="rotate (1.5707963267949) translate (0.393881233595801in 10.7277996500437in)"><draw:text-box><text:p text:style-name="MP2"><text:span text:style-name="MT1">Инв. № подп</text:span></text:p></draw:text-box></draw:frame><draw:frame draw:style-name="Mgr8" draw:text-style-name="MP2" svg:width="1.3531in" svg:height="0.1976in" draw:transform="rotate (1.5707963267949) translate (0.393881233595801in 9.39099409448819in)"><draw:text-box><text:p text:style-name="MP2"><text:span text:style-name="MT1">Подп. и дата</text:span></text:p></draw:text-box></draw:frame><draw:frame draw:style-name="Mgr8" draw:text-style-name="MP2" svg:width="0.9661in" svg:height="0.1976in" draw:transform="rotate (1.5707963267949) translate (0.393881233595801in 7.47988298337708in)"><draw:text-box><text:p text:style-name="MP2"><text:span text:style-name="MT1">Взам. инв. №</text:span></text:p></draw:text-box></draw:frame><draw:frame draw:style-name="Mgr8" draw:text-style-name="MP2" svg:width="0.9661in" svg:height="0.1976in" draw:transform="rotate (1.5707963267949) translate (0.393881233595801in 8.43752187226597in)"><draw:text-box><text:p text:style-name="MP2"><text:span text:style-name="MT1">Инв. № дубл.</text:span></text:p></draw:text-box></draw:frame><draw:frame draw:style-name="Mgr8" draw:text-style-name="MP2" svg:width="1.3531in" svg:height="0.1976in" draw:transform="rotate (1.5707963267949) translate (0.393881233595801in 6.13543853893263in)"><draw:text-box><text:p text:style-name="MP2"><text:span text:style-name="MT1">Подп. и дата</text:span></text:p></draw:text-box></draw:frame></draw:g><draw:g draw:style-name="Mgr2"><draw:frame draw:style-name="Mgr8" draw:text-style-name="MP2" svg:width="0.9661in" svg:height="0.1976in" draw:transform="rotate (1.5707963267949) translate (0.586543088363954in 10.7277996500437in)"><draw:text-box><text:p text:style-name="MP2"><text:span text:style-name="MT1"/></text:p></draw:text-box></draw:frame><draw:frame draw:style-name="Mgr8" draw:text-style-name="MP2" svg:width="1.3531in" svg:height="0.1976in" draw:transform="rotate (1.5707963267949) translate (0.586543088363954in 9.39099409448819in)"><draw:text-box><text:p text:style-name="MP2"><text:span text:style-name="MT1"/></text:p></draw:text-box></draw:frame><draw:frame draw:style-name="Mgr8" draw:text-style-name="MP2" svg:width="0.9661in" svg:height="0.1976in" draw:transform="rotate (1.5707963267949) translate (0.586543088363954in 7.47988298337708in)"><draw:text-box><text:p text:style-name="MP2"><text:span text:style-name="MT1"/></text:p></draw:text-box></draw:frame><draw:frame draw:style-name="Mgr8" draw:text-style-name="MP2" svg:width="0.9661in" svg:height="0.1976in" draw:transform="rotate (1.5707963267949) translate (0.586543088363954in 8.43752187226597in)"><draw:text-box><text:p text:style-name="MP2"><text:span text:style-name="MT1"/></text:p></draw:text-box></draw:frame><draw:frame draw:style-name="Mgr8" draw:text-style-name="MP2" svg:width="1.3531in" svg:height="0.1976in" draw:transform="rotate (1.5707963267949) translate (0.586543088363954in 6.13543853893263in)"><draw:text-box><text:p text:style-name="MP2"><text:span text:style-name="MT1"/></text:p></draw:text-box></draw:frame></draw:g></draw:g><draw:custom-shape draw:style-name="Mgr4" draw:text-style-name="MP4" svg:width="7.2835in" svg:height="11.2996in" svg:x="0.7882in" svg:y="0.1972in"><text:p/><draw:enhanced-geometry svg:viewBox="0 0 21600 21600" draw:type="rectangle" draw:enhanced-path="M 0 0 L 21600 0 21600 21600 0 21600 0 0 Z N"/></draw:custom-shape><draw:g draw:style-name="Mgr2"><draw:custom-shape draw:style-name="Mgr4" draw:text-style-name="MP4" svg:width="7.2835in" svg:height="0.5795in" svg:x="0.7882in" svg:y="10.9146in"><text:p/><draw:enhanced-geometry svg:viewBox="0 0 21600 21600" draw:type="rectangle" draw:enhanced-path="M 0 0 L 21600 0 21600 21600 0 21600 0 0 Z N"/></draw:custom-shape><draw:g draw:style-name="Mgr2"><draw:g draw:style-name="Mgr2"><draw:frame draw:style-name="Mgr9" draw:text-style-name="MP2" svg:width="0.3933in" svg:height="0.1925in" svg:x="7.6783in" svg:y="10.9138in"><draw:text-box><text:p text:style-name="MP2"><text:span text:style-name="MT2">Лист</text:span></text:p></draw:text-box></draw:frame><draw:frame draw:style-name="Mgr9" draw:text-style-name="MP10" svg:width="0.3933in" svg:height="0.3862in" svg:x="7.6783in" svg:y="11.1091in"><draw:text-box><text:p text:style-name="MP10"><text:span text:style-name="MT8">5</text:span></text:p></draw:text-box></draw:frame></draw:g><draw:frame draw:style-name="Mgr9" draw:text-style-name="MP8" svg:width="4.3307in" svg:height="0.5795in" svg:x="3.348in" svg:y="10.9161in"><draw:text-box><text:p text:style-name="MP8"><text:span text:style-name="MT9">XXX-XXX-XXXX</text:span></text:p></draw:text-box></draw:frame><draw:g draw:style-name="Mgr2"><draw:g draw:style-name="Mgr2"><draw:frame draw:style-name="Mgr9" draw:text-style-name="MP2" svg:width="0.276in" svg:height="0.1886in" svg:x="0.7894in" svg:y="11.3055in"><draw:text-box><text:p text:style-name="MP2"><text:span text:style-name="MT2">Лит</text:span></text:p></draw:text-box></draw:frame><draw:frame draw:style-name="Mgr9" draw:text-style-name="MP2" svg:width="0.9059in" svg:height="0.1886in" svg:x="1.4591in" svg:y="11.3055in"><draw:text-box><text:p text:style-name="MP2"><text:span text:style-name="MT1">№ </text:span><text:span text:style-name="MT1">докум.</text:span></text:p></draw:text-box></draw:frame><draw:frame draw:style-name="Mgr9" draw:text-style-name="MP2" svg:width="0.3941in" svg:height="0.1886in" svg:x="1.0646in" svg:y="11.3055in"><draw:text-box><text:p text:style-name="MP2"><text:span text:style-name="MT1">Изм</text:span><text:span text:style-name="MT2">.</text:span></text:p></draw:text-box></draw:frame><draw:frame draw:style-name="Mgr9" draw:text-style-name="MP2" svg:width="0.5906in" svg:height="0.1886in" svg:x="2.363in" svg:y="11.3055in"><draw:text-box><text:p text:style-name="MP2"><text:span text:style-name="MT1">Подп</text:span><text:span text:style-name="MT2">.</text:span></text:p></draw:text-box></draw:frame><draw:frame draw:style-name="Mgr9" draw:text-style-name="MP2" svg:width="0.3941in" svg:height="0.1886in" svg:x="2.952in" svg:y="11.3055in"><draw:text-box><text:p text:style-name="MP2"><text:span text:style-name="MT2">Дата</text:span></text:p></draw:text-box></draw:frame></draw:g><draw:g draw:style-name="Mgr2"><draw:g draw:style-name="Mgr2"><draw:g draw:style-name="Mgr2"><draw:frame draw:style-name="Mgr10" draw:text-style-name="MP2" svg:width="0.276in" svg:height="0.1878in" svg:x="0.7902in" svg:y="11.1106in"><draw:text-box><text:p text:style-name="MP2"><text:span text:style-name="MT1"/></text:p></draw:text-box></draw:frame><draw:frame draw:style-name="Mgr10" draw:text-style-name="MP2" svg:width="0.9059in" svg:height="0.1878in" svg:x="1.4598in" svg:y="11.1106in"><draw:text-box><text:p text:style-name="MP2"><text:span text:style-name="MT1"/></text:p></draw:text-box></draw:frame><draw:frame draw:style-name="Mgr10" draw:text-style-name="MP2" svg:width="0.3941in" svg:height="0.1878in" svg:x="1.0654in" svg:y="11.1106in"><draw:text-box><text:p text:style-name="MP2"><text:span text:style-name="MT1"/></text:p></draw:text-box></draw:frame><draw:frame draw:style-name="Mgr10" draw:text-style-name="MP2" svg:width="0.5906in" svg:height="0.1878in" svg:x="2.3638in" svg:y="11.1106in"><draw:text-box><text:p text:style-name="MP2"><text:span text:style-name="MT1"/></text:p></draw:text-box></draw:frame><draw:frame draw:style-name="Mgr10" draw:text-style-name="MP2" svg:width="0.3941in" svg:height="0.1878in" svg:x="2.9528in" svg:y="11.1106in"><draw:text-box><text:p text:style-name="MP2"><text:span text:style-name="MT1"/></text:p></draw:text-box></draw:frame></draw:g><draw:g draw:style-name="Mgr2"><draw:frame draw:style-name="Mgr10" draw:text-style-name="MP2" svg:width="0.276in" svg:height="0.1878in" svg:x="0.7902in" svg:y="10.9224in"><draw:text-box><text:p text:style-name="MP2"><text:span text:style-name="MT1"/></text:p></draw:text-box></draw:frame><draw:frame draw:style-name="Mgr10" draw:text-style-name="MP2" svg:width="0.9059in" svg:height="0.1878in" svg:x="1.4598in" svg:y="10.9224in"><draw:text-box><text:p text:style-name="MP2"><text:span text:style-name="MT1"/></text:p></draw:text-box></draw:frame><draw:frame draw:style-name="Mgr10" draw:text-style-name="MP2" svg:width="0.3941in" svg:height="0.1878in" svg:x="1.0654in" svg:y="10.9224in"><draw:text-box><text:p text:style-name="MP2"><text:span text:style-name="MT1"/></text:p></draw:text-box></draw:frame><draw:frame draw:style-name="Mgr10" draw:text-style-name="MP2" svg:width="0.5906in" svg:height="0.1878in" svg:x="2.3638in" svg:y="10.9224in"><draw:text-box><text:p text:style-name="MP2"><text:span text:style-name="MT1"/></text:p></draw:text-box></draw:frame><draw:frame draw:style-name="Mgr10" draw:text-style-name="MP2" svg:width="0.3941in" svg:height="0.1878in" svg:x="2.9528in" svg:y="10.9224in"><draw:text-box><text:p text:style-name="MP2"><text:span text:style-name="MT1"/></text:p></draw:text-box></draw:frame></draw:g></draw:g><draw:line draw:style-name="Mgr11" draw:text-style-name="MP9" svg:x1="2.3638in" svg:y1="10.9161in" svg:x2="2.3638in" svg:y2="11.2996in"><text:p/></draw:line><draw:line draw:style-name="Mgr11" draw:text-style-name="MP9" svg:x1="0.7902in" svg:y1="10.9224in" svg:x2="0.7902in" svg:y2="11.3059in"><text:p/></draw:line><draw:line draw:style-name="Mgr11" draw:text-style-name="MP9" svg:x1="3.3472in" svg:y1="10.9161in" svg:x2="3.3472in" svg:y2="11.2996in"><text:p/></draw:line><draw:line draw:style-name="Mgr11" draw:text-style-name="MP9" svg:x1="2.9535in" svg:y1="10.9161in" svg:x2="2.9535in" svg:y2="11.2996in"><text:p/></draw:line><draw:line draw:style-name="Mgr11" draw:text-style-name="MP9" svg:x1="1.0657in" svg:y1="10.9224in" svg:x2="1.0657in" svg:y2="11.3059in"><text:p/></draw:line><draw:line draw:style-name="Mgr11" draw:text-style-name="MP9" svg:x1="1.4591in" svg:y1="10.9161in" svg:x2="1.4591in" svg:y2="11.2996in"><text:p/></draw:line></draw:g></draw:g></draw:g></draw:g></draw:g></text:p>
      </style:header>
    </style:master-page>
    <style:master-page style:name="First_20_convert_20_5" style:display-name="First convert 5" style:page-layout-name="Mpm2" style:next-style-name="Convert_20_5">
      <style:header>
        <text:p text:style-name="Header"/>
      </style:header>
      <style:footer>
        <text:p text:style-name="Footer"/>
      </style:footer>
    </style:master-page>
    <style:master-page style:name="Convert_20_5" style:display-name="Convert 5" style:page-layout-name="Mpm1">
      <style:header>
        <text:p text:style-name="MP5"><draw:g text:anchor-type="char" draw:z-index="5" draw:style-name="Mgr1"><draw:g draw:style-name="Mgr2"><draw:frame draw:style-name="Mgr15" draw:text-style-name="MP2" svg:width="0.3157in" svg:height="0.3157in" svg:x="0.789in" svg:y="10.5346in"><draw:text-box><text:p text:style-name="MP2"/></draw:text-box></draw:frame><draw:frame draw:style-name="Mgr15" draw:text-style-name="MP2" svg:width="0.7878in" svg:height="0.3157in" svg:x="1.1039in" svg:y="10.5346in"><draw:text-box><text:p text:style-name="MP2"/></draw:text-box></draw:frame><draw:frame draw:style-name="Mgr15" draw:text-style-name="MP2" svg:width="0.3941in" svg:height="0.3157in" svg:x="7.6728in" svg:y="10.5346in"><draw:text-box><text:p text:style-name="MP2"/></draw:text-box></draw:frame><draw:frame draw:style-name="Mgr15" draw:text-style-name="MP2" svg:width="0.7878in" svg:height="0.3157in" svg:x="1.8846in" svg:y="10.5346in"><draw:text-box><text:p text:style-name="MP2"/></draw:text-box></draw:frame><draw:frame draw:style-name="Mgr15" draw:text-style-name="MP2" svg:width="0.7878in" svg:height="0.3157in" svg:x="2.672in" svg:y="10.5346in"><draw:text-box><text:p text:style-name="MP2"/></draw:text-box></draw:frame><draw:frame draw:style-name="Mgr15" draw:text-style-name="MP2" svg:width="0.7878in" svg:height="0.3157in" svg:x="3.4602in" svg:y="10.5346in"><draw:text-box><text:p text:style-name="MP2"/></draw:text-box></draw:frame><draw:frame draw:style-name="Mgr15" draw:text-style-name="MP2" svg:width="0.7878in" svg:height="0.3157in" svg:x="4.248in" svg:y="10.5346in"><draw:text-box><text:p text:style-name="MP2"/></draw:text-box></draw:frame><draw:frame draw:style-name="Mgr15" draw:text-style-name="MP2" svg:width="1.1815in" svg:height="0.3157in" svg:x="5.0346in" svg:y="10.5346in"><draw:text-box><text:p text:style-name="MP2"/></draw:text-box></draw:frame><draw:frame draw:style-name="Mgr15" draw:text-style-name="MP2" svg:width="0.8661in" svg:height="0.3157in" svg:x="6.2165in" svg:y="10.5346in"><draw:text-box><text:p text:style-name="MP2"/></draw:text-box></draw:frame><draw:frame draw:style-name="Mgr15" draw:text-style-name="MP2" svg:width="0.5906in" svg:height="0.3157in" svg:x="7.0835in" svg:y="10.5346in"><draw:text-box><text:p text:style-name="MP2"/></draw:text-box></draw:frame></draw:g><draw:g draw:style-name="Mgr2"><draw:frame draw:style-name="Mgr16" draw:text-style-name="MP2" svg:width="7.276in" svg:height="0.2953in" svg:x="0.7803in" svg:y="0.1972in"><draw:text-box><text:p text:style-name="MP2"><text:span text:style-name="MT5">Лист регистрации изменений</text:span></text:p></draw:text-box></draw:frame><draw:g draw:style-name="Mgr2"><draw:frame draw:style-name="Mgr17" draw:text-style-name="MP11" svg:width="0.315in" svg:height="0.8858in" svg:x="0.7835in" svg:y="0.4925in"><draw:text-box><text:p text:style-name="MP11"><text:span text:style-name="MT11">Изм</text:span></text:p></draw:text-box></draw:frame><draw:frame draw:style-name="Mgr18" draw:text-style-name="MP2" svg:width="0.7862in" svg:height="0.5898in" svg:x="1.0984in" svg:y="0.7874in"><draw:text-box><text:p text:style-name="MP2"><text:span text:style-name="MT5">изменен-ных</text:span></text:p></draw:text-box></draw:frame><draw:frame draw:style-name="Mgr18" draw:text-style-name="MP2" svg:width="0.7862in" svg:height="0.5898in" svg:x="1.8854in" svg:y="0.7874in"><draw:text-box><text:p text:style-name="MP2"><text:span text:style-name="MT5">заменен-ных</text:span></text:p></draw:text-box></draw:frame><draw:frame draw:style-name="Mgr18" draw:text-style-name="MP10" svg:width="0.7862in" svg:height="0.5898in" svg:x="2.672in" svg:y="0.7874in"><draw:text-box><text:p text:style-name="MP10"><text:span text:style-name="MT5">новых</text:span></text:p></draw:text-box></draw:frame><draw:frame draw:style-name="Mgr18" draw:text-style-name="MP10" svg:width="0.7862in" svg:height="0.5898in" svg:x="3.4583in" svg:y="0.7874in"><draw:text-box><text:p text:style-name="MP10"><text:span text:style-name="MT5">изъятых</text:span></text:p></draw:text-box></draw:frame><draw:frame draw:style-name="Mgr18" draw:text-style-name="MP2" svg:width="3.1461in" svg:height="0.2953in" svg:x="1.0984in" svg:y="0.4925in"><draw:text-box><text:p text:style-name="MP2"><text:span text:style-name="MT5">новых</text:span></text:p></draw:text-box></draw:frame><draw:frame draw:style-name="Mgr18" draw:text-style-name="MP2" svg:width="0.7862in" svg:height="0.8858in" svg:x="4.2445in" svg:y="0.4925in"><draw:text-box><text:p text:style-name="MP2"><text:span text:style-name="MT12">Всего листов (страниц) в докум.</text:span></text:p></draw:text-box></draw:frame><draw:frame draw:style-name="Mgr18" draw:text-style-name="MP11" svg:width="1.1803in" svg:height="0.8858in" svg:x="5.0303in" svg:y="0.4925in"><draw:text-box><text:p text:style-name="MP11"><text:span text:style-name="MT12">№ </text:span><text:span text:style-name="MT12">документа</text:span></text:p></draw:text-box></draw:frame><draw:frame draw:style-name="Mgr19" draw:text-style-name="MP2" svg:width="0.865in" svg:height="0.8858in" svg:x="6.2102in" svg:y="0.4925in"><draw:text-box><text:p text:style-name="MP2"><text:span text:style-name="MT13">Входящий номер сопроводи-тельного документа и дата</text:span></text:p></draw:text-box></draw:frame><draw:frame draw:style-name="Mgr18" draw:text-style-name="MP11" svg:width="0.5898in" svg:height="0.8858in" svg:x="7.0756in" svg:y="0.4925in"><draw:text-box><text:p text:style-name="MP11"><text:span text:style-name="MT2">Подпись</text:span></text:p></draw:text-box></draw:frame><draw:frame draw:style-name="Mgr18" draw:text-style-name="MP11" svg:width="0.3933in" svg:height="0.8858in" svg:x="7.6657in" svg:y="0.4925in"><draw:text-box><text:p text:style-name="MP11"><text:span text:style-name="MT11">Дата</text:span></text:p></draw:text-box></draw:frame></draw:g></draw:g><draw:g draw:style-name="Mgr2"><draw:frame draw:style-name="Mgr15" draw:text-style-name="MP2" svg:width="0.3157in" svg:height="0.3157in" svg:x="0.789in" svg:y="1.3811in"><draw:text-box><text:p text:style-name="MP2"/></draw:text-box></draw:frame><draw:frame draw:style-name="Mgr15" draw:text-style-name="MP2" svg:width="0.7878in" svg:height="0.3157in" svg:x="1.1039in" svg:y="1.3811in"><draw:text-box><text:p text:style-name="MP2"/></draw:text-box></draw:frame><draw:frame draw:style-name="Mgr15" draw:text-style-name="MP2" svg:width="0.3941in" svg:height="0.3157in" svg:x="7.6728in" svg:y="1.3811in"><draw:text-box><text:p text:style-name="MP2"/></draw:text-box></draw:frame><draw:frame draw:style-name="Mgr15" draw:text-style-name="MP2" svg:width="0.7878in" svg:height="0.3157in" svg:x="1.8846in" svg:y="1.3811in"><draw:text-box><text:p text:style-name="MP2"/></draw:text-box></draw:frame><draw:frame draw:style-name="Mgr15" draw:text-style-name="MP2" svg:width="0.7878in" svg:height="0.3157in" svg:x="2.672in" svg:y="1.3811in"><draw:text-box><text:p text:style-name="MP2"/></draw:text-box></draw:frame><draw:frame draw:style-name="Mgr15" draw:text-style-name="MP2" svg:width="0.7878in" svg:height="0.3157in" svg:x="3.4602in" svg:y="1.3811in"><draw:text-box><text:p text:style-name="MP2"/></draw:text-box></draw:frame><draw:frame draw:style-name="Mgr15" draw:text-style-name="MP2" svg:width="0.7878in" svg:height="0.3157in" svg:x="4.248in" svg:y="1.3811in"><draw:text-box><text:p text:style-name="MP2"/></draw:text-box></draw:frame><draw:frame draw:style-name="Mgr15" draw:text-style-name="MP2" svg:width="1.1815in" svg:height="0.3157in" svg:x="5.0346in" svg:y="1.3811in"><draw:text-box><text:p text:style-name="MP2"/></draw:text-box></draw:frame><draw:frame draw:style-name="Mgr15" draw:text-style-name="MP2" svg:width="0.8661in" svg:height="0.3157in" svg:x="6.2165in" svg:y="1.3811in"><draw:text-box><text:p text:style-name="MP2"/></draw:text-box></draw:frame><draw:frame draw:style-name="Mgr15" draw:text-style-name="MP2" svg:width="0.5906in" svg:height="0.3157in" svg:x="7.0835in" svg:y="1.3811in"><draw:text-box><text:p text:style-name="MP2"/></draw:text-box></draw:frame></draw:g><draw:g draw:style-name="Mgr2"><draw:frame draw:style-name="Mgr15" draw:text-style-name="MP2" svg:width="0.3157in" svg:height="0.3157in" svg:x="0.789in" svg:y="1.6957in"><draw:text-box><text:p text:style-name="MP2"/></draw:text-box></draw:frame><draw:frame draw:style-name="Mgr15" draw:text-style-name="MP2" svg:width="0.7878in" svg:height="0.3157in" svg:x="1.1039in" svg:y="1.6957in"><draw:text-box><text:p text:style-name="MP2"/></draw:text-box></draw:frame><draw:frame draw:style-name="Mgr15" draw:text-style-name="MP2" svg:width="0.3941in" svg:height="0.3157in" svg:x="7.6728in" svg:y="1.6957in"><draw:text-box><text:p text:style-name="MP2"/></draw:text-box></draw:frame><draw:frame draw:style-name="Mgr15" draw:text-style-name="MP2" svg:width="0.7878in" svg:height="0.3157in" svg:x="1.8846in" svg:y="1.6957in"><draw:text-box><text:p text:style-name="MP2"/></draw:text-box></draw:frame><draw:frame draw:style-name="Mgr15" draw:text-style-name="MP2" svg:width="0.7878in" svg:height="0.3157in" svg:x="2.672in" svg:y="1.6957in"><draw:text-box><text:p text:style-name="MP2"/></draw:text-box></draw:frame><draw:frame draw:style-name="Mgr15" draw:text-style-name="MP2" svg:width="0.7878in" svg:height="0.3157in" svg:x="3.4602in" svg:y="1.6957in"><draw:text-box><text:p text:style-name="MP2"/></draw:text-box></draw:frame><draw:frame draw:style-name="Mgr15" draw:text-style-name="MP2" svg:width="0.7878in" svg:height="0.3157in" svg:x="4.248in" svg:y="1.6957in"><draw:text-box><text:p text:style-name="MP2"/></draw:text-box></draw:frame><draw:frame draw:style-name="Mgr15" draw:text-style-name="MP2" svg:width="1.1815in" svg:height="0.3157in" svg:x="5.0346in" svg:y="1.6957in"><draw:text-box><text:p text:style-name="MP2"/></draw:text-box></draw:frame><draw:frame draw:style-name="Mgr15" draw:text-style-name="MP2" svg:width="0.8661in" svg:height="0.3157in" svg:x="6.2165in" svg:y="1.6957in"><draw:text-box><text:p text:style-name="MP2"/></draw:text-box></draw:frame><draw:frame draw:style-name="Mgr15" draw:text-style-name="MP2" svg:width="0.5906in" svg:height="0.3157in" svg:x="7.0835in" svg:y="1.6957in"><draw:text-box><text:p text:style-name="MP2"/></draw:text-box></draw:frame></draw:g><draw:g draw:style-name="Mgr2"><draw:frame draw:style-name="Mgr15" draw:text-style-name="MP2" svg:width="0.3157in" svg:height="0.3157in" svg:x="0.789in" svg:y="2.0098in"><draw:text-box><text:p text:style-name="MP2"/></draw:text-box></draw:frame><draw:frame draw:style-name="Mgr15" draw:text-style-name="MP2" svg:width="0.7878in" svg:height="0.3157in" svg:x="1.1039in" svg:y="2.0098in"><draw:text-box><text:p text:style-name="MP2"/></draw:text-box></draw:frame><draw:frame draw:style-name="Mgr15" draw:text-style-name="MP2" svg:width="0.3941in" svg:height="0.3157in" svg:x="7.6728in" svg:y="2.0098in"><draw:text-box><text:p text:style-name="MP2"/></draw:text-box></draw:frame><draw:frame draw:style-name="Mgr15" draw:text-style-name="MP2" svg:width="0.7878in" svg:height="0.3157in" svg:x="1.8846in" svg:y="2.0098in"><draw:text-box><text:p text:style-name="MP2"/></draw:text-box></draw:frame><draw:frame draw:style-name="Mgr15" draw:text-style-name="MP2" svg:width="0.7878in" svg:height="0.3157in" svg:x="2.672in" svg:y="2.0098in"><draw:text-box><text:p text:style-name="MP2"/></draw:text-box></draw:frame><draw:frame draw:style-name="Mgr15" draw:text-style-name="MP2" svg:width="0.7878in" svg:height="0.3157in" svg:x="3.4602in" svg:y="2.0098in"><draw:text-box><text:p text:style-name="MP2"/></draw:text-box></draw:frame><draw:frame draw:style-name="Mgr15" draw:text-style-name="MP2" svg:width="0.7878in" svg:height="0.3157in" svg:x="4.248in" svg:y="2.0098in"><draw:text-box><text:p text:style-name="MP2"/></draw:text-box></draw:frame><draw:frame draw:style-name="Mgr15" draw:text-style-name="MP2" svg:width="1.1815in" svg:height="0.3157in" svg:x="5.0346in" svg:y="2.0098in"><draw:text-box><text:p text:style-name="MP2"/></draw:text-box></draw:frame><draw:frame draw:style-name="Mgr15" draw:text-style-name="MP2" svg:width="0.8661in" svg:height="0.3157in" svg:x="6.2165in" svg:y="2.0098in"><draw:text-box><text:p text:style-name="MP2"/></draw:text-box></draw:frame><draw:frame draw:style-name="Mgr15" draw:text-style-name="MP2" svg:width="0.5906in" svg:height="0.3157in" svg:x="7.0835in" svg:y="2.0098in"><draw:text-box><text:p text:style-name="MP2"/></draw:text-box></draw:frame></draw:g><draw:g draw:style-name="Mgr2"><draw:frame draw:style-name="Mgr15" draw:text-style-name="MP2" svg:width="0.3157in" svg:height="0.3157in" svg:x="0.789in" svg:y="2.3244in"><draw:text-box><text:p text:style-name="MP2"/></draw:text-box></draw:frame><draw:frame draw:style-name="Mgr15" draw:text-style-name="MP2" svg:width="0.7878in" svg:height="0.3157in" svg:x="1.1039in" svg:y="2.3244in"><draw:text-box><text:p text:style-name="MP2"/></draw:text-box></draw:frame><draw:frame draw:style-name="Mgr15" draw:text-style-name="MP2" svg:width="0.3941in" svg:height="0.3157in" svg:x="7.6728in" svg:y="2.3244in"><draw:text-box><text:p text:style-name="MP2"/></draw:text-box></draw:frame><draw:frame draw:style-name="Mgr15" draw:text-style-name="MP2" svg:width="0.7878in" svg:height="0.3157in" svg:x="1.8846in" svg:y="2.3244in"><draw:text-box><text:p text:style-name="MP2"/></draw:text-box></draw:frame><draw:frame draw:style-name="Mgr15" draw:text-style-name="MP2" svg:width="0.7878in" svg:height="0.3157in" svg:x="2.672in" svg:y="2.3244in"><draw:text-box><text:p text:style-name="MP2"/></draw:text-box></draw:frame><draw:frame draw:style-name="Mgr15" draw:text-style-name="MP2" svg:width="0.7878in" svg:height="0.3157in" svg:x="3.4602in" svg:y="2.3244in"><draw:text-box><text:p text:style-name="MP2"/></draw:text-box></draw:frame><draw:frame draw:style-name="Mgr15" draw:text-style-name="MP2" svg:width="0.7878in" svg:height="0.3157in" svg:x="4.248in" svg:y="2.3244in"><draw:text-box><text:p text:style-name="MP2"/></draw:text-box></draw:frame><draw:frame draw:style-name="Mgr15" draw:text-style-name="MP2" svg:width="1.1815in" svg:height="0.3157in" svg:x="5.0346in" svg:y="2.3244in"><draw:text-box><text:p text:style-name="MP2"/></draw:text-box></draw:frame><draw:frame draw:style-name="Mgr15" draw:text-style-name="MP2" svg:width="0.8661in" svg:height="0.3157in" svg:x="6.2165in" svg:y="2.3244in"><draw:text-box><text:p text:style-name="MP2"/></draw:text-box></draw:frame><draw:frame draw:style-name="Mgr15" draw:text-style-name="MP2" svg:width="0.5906in" svg:height="0.3157in" svg:x="7.0835in" svg:y="2.3244in"><draw:text-box><text:p text:style-name="MP2"/></draw:text-box></draw:frame></draw:g><draw:g draw:style-name="Mgr2"><draw:frame draw:style-name="Mgr15" draw:text-style-name="MP2" svg:width="0.3157in" svg:height="0.3157in" svg:x="0.789in" svg:y="2.6382in"><draw:text-box><text:p text:style-name="MP2"/></draw:text-box></draw:frame><draw:frame draw:style-name="Mgr15" draw:text-style-name="MP2" svg:width="0.7878in" svg:height="0.3157in" svg:x="1.1039in" svg:y="2.6382in"><draw:text-box><text:p text:style-name="MP2"/></draw:text-box></draw:frame><draw:frame draw:style-name="Mgr15" draw:text-style-name="MP2" svg:width="0.3941in" svg:height="0.3157in" svg:x="7.6728in" svg:y="2.6382in"><draw:text-box><text:p text:style-name="MP2"/></draw:text-box></draw:frame><draw:frame draw:style-name="Mgr15" draw:text-style-name="MP2" svg:width="0.7878in" svg:height="0.3157in" svg:x="1.8846in" svg:y="2.6382in"><draw:text-box><text:p text:style-name="MP2"/></draw:text-box></draw:frame><draw:frame draw:style-name="Mgr15" draw:text-style-name="MP2" svg:width="0.7878in" svg:height="0.3157in" svg:x="2.672in" svg:y="2.6382in"><draw:text-box><text:p text:style-name="MP2"/></draw:text-box></draw:frame><draw:frame draw:style-name="Mgr15" draw:text-style-name="MP2" svg:width="0.7878in" svg:height="0.3157in" svg:x="3.4602in" svg:y="2.6382in"><draw:text-box><text:p text:style-name="MP2"/></draw:text-box></draw:frame><draw:frame draw:style-name="Mgr15" draw:text-style-name="MP2" svg:width="0.7878in" svg:height="0.3157in" svg:x="4.248in" svg:y="2.6382in"><draw:text-box><text:p text:style-name="MP2"/></draw:text-box></draw:frame><draw:frame draw:style-name="Mgr15" draw:text-style-name="MP2" svg:width="1.1815in" svg:height="0.3157in" svg:x="5.0346in" svg:y="2.6382in"><draw:text-box><text:p text:style-name="MP2"/></draw:text-box></draw:frame><draw:frame draw:style-name="Mgr15" draw:text-style-name="MP2" svg:width="0.8661in" svg:height="0.3157in" svg:x="6.2165in" svg:y="2.6382in"><draw:text-box><text:p text:style-name="MP2"/></draw:text-box></draw:frame><draw:frame draw:style-name="Mgr15" draw:text-style-name="MP2" svg:width="0.5906in" svg:height="0.3157in" svg:x="7.0835in" svg:y="2.6382in"><draw:text-box><text:p text:style-name="MP2"/></draw:text-box></draw:frame></draw:g><draw:g draw:style-name="Mgr2"><draw:frame draw:style-name="Mgr15" draw:text-style-name="MP2" svg:width="0.3157in" svg:height="0.3157in" svg:x="0.789in" svg:y="2.9528in"><draw:text-box><text:p text:style-name="MP2"/></draw:text-box></draw:frame><draw:frame draw:style-name="Mgr15" draw:text-style-name="MP2" svg:width="0.7878in" svg:height="0.3157in" svg:x="1.1039in" svg:y="2.9528in"><draw:text-box><text:p text:style-name="MP2"/></draw:text-box></draw:frame><draw:frame draw:style-name="Mgr15" draw:text-style-name="MP2" svg:width="0.3941in" svg:height="0.3157in" svg:x="7.6728in" svg:y="2.9528in"><draw:text-box><text:p text:style-name="MP2"/></draw:text-box></draw:frame><draw:frame draw:style-name="Mgr15" draw:text-style-name="MP2" svg:width="0.7878in" svg:height="0.3157in" svg:x="1.8846in" svg:y="2.9528in"><draw:text-box><text:p text:style-name="MP2"/></draw:text-box></draw:frame><draw:frame draw:style-name="Mgr15" draw:text-style-name="MP2" svg:width="0.7878in" svg:height="0.3157in" svg:x="2.672in" svg:y="2.9528in"><draw:text-box><text:p text:style-name="MP2"/></draw:text-box></draw:frame><draw:frame draw:style-name="Mgr15" draw:text-style-name="MP2" svg:width="0.7878in" svg:height="0.3157in" svg:x="3.4602in" svg:y="2.9528in"><draw:text-box><text:p text:style-name="MP2"/></draw:text-box></draw:frame><draw:frame draw:style-name="Mgr15" draw:text-style-name="MP2" svg:width="0.7878in" svg:height="0.3157in" svg:x="4.248in" svg:y="2.9528in"><draw:text-box><text:p text:style-name="MP2"/></draw:text-box></draw:frame><draw:frame draw:style-name="Mgr15" draw:text-style-name="MP2" svg:width="1.1815in" svg:height="0.3157in" svg:x="5.0346in" svg:y="2.9528in"><draw:text-box><text:p text:style-name="MP2"/></draw:text-box></draw:frame><draw:frame draw:style-name="Mgr15" draw:text-style-name="MP2" svg:width="0.8661in" svg:height="0.3157in" svg:x="6.2165in" svg:y="2.9528in"><draw:text-box><text:p text:style-name="MP2"/></draw:text-box></draw:frame><draw:frame draw:style-name="Mgr15" draw:text-style-name="MP2" svg:width="0.5906in" svg:height="0.3157in" svg:x="7.0835in" svg:y="2.9528in"><draw:text-box><text:p text:style-name="MP2"/></draw:text-box></draw:frame></draw:g><draw:g draw:style-name="Mgr2"><draw:frame draw:style-name="Mgr15" draw:text-style-name="MP2" svg:width="0.3157in" svg:height="0.3157in" svg:x="0.789in" svg:y="3.2665in"><draw:text-box><text:p text:style-name="MP2"/></draw:text-box></draw:frame><draw:frame draw:style-name="Mgr15" draw:text-style-name="MP2" svg:width="0.7878in" svg:height="0.3157in" svg:x="1.1039in" svg:y="3.2665in"><draw:text-box><text:p text:style-name="MP2"/></draw:text-box></draw:frame><draw:frame draw:style-name="Mgr15" draw:text-style-name="MP2" svg:width="0.3941in" svg:height="0.3157in" svg:x="7.6728in" svg:y="3.2665in"><draw:text-box><text:p text:style-name="MP2"/></draw:text-box></draw:frame><draw:frame draw:style-name="Mgr15" draw:text-style-name="MP2" svg:width="0.7878in" svg:height="0.3157in" svg:x="1.8846in" svg:y="3.2665in"><draw:text-box><text:p text:style-name="MP2"/></draw:text-box></draw:frame><draw:frame draw:style-name="Mgr15" draw:text-style-name="MP2" svg:width="0.7878in" svg:height="0.3157in" svg:x="2.672in" svg:y="3.2665in"><draw:text-box><text:p text:style-name="MP2"/></draw:text-box></draw:frame><draw:frame draw:style-name="Mgr15" draw:text-style-name="MP2" svg:width="0.7878in" svg:height="0.3157in" svg:x="3.4602in" svg:y="3.2665in"><draw:text-box><text:p text:style-name="MP2"/></draw:text-box></draw:frame><draw:frame draw:style-name="Mgr15" draw:text-style-name="MP2" svg:width="0.7878in" svg:height="0.3157in" svg:x="4.248in" svg:y="3.2665in"><draw:text-box><text:p text:style-name="MP2"/></draw:text-box></draw:frame><draw:frame draw:style-name="Mgr15" draw:text-style-name="MP2" svg:width="1.1815in" svg:height="0.3157in" svg:x="5.0346in" svg:y="3.2665in"><draw:text-box><text:p text:style-name="MP2"/></draw:text-box></draw:frame><draw:frame draw:style-name="Mgr15" draw:text-style-name="MP2" svg:width="0.8661in" svg:height="0.3157in" svg:x="6.2165in" svg:y="3.2665in"><draw:text-box><text:p text:style-name="MP2"/></draw:text-box></draw:frame><draw:frame draw:style-name="Mgr15" draw:text-style-name="MP2" svg:width="0.5906in" svg:height="0.3157in" svg:x="7.0835in" svg:y="3.2665in"><draw:text-box><text:p text:style-name="MP2"/></draw:text-box></draw:frame></draw:g><draw:g draw:style-name="Mgr2"><draw:frame draw:style-name="Mgr15" draw:text-style-name="MP2" svg:width="0.3157in" svg:height="0.3157in" svg:x="0.7882in" svg:y="3.5811in"><draw:text-box><text:p text:style-name="MP2"/></draw:text-box></draw:frame><draw:frame draw:style-name="Mgr15" draw:text-style-name="MP2" svg:width="0.7878in" svg:height="0.3157in" svg:x="1.1035in" svg:y="3.5811in"><draw:text-box><text:p text:style-name="MP2"/></draw:text-box></draw:frame><draw:frame draw:style-name="Mgr15" draw:text-style-name="MP2" svg:width="0.3941in" svg:height="0.3157in" svg:x="7.672in" svg:y="3.5811in"><draw:text-box><text:p text:style-name="MP2"/></draw:text-box></draw:frame><draw:frame draw:style-name="Mgr15" draw:text-style-name="MP2" svg:width="0.7878in" svg:height="0.3157in" svg:x="1.8839in" svg:y="3.5811in"><draw:text-box><text:p text:style-name="MP2"/></draw:text-box></draw:frame><draw:frame draw:style-name="Mgr15" draw:text-style-name="MP2" svg:width="0.7878in" svg:height="0.3157in" svg:x="2.6717in" svg:y="3.5811in"><draw:text-box><text:p text:style-name="MP2"/></draw:text-box></draw:frame><draw:frame draw:style-name="Mgr15" draw:text-style-name="MP2" svg:width="0.7878in" svg:height="0.3157in" svg:x="3.4598in" svg:y="3.5811in"><draw:text-box><text:p text:style-name="MP2"/></draw:text-box></draw:frame><draw:frame draw:style-name="Mgr15" draw:text-style-name="MP2" svg:width="0.7878in" svg:height="0.3157in" svg:x="4.2472in" svg:y="3.5811in"><draw:text-box><text:p text:style-name="MP2"/></draw:text-box></draw:frame><draw:frame draw:style-name="Mgr15" draw:text-style-name="MP2" svg:width="1.1815in" svg:height="0.3157in" svg:x="5.0339in" svg:y="3.5811in"><draw:text-box><text:p text:style-name="MP2"/></draw:text-box></draw:frame><draw:frame draw:style-name="Mgr15" draw:text-style-name="MP2" svg:width="0.8661in" svg:height="0.3157in" svg:x="6.2157in" svg:y="3.5811in"><draw:text-box><text:p text:style-name="MP2"/></draw:text-box></draw:frame><draw:frame draw:style-name="Mgr15" draw:text-style-name="MP2" svg:width="0.5906in" svg:height="0.3157in" svg:x="7.0827in" svg:y="3.5811in"><draw:text-box><text:p text:style-name="MP2"/></draw:text-box></draw:frame></draw:g><draw:g draw:style-name="Mgr2"><draw:frame draw:style-name="Mgr15" draw:text-style-name="MP2" svg:width="0.3157in" svg:height="0.3157in" svg:x="0.789in" svg:y="3.8953in"><draw:text-box><text:p text:style-name="MP2"/></draw:text-box></draw:frame><draw:frame draw:style-name="Mgr15" draw:text-style-name="MP2" svg:width="0.7878in" svg:height="0.3157in" svg:x="1.1039in" svg:y="3.8953in"><draw:text-box><text:p text:style-name="MP2"/></draw:text-box></draw:frame><draw:frame draw:style-name="Mgr15" draw:text-style-name="MP2" svg:width="0.3941in" svg:height="0.3157in" svg:x="7.6728in" svg:y="3.8953in"><draw:text-box><text:p text:style-name="MP2"/></draw:text-box></draw:frame><draw:frame draw:style-name="Mgr15" draw:text-style-name="MP2" svg:width="0.7878in" svg:height="0.3157in" svg:x="1.8846in" svg:y="3.8953in"><draw:text-box><text:p text:style-name="MP2"/></draw:text-box></draw:frame><draw:frame draw:style-name="Mgr15" draw:text-style-name="MP2" svg:width="0.7878in" svg:height="0.3157in" svg:x="2.672in" svg:y="3.8953in"><draw:text-box><text:p text:style-name="MP2"/></draw:text-box></draw:frame><draw:frame draw:style-name="Mgr15" draw:text-style-name="MP2" svg:width="0.7878in" svg:height="0.3157in" svg:x="3.4602in" svg:y="3.8953in"><draw:text-box><text:p text:style-name="MP2"/></draw:text-box></draw:frame><draw:frame draw:style-name="Mgr15" draw:text-style-name="MP2" svg:width="0.7878in" svg:height="0.3157in" svg:x="4.248in" svg:y="3.8953in"><draw:text-box><text:p text:style-name="MP2"/></draw:text-box></draw:frame><draw:frame draw:style-name="Mgr15" draw:text-style-name="MP2" svg:width="1.1815in" svg:height="0.3157in" svg:x="5.0346in" svg:y="3.8953in"><draw:text-box><text:p text:style-name="MP2"/></draw:text-box></draw:frame><draw:frame draw:style-name="Mgr15" draw:text-style-name="MP2" svg:width="0.8661in" svg:height="0.3157in" svg:x="6.2165in" svg:y="3.8953in"><draw:text-box><text:p text:style-name="MP2"/></draw:text-box></draw:frame><draw:frame draw:style-name="Mgr15" draw:text-style-name="MP2" svg:width="0.5906in" svg:height="0.3157in" svg:x="7.0835in" svg:y="3.8953in"><draw:text-box><text:p text:style-name="MP2"/></draw:text-box></draw:frame></draw:g><draw:g draw:style-name="Mgr2"><draw:frame draw:style-name="Mgr15" draw:text-style-name="MP2" svg:width="0.3157in" svg:height="0.3157in" svg:x="0.7882in" svg:y="4.2098in"><draw:text-box><text:p text:style-name="MP2"/></draw:text-box></draw:frame><draw:frame draw:style-name="Mgr15" draw:text-style-name="MP2" svg:width="0.7878in" svg:height="0.3157in" svg:x="1.1035in" svg:y="4.2098in"><draw:text-box><text:p text:style-name="MP2"/></draw:text-box></draw:frame><draw:frame draw:style-name="Mgr15" draw:text-style-name="MP2" svg:width="0.3941in" svg:height="0.3157in" svg:x="7.672in" svg:y="4.2098in"><draw:text-box><text:p text:style-name="MP2"/></draw:text-box></draw:frame><draw:frame draw:style-name="Mgr15" draw:text-style-name="MP2" svg:width="0.7878in" svg:height="0.3157in" svg:x="1.8839in" svg:y="4.2098in"><draw:text-box><text:p text:style-name="MP2"/></draw:text-box></draw:frame><draw:frame draw:style-name="Mgr15" draw:text-style-name="MP2" svg:width="0.7878in" svg:height="0.3157in" svg:x="2.6717in" svg:y="4.2098in"><draw:text-box><text:p text:style-name="MP2"/></draw:text-box></draw:frame><draw:frame draw:style-name="Mgr15" draw:text-style-name="MP2" svg:width="0.7878in" svg:height="0.3157in" svg:x="3.4598in" svg:y="4.2098in"><draw:text-box><text:p text:style-name="MP2"/></draw:text-box></draw:frame><draw:frame draw:style-name="Mgr15" draw:text-style-name="MP2" svg:width="0.7878in" svg:height="0.3157in" svg:x="4.2472in" svg:y="4.2098in"><draw:text-box><text:p text:style-name="MP2"/></draw:text-box></draw:frame><draw:frame draw:style-name="Mgr15" draw:text-style-name="MP2" svg:width="1.1815in" svg:height="0.3157in" svg:x="5.0339in" svg:y="4.2098in"><draw:text-box><text:p text:style-name="MP2"/></draw:text-box></draw:frame><draw:frame draw:style-name="Mgr15" draw:text-style-name="MP2" svg:width="0.8661in" svg:height="0.3157in" svg:x="6.2157in" svg:y="4.2098in"><draw:text-box><text:p text:style-name="MP2"/></draw:text-box></draw:frame><draw:frame draw:style-name="Mgr15" draw:text-style-name="MP2" svg:width="0.5906in" svg:height="0.3157in" svg:x="7.0827in" svg:y="4.2098in"><draw:text-box><text:p text:style-name="MP2"/></draw:text-box></draw:frame></draw:g><draw:g draw:style-name="Mgr2"><draw:frame draw:style-name="Mgr15" draw:text-style-name="MP2" svg:width="0.3157in" svg:height="0.3157in" svg:x="0.789in" svg:y="4.5244in"><draw:text-box><text:p text:style-name="MP2"/></draw:text-box></draw:frame><draw:frame draw:style-name="Mgr15" draw:text-style-name="MP2" svg:width="0.7878in" svg:height="0.3157in" svg:x="1.1039in" svg:y="4.5244in"><draw:text-box><text:p text:style-name="MP2"/></draw:text-box></draw:frame><draw:frame draw:style-name="Mgr15" draw:text-style-name="MP2" svg:width="0.3941in" svg:height="0.3157in" svg:x="7.6728in" svg:y="4.5244in"><draw:text-box><text:p text:style-name="MP2"/></draw:text-box></draw:frame><draw:frame draw:style-name="Mgr15" draw:text-style-name="MP2" svg:width="0.7878in" svg:height="0.3157in" svg:x="1.8846in" svg:y="4.5244in"><draw:text-box><text:p text:style-name="MP2"/></draw:text-box></draw:frame><draw:frame draw:style-name="Mgr15" draw:text-style-name="MP2" svg:width="0.7878in" svg:height="0.3157in" svg:x="2.672in" svg:y="4.5244in"><draw:text-box><text:p text:style-name="MP2"/></draw:text-box></draw:frame><draw:frame draw:style-name="Mgr15" draw:text-style-name="MP2" svg:width="0.7878in" svg:height="0.3157in" svg:x="3.4602in" svg:y="4.5244in"><draw:text-box><text:p text:style-name="MP2"/></draw:text-box></draw:frame><draw:frame draw:style-name="Mgr15" draw:text-style-name="MP2" svg:width="0.7878in" svg:height="0.3157in" svg:x="4.248in" svg:y="4.5244in"><draw:text-box><text:p text:style-name="MP2"/></draw:text-box></draw:frame><draw:frame draw:style-name="Mgr15" draw:text-style-name="MP2" svg:width="1.1815in" svg:height="0.3157in" svg:x="5.0346in" svg:y="4.5244in"><draw:text-box><text:p text:style-name="MP2"/></draw:text-box></draw:frame><draw:frame draw:style-name="Mgr15" draw:text-style-name="MP2" svg:width="0.8661in" svg:height="0.3157in" svg:x="6.2165in" svg:y="4.5244in"><draw:text-box><text:p text:style-name="MP2"/></draw:text-box></draw:frame><draw:frame draw:style-name="Mgr15" draw:text-style-name="MP2" svg:width="0.5906in" svg:height="0.3157in" svg:x="7.0835in" svg:y="4.5244in"><draw:text-box><text:p text:style-name="MP2"/></draw:text-box></draw:frame></draw:g><draw:g draw:style-name="Mgr2"><draw:frame draw:style-name="Mgr15" draw:text-style-name="MP2" svg:width="0.3157in" svg:height="0.3157in" svg:x="0.7882in" svg:y="4.8488in"><draw:text-box><text:p text:style-name="MP2"/></draw:text-box></draw:frame><draw:frame draw:style-name="Mgr15" draw:text-style-name="MP2" svg:width="0.7878in" svg:height="0.3157in" svg:x="1.1035in" svg:y="4.8488in"><draw:text-box><text:p text:style-name="MP2"/></draw:text-box></draw:frame><draw:frame draw:style-name="Mgr15" draw:text-style-name="MP2" svg:width="0.3941in" svg:height="0.3157in" svg:x="7.672in" svg:y="4.8488in"><draw:text-box><text:p text:style-name="MP2"/></draw:text-box></draw:frame><draw:frame draw:style-name="Mgr15" draw:text-style-name="MP2" svg:width="0.7878in" svg:height="0.3157in" svg:x="1.8839in" svg:y="4.8488in"><draw:text-box><text:p text:style-name="MP2"/></draw:text-box></draw:frame><draw:frame draw:style-name="Mgr15" draw:text-style-name="MP2" svg:width="0.7878in" svg:height="0.3157in" svg:x="2.6717in" svg:y="4.8488in"><draw:text-box><text:p text:style-name="MP2"/></draw:text-box></draw:frame><draw:frame draw:style-name="Mgr15" draw:text-style-name="MP2" svg:width="0.7878in" svg:height="0.3157in" svg:x="3.4598in" svg:y="4.8488in"><draw:text-box><text:p text:style-name="MP2"/></draw:text-box></draw:frame><draw:frame draw:style-name="Mgr15" draw:text-style-name="MP2" svg:width="0.7878in" svg:height="0.3157in" svg:x="4.2472in" svg:y="4.8488in"><draw:text-box><text:p text:style-name="MP2"/></draw:text-box></draw:frame><draw:frame draw:style-name="Mgr15" draw:text-style-name="MP2" svg:width="1.1815in" svg:height="0.3157in" svg:x="5.0339in" svg:y="4.8488in"><draw:text-box><text:p text:style-name="MP2"/></draw:text-box></draw:frame><draw:frame draw:style-name="Mgr15" draw:text-style-name="MP2" svg:width="0.8661in" svg:height="0.3157in" svg:x="6.2157in" svg:y="4.8488in"><draw:text-box><text:p text:style-name="MP2"/></draw:text-box></draw:frame><draw:frame draw:style-name="Mgr15" draw:text-style-name="MP2" svg:width="0.5906in" svg:height="0.3157in" svg:x="7.0827in" svg:y="4.8488in"><draw:text-box><text:p text:style-name="MP2"/></draw:text-box></draw:frame></draw:g><draw:g draw:style-name="Mgr2"><draw:frame draw:style-name="Mgr15" draw:text-style-name="MP2" svg:width="0.3157in" svg:height="0.3157in" svg:x="0.789in" svg:y="5.1634in"><draw:text-box><text:p text:style-name="MP2"/></draw:text-box></draw:frame><draw:frame draw:style-name="Mgr15" draw:text-style-name="MP2" svg:width="0.7878in" svg:height="0.3157in" svg:x="1.1039in" svg:y="5.1634in"><draw:text-box><text:p text:style-name="MP2"/></draw:text-box></draw:frame><draw:frame draw:style-name="Mgr15" draw:text-style-name="MP2" svg:width="0.3941in" svg:height="0.3157in" svg:x="7.6728in" svg:y="5.1634in"><draw:text-box><text:p text:style-name="MP2"/></draw:text-box></draw:frame><draw:frame draw:style-name="Mgr15" draw:text-style-name="MP2" svg:width="0.7878in" svg:height="0.3157in" svg:x="1.8846in" svg:y="5.1634in"><draw:text-box><text:p text:style-name="MP2"/></draw:text-box></draw:frame><draw:frame draw:style-name="Mgr15" draw:text-style-name="MP2" svg:width="0.7878in" svg:height="0.3157in" svg:x="2.672in" svg:y="5.1634in"><draw:text-box><text:p text:style-name="MP2"/></draw:text-box></draw:frame><draw:frame draw:style-name="Mgr15" draw:text-style-name="MP2" svg:width="0.7878in" svg:height="0.3157in" svg:x="3.4602in" svg:y="5.1634in"><draw:text-box><text:p text:style-name="MP2"/></draw:text-box></draw:frame><draw:frame draw:style-name="Mgr15" draw:text-style-name="MP2" svg:width="0.7878in" svg:height="0.3157in" svg:x="4.248in" svg:y="5.1634in"><draw:text-box><text:p text:style-name="MP2"/></draw:text-box></draw:frame><draw:frame draw:style-name="Mgr15" draw:text-style-name="MP2" svg:width="1.1815in" svg:height="0.3157in" svg:x="5.0346in" svg:y="5.1634in"><draw:text-box><text:p text:style-name="MP2"/></draw:text-box></draw:frame><draw:frame draw:style-name="Mgr15" draw:text-style-name="MP2" svg:width="0.8661in" svg:height="0.3157in" svg:x="6.2165in" svg:y="5.1634in"><draw:text-box><text:p text:style-name="MP2"/></draw:text-box></draw:frame><draw:frame draw:style-name="Mgr15" draw:text-style-name="MP2" svg:width="0.5906in" svg:height="0.3157in" svg:x="7.0835in" svg:y="5.1634in"><draw:text-box><text:p text:style-name="MP2"/></draw:text-box></draw:frame></draw:g><draw:g draw:style-name="Mgr2"><draw:frame draw:style-name="Mgr15" draw:text-style-name="MP2" svg:width="0.3157in" svg:height="0.3157in" svg:x="0.789in" svg:y="5.4772in"><draw:text-box><text:p text:style-name="MP2"/></draw:text-box></draw:frame><draw:frame draw:style-name="Mgr15" draw:text-style-name="MP2" svg:width="0.7878in" svg:height="0.3157in" svg:x="1.1039in" svg:y="5.4772in"><draw:text-box><text:p text:style-name="MP2"/></draw:text-box></draw:frame><draw:frame draw:style-name="Mgr15" draw:text-style-name="MP2" svg:width="0.3941in" svg:height="0.3157in" svg:x="7.6728in" svg:y="5.4772in"><draw:text-box><text:p text:style-name="MP2"/></draw:text-box></draw:frame><draw:frame draw:style-name="Mgr15" draw:text-style-name="MP2" svg:width="0.7878in" svg:height="0.3157in" svg:x="1.8846in" svg:y="5.4772in"><draw:text-box><text:p text:style-name="MP2"/></draw:text-box></draw:frame><draw:frame draw:style-name="Mgr15" draw:text-style-name="MP2" svg:width="0.7878in" svg:height="0.3157in" svg:x="2.672in" svg:y="5.4772in"><draw:text-box><text:p text:style-name="MP2"/></draw:text-box></draw:frame><draw:frame draw:style-name="Mgr15" draw:text-style-name="MP2" svg:width="0.7878in" svg:height="0.3157in" svg:x="3.4602in" svg:y="5.4772in"><draw:text-box><text:p text:style-name="MP2"/></draw:text-box></draw:frame><draw:frame draw:style-name="Mgr15" draw:text-style-name="MP2" svg:width="0.7878in" svg:height="0.3157in" svg:x="4.248in" svg:y="5.4772in"><draw:text-box><text:p text:style-name="MP2"/></draw:text-box></draw:frame><draw:frame draw:style-name="Mgr15" draw:text-style-name="MP2" svg:width="1.1815in" svg:height="0.3157in" svg:x="5.0346in" svg:y="5.4772in"><draw:text-box><text:p text:style-name="MP2"/></draw:text-box></draw:frame><draw:frame draw:style-name="Mgr15" draw:text-style-name="MP2" svg:width="0.8661in" svg:height="0.3157in" svg:x="6.2165in" svg:y="5.4772in"><draw:text-box><text:p text:style-name="MP2"/></draw:text-box></draw:frame><draw:frame draw:style-name="Mgr15" draw:text-style-name="MP2" svg:width="0.5906in" svg:height="0.3157in" svg:x="7.0835in" svg:y="5.4772in"><draw:text-box><text:p text:style-name="MP2"/></draw:text-box></draw:frame></draw:g><draw:g draw:style-name="Mgr2"><draw:frame draw:style-name="Mgr15" draw:text-style-name="MP2" svg:width="0.3157in" svg:height="0.3157in" svg:x="0.7882in" svg:y="5.7917in"><draw:text-box><text:p text:style-name="MP2"/></draw:text-box></draw:frame><draw:frame draw:style-name="Mgr15" draw:text-style-name="MP2" svg:width="0.7878in" svg:height="0.3157in" svg:x="1.1035in" svg:y="5.7917in"><draw:text-box><text:p text:style-name="MP2"/></draw:text-box></draw:frame><draw:frame draw:style-name="Mgr15" draw:text-style-name="MP2" svg:width="0.3941in" svg:height="0.3157in" svg:x="7.672in" svg:y="5.7917in"><draw:text-box><text:p text:style-name="MP2"/></draw:text-box></draw:frame><draw:frame draw:style-name="Mgr15" draw:text-style-name="MP2" svg:width="0.7878in" svg:height="0.3157in" svg:x="1.8839in" svg:y="5.7917in"><draw:text-box><text:p text:style-name="MP2"/></draw:text-box></draw:frame><draw:frame draw:style-name="Mgr15" draw:text-style-name="MP2" svg:width="0.7878in" svg:height="0.3157in" svg:x="2.6717in" svg:y="5.7917in"><draw:text-box><text:p text:style-name="MP2"/></draw:text-box></draw:frame><draw:frame draw:style-name="Mgr15" draw:text-style-name="MP2" svg:width="0.7878in" svg:height="0.3157in" svg:x="3.4598in" svg:y="5.7917in"><draw:text-box><text:p text:style-name="MP2"/></draw:text-box></draw:frame><draw:frame draw:style-name="Mgr15" draw:text-style-name="MP2" svg:width="0.7878in" svg:height="0.3157in" svg:x="4.2472in" svg:y="5.7917in"><draw:text-box><text:p text:style-name="MP2"/></draw:text-box></draw:frame><draw:frame draw:style-name="Mgr15" draw:text-style-name="MP2" svg:width="1.1815in" svg:height="0.3157in" svg:x="5.0339in" svg:y="5.7917in"><draw:text-box><text:p text:style-name="MP2"/></draw:text-box></draw:frame><draw:frame draw:style-name="Mgr15" draw:text-style-name="MP2" svg:width="0.8661in" svg:height="0.3157in" svg:x="6.2157in" svg:y="5.7917in"><draw:text-box><text:p text:style-name="MP2"/></draw:text-box></draw:frame><draw:frame draw:style-name="Mgr15" draw:text-style-name="MP2" svg:width="0.5906in" svg:height="0.3157in" svg:x="7.0827in" svg:y="5.7917in"><draw:text-box><text:p text:style-name="MP2"/></draw:text-box></draw:frame></draw:g><draw:g draw:style-name="Mgr2"><draw:frame draw:style-name="Mgr15" draw:text-style-name="MP2" svg:width="0.3157in" svg:height="0.3157in" svg:x="0.789in" svg:y="6.1055in"><draw:text-box><text:p text:style-name="MP2"/></draw:text-box></draw:frame><draw:frame draw:style-name="Mgr15" draw:text-style-name="MP2" svg:width="0.7878in" svg:height="0.3157in" svg:x="1.1039in" svg:y="6.1055in"><draw:text-box><text:p text:style-name="MP2"/></draw:text-box></draw:frame><draw:frame draw:style-name="Mgr15" draw:text-style-name="MP2" svg:width="0.3941in" svg:height="0.3157in" svg:x="7.6728in" svg:y="6.1055in"><draw:text-box><text:p text:style-name="MP2"/></draw:text-box></draw:frame><draw:frame draw:style-name="Mgr15" draw:text-style-name="MP2" svg:width="0.7878in" svg:height="0.3157in" svg:x="1.8846in" svg:y="6.1055in"><draw:text-box><text:p text:style-name="MP2"/></draw:text-box></draw:frame><draw:frame draw:style-name="Mgr15" draw:text-style-name="MP2" svg:width="0.7878in" svg:height="0.3157in" svg:x="2.672in" svg:y="6.1055in"><draw:text-box><text:p text:style-name="MP2"/></draw:text-box></draw:frame><draw:frame draw:style-name="Mgr15" draw:text-style-name="MP2" svg:width="0.7878in" svg:height="0.3157in" svg:x="3.4602in" svg:y="6.1055in"><draw:text-box><text:p text:style-name="MP2"/></draw:text-box></draw:frame><draw:frame draw:style-name="Mgr15" draw:text-style-name="MP2" svg:width="0.7878in" svg:height="0.3157in" svg:x="4.248in" svg:y="6.1055in"><draw:text-box><text:p text:style-name="MP2"/></draw:text-box></draw:frame><draw:frame draw:style-name="Mgr15" draw:text-style-name="MP2" svg:width="1.1815in" svg:height="0.3157in" svg:x="5.0346in" svg:y="6.1055in"><draw:text-box><text:p text:style-name="MP2"/></draw:text-box></draw:frame><draw:frame draw:style-name="Mgr15" draw:text-style-name="MP2" svg:width="0.8661in" svg:height="0.3157in" svg:x="6.2165in" svg:y="6.1055in"><draw:text-box><text:p text:style-name="MP2"/></draw:text-box></draw:frame><draw:frame draw:style-name="Mgr15" draw:text-style-name="MP2" svg:width="0.5906in" svg:height="0.3157in" svg:x="7.0835in" svg:y="6.1055in"><draw:text-box><text:p text:style-name="MP2"/></draw:text-box></draw:frame></draw:g><draw:g draw:style-name="Mgr2"><draw:frame draw:style-name="Mgr15" draw:text-style-name="MP2" svg:width="0.3157in" svg:height="0.3157in" svg:x="0.789in" svg:y="6.4201in"><draw:text-box><text:p text:style-name="MP2"/></draw:text-box></draw:frame><draw:frame draw:style-name="Mgr15" draw:text-style-name="MP2" svg:width="0.7878in" svg:height="0.3157in" svg:x="1.1039in" svg:y="6.4201in"><draw:text-box><text:p text:style-name="MP2"/></draw:text-box></draw:frame><draw:frame draw:style-name="Mgr15" draw:text-style-name="MP2" svg:width="0.3941in" svg:height="0.3157in" svg:x="7.6728in" svg:y="6.4201in"><draw:text-box><text:p text:style-name="MP2"/></draw:text-box></draw:frame><draw:frame draw:style-name="Mgr15" draw:text-style-name="MP2" svg:width="0.7878in" svg:height="0.3157in" svg:x="1.8846in" svg:y="6.4201in"><draw:text-box><text:p text:style-name="MP2"/></draw:text-box></draw:frame><draw:frame draw:style-name="Mgr15" draw:text-style-name="MP2" svg:width="0.7878in" svg:height="0.3157in" svg:x="2.672in" svg:y="6.4201in"><draw:text-box><text:p text:style-name="MP2"/></draw:text-box></draw:frame><draw:frame draw:style-name="Mgr15" draw:text-style-name="MP2" svg:width="0.7878in" svg:height="0.3157in" svg:x="3.4602in" svg:y="6.4201in"><draw:text-box><text:p text:style-name="MP2"/></draw:text-box></draw:frame><draw:frame draw:style-name="Mgr15" draw:text-style-name="MP2" svg:width="0.7878in" svg:height="0.3157in" svg:x="4.248in" svg:y="6.4201in"><draw:text-box><text:p text:style-name="MP2"/></draw:text-box></draw:frame><draw:frame draw:style-name="Mgr15" draw:text-style-name="MP2" svg:width="1.1815in" svg:height="0.3157in" svg:x="5.0346in" svg:y="6.4201in"><draw:text-box><text:p text:style-name="MP2"/></draw:text-box></draw:frame><draw:frame draw:style-name="Mgr15" draw:text-style-name="MP2" svg:width="0.8661in" svg:height="0.3157in" svg:x="6.2165in" svg:y="6.4201in"><draw:text-box><text:p text:style-name="MP2"/></draw:text-box></draw:frame><draw:frame draw:style-name="Mgr15" draw:text-style-name="MP2" svg:width="0.5906in" svg:height="0.3157in" svg:x="7.0835in" svg:y="6.4201in"><draw:text-box><text:p text:style-name="MP2"/></draw:text-box></draw:frame></draw:g><draw:g draw:style-name="Mgr2"><draw:frame draw:style-name="Mgr15" draw:text-style-name="MP2" svg:width="0.3157in" svg:height="0.3157in" svg:x="0.789in" svg:y="6.7445in"><draw:text-box><text:p text:style-name="MP2"/></draw:text-box></draw:frame><draw:frame draw:style-name="Mgr15" draw:text-style-name="MP2" svg:width="0.7878in" svg:height="0.3157in" svg:x="1.1039in" svg:y="6.7445in"><draw:text-box><text:p text:style-name="MP2"/></draw:text-box></draw:frame><draw:frame draw:style-name="Mgr15" draw:text-style-name="MP2" svg:width="0.3941in" svg:height="0.3157in" svg:x="7.6728in" svg:y="6.7445in"><draw:text-box><text:p text:style-name="MP2"/></draw:text-box></draw:frame><draw:frame draw:style-name="Mgr15" draw:text-style-name="MP2" svg:width="0.7878in" svg:height="0.3157in" svg:x="1.8846in" svg:y="6.7445in"><draw:text-box><text:p text:style-name="MP2"/></draw:text-box></draw:frame><draw:frame draw:style-name="Mgr15" draw:text-style-name="MP2" svg:width="0.7878in" svg:height="0.3157in" svg:x="2.672in" svg:y="6.7445in"><draw:text-box><text:p text:style-name="MP2"/></draw:text-box></draw:frame><draw:frame draw:style-name="Mgr15" draw:text-style-name="MP2" svg:width="0.7878in" svg:height="0.3157in" svg:x="3.4602in" svg:y="6.7445in"><draw:text-box><text:p text:style-name="MP2"/></draw:text-box></draw:frame><draw:frame draw:style-name="Mgr15" draw:text-style-name="MP2" svg:width="0.7878in" svg:height="0.3157in" svg:x="4.248in" svg:y="6.7445in"><draw:text-box><text:p text:style-name="MP2"/></draw:text-box></draw:frame><draw:frame draw:style-name="Mgr15" draw:text-style-name="MP2" svg:width="1.1815in" svg:height="0.3157in" svg:x="5.0346in" svg:y="6.7445in"><draw:text-box><text:p text:style-name="MP2"/></draw:text-box></draw:frame><draw:frame draw:style-name="Mgr15" draw:text-style-name="MP2" svg:width="0.8661in" svg:height="0.3157in" svg:x="6.2165in" svg:y="6.7445in"><draw:text-box><text:p text:style-name="MP2"/></draw:text-box></draw:frame><draw:frame draw:style-name="Mgr15" draw:text-style-name="MP2" svg:width="0.5906in" svg:height="0.3157in" svg:x="7.0835in" svg:y="6.7445in"><draw:text-box><text:p text:style-name="MP2"/></draw:text-box></draw:frame></draw:g><draw:g draw:style-name="Mgr2"><draw:frame draw:style-name="Mgr15" draw:text-style-name="MP2" svg:width="0.3157in" svg:height="0.3157in" svg:x="0.789in" svg:y="7.0591in"><draw:text-box><text:p text:style-name="MP2"/></draw:text-box></draw:frame><draw:frame draw:style-name="Mgr15" draw:text-style-name="MP2" svg:width="0.7878in" svg:height="0.3157in" svg:x="1.1039in" svg:y="7.0591in"><draw:text-box><text:p text:style-name="MP2"/></draw:text-box></draw:frame><draw:frame draw:style-name="Mgr15" draw:text-style-name="MP2" svg:width="0.3941in" svg:height="0.3157in" svg:x="7.6728in" svg:y="7.0591in"><draw:text-box><text:p text:style-name="MP2"/></draw:text-box></draw:frame><draw:frame draw:style-name="Mgr15" draw:text-style-name="MP2" svg:width="0.7878in" svg:height="0.3157in" svg:x="1.8846in" svg:y="7.0591in"><draw:text-box><text:p text:style-name="MP2"/></draw:text-box></draw:frame><draw:frame draw:style-name="Mgr15" draw:text-style-name="MP2" svg:width="0.7878in" svg:height="0.3157in" svg:x="2.672in" svg:y="7.0591in"><draw:text-box><text:p text:style-name="MP2"/></draw:text-box></draw:frame><draw:frame draw:style-name="Mgr15" draw:text-style-name="MP2" svg:width="0.7878in" svg:height="0.3157in" svg:x="3.4602in" svg:y="7.0591in"><draw:text-box><text:p text:style-name="MP2"/></draw:text-box></draw:frame><draw:frame draw:style-name="Mgr15" draw:text-style-name="MP2" svg:width="0.7878in" svg:height="0.3157in" svg:x="4.248in" svg:y="7.0591in"><draw:text-box><text:p text:style-name="MP2"/></draw:text-box></draw:frame><draw:frame draw:style-name="Mgr15" draw:text-style-name="MP2" svg:width="1.1815in" svg:height="0.3157in" svg:x="5.0346in" svg:y="7.0591in"><draw:text-box><text:p text:style-name="MP2"/></draw:text-box></draw:frame><draw:frame draw:style-name="Mgr15" draw:text-style-name="MP2" svg:width="0.8661in" svg:height="0.3157in" svg:x="6.2165in" svg:y="7.0591in"><draw:text-box><text:p text:style-name="MP2"/></draw:text-box></draw:frame><draw:frame draw:style-name="Mgr15" draw:text-style-name="MP2" svg:width="0.5906in" svg:height="0.3157in" svg:x="7.0835in" svg:y="7.0591in"><draw:text-box><text:p text:style-name="MP2"/></draw:text-box></draw:frame></draw:g><draw:g draw:style-name="Mgr2"><draw:frame draw:style-name="Mgr15" draw:text-style-name="MP2" svg:width="0.3157in" svg:height="0.3157in" svg:x="0.789in" svg:y="7.3728in"><draw:text-box><text:p text:style-name="MP2"/></draw:text-box></draw:frame><draw:frame draw:style-name="Mgr15" draw:text-style-name="MP2" svg:width="0.7878in" svg:height="0.3157in" svg:x="1.1039in" svg:y="7.3728in"><draw:text-box><text:p text:style-name="MP2"/></draw:text-box></draw:frame><draw:frame draw:style-name="Mgr15" draw:text-style-name="MP2" svg:width="0.3941in" svg:height="0.3157in" svg:x="7.6728in" svg:y="7.3728in"><draw:text-box><text:p text:style-name="MP2"/></draw:text-box></draw:frame><draw:frame draw:style-name="Mgr15" draw:text-style-name="MP2" svg:width="0.7878in" svg:height="0.3157in" svg:x="1.8846in" svg:y="7.3728in"><draw:text-box><text:p text:style-name="MP2"/></draw:text-box></draw:frame><draw:frame draw:style-name="Mgr15" draw:text-style-name="MP2" svg:width="0.7878in" svg:height="0.3157in" svg:x="2.672in" svg:y="7.3728in"><draw:text-box><text:p text:style-name="MP2"/></draw:text-box></draw:frame><draw:frame draw:style-name="Mgr15" draw:text-style-name="MP2" svg:width="0.7878in" svg:height="0.3157in" svg:x="3.4602in" svg:y="7.3728in"><draw:text-box><text:p text:style-name="MP2"/></draw:text-box></draw:frame><draw:frame draw:style-name="Mgr15" draw:text-style-name="MP2" svg:width="0.7878in" svg:height="0.3157in" svg:x="4.248in" svg:y="7.3728in"><draw:text-box><text:p text:style-name="MP2"/></draw:text-box></draw:frame><draw:frame draw:style-name="Mgr15" draw:text-style-name="MP2" svg:width="1.1815in" svg:height="0.3157in" svg:x="5.0346in" svg:y="7.3728in"><draw:text-box><text:p text:style-name="MP2"/></draw:text-box></draw:frame><draw:frame draw:style-name="Mgr15" draw:text-style-name="MP2" svg:width="0.8661in" svg:height="0.3157in" svg:x="6.2165in" svg:y="7.3728in"><draw:text-box><text:p text:style-name="MP2"/></draw:text-box></draw:frame><draw:frame draw:style-name="Mgr15" draw:text-style-name="MP2" svg:width="0.5906in" svg:height="0.3157in" svg:x="7.0835in" svg:y="7.3728in"><draw:text-box><text:p text:style-name="MP2"/></draw:text-box></draw:frame></draw:g><draw:g draw:style-name="Mgr2"><draw:frame draw:style-name="Mgr15" draw:text-style-name="MP2" svg:width="0.3157in" svg:height="0.3157in" svg:x="0.789in" svg:y="7.6874in"><draw:text-box><text:p text:style-name="MP2"/></draw:text-box></draw:frame><draw:frame draw:style-name="Mgr15" draw:text-style-name="MP2" svg:width="0.7878in" svg:height="0.3157in" svg:x="1.1039in" svg:y="7.6874in"><draw:text-box><text:p text:style-name="MP2"/></draw:text-box></draw:frame><draw:frame draw:style-name="Mgr15" draw:text-style-name="MP2" svg:width="0.3941in" svg:height="0.3157in" svg:x="7.6728in" svg:y="7.6874in"><draw:text-box><text:p text:style-name="MP2"/></draw:text-box></draw:frame><draw:frame draw:style-name="Mgr15" draw:text-style-name="MP2" svg:width="0.7878in" svg:height="0.3157in" svg:x="1.8846in" svg:y="7.6874in"><draw:text-box><text:p text:style-name="MP2"/></draw:text-box></draw:frame><draw:frame draw:style-name="Mgr15" draw:text-style-name="MP2" svg:width="0.7878in" svg:height="0.3157in" svg:x="2.672in" svg:y="7.6874in"><draw:text-box><text:p text:style-name="MP2"/></draw:text-box></draw:frame><draw:frame draw:style-name="Mgr15" draw:text-style-name="MP2" svg:width="0.7878in" svg:height="0.3157in" svg:x="3.4602in" svg:y="7.6874in"><draw:text-box><text:p text:style-name="MP2"/></draw:text-box></draw:frame><draw:frame draw:style-name="Mgr15" draw:text-style-name="MP2" svg:width="0.7878in" svg:height="0.3157in" svg:x="4.248in" svg:y="7.6874in"><draw:text-box><text:p text:style-name="MP2"/></draw:text-box></draw:frame><draw:frame draw:style-name="Mgr15" draw:text-style-name="MP2" svg:width="1.1815in" svg:height="0.3157in" svg:x="5.0346in" svg:y="7.6874in"><draw:text-box><text:p text:style-name="MP2"/></draw:text-box></draw:frame><draw:frame draw:style-name="Mgr15" draw:text-style-name="MP2" svg:width="0.8661in" svg:height="0.3157in" svg:x="6.2165in" svg:y="7.6874in"><draw:text-box><text:p text:style-name="MP2"/></draw:text-box></draw:frame><draw:frame draw:style-name="Mgr15" draw:text-style-name="MP2" svg:width="0.5906in" svg:height="0.3157in" svg:x="7.0835in" svg:y="7.6874in"><draw:text-box><text:p text:style-name="MP2"/></draw:text-box></draw:frame></draw:g><draw:g draw:style-name="Mgr2"><draw:frame draw:style-name="Mgr15" draw:text-style-name="MP2" svg:width="0.3157in" svg:height="0.3157in" svg:x="0.789in" svg:y="8.002in"><draw:text-box><text:p text:style-name="MP2"/></draw:text-box></draw:frame><draw:frame draw:style-name="Mgr15" draw:text-style-name="MP2" svg:width="0.7878in" svg:height="0.3157in" svg:x="1.1039in" svg:y="8.002in"><draw:text-box><text:p text:style-name="MP2"/></draw:text-box></draw:frame><draw:frame draw:style-name="Mgr15" draw:text-style-name="MP2" svg:width="0.3941in" svg:height="0.3157in" svg:x="7.6728in" svg:y="8.002in"><draw:text-box><text:p text:style-name="MP2"/></draw:text-box></draw:frame><draw:frame draw:style-name="Mgr15" draw:text-style-name="MP2" svg:width="0.7878in" svg:height="0.3157in" svg:x="1.8846in" svg:y="8.002in"><draw:text-box><text:p text:style-name="MP2"/></draw:text-box></draw:frame><draw:frame draw:style-name="Mgr15" draw:text-style-name="MP2" svg:width="0.7878in" svg:height="0.3157in" svg:x="2.672in" svg:y="8.002in"><draw:text-box><text:p text:style-name="MP2"/></draw:text-box></draw:frame><draw:frame draw:style-name="Mgr15" draw:text-style-name="MP2" svg:width="0.7878in" svg:height="0.3157in" svg:x="3.4602in" svg:y="8.002in"><draw:text-box><text:p text:style-name="MP2"/></draw:text-box></draw:frame><draw:frame draw:style-name="Mgr15" draw:text-style-name="MP2" svg:width="0.7878in" svg:height="0.3157in" svg:x="4.248in" svg:y="8.002in"><draw:text-box><text:p text:style-name="MP2"/></draw:text-box></draw:frame><draw:frame draw:style-name="Mgr15" draw:text-style-name="MP2" svg:width="1.1815in" svg:height="0.3157in" svg:x="5.0346in" svg:y="8.002in"><draw:text-box><text:p text:style-name="MP2"/></draw:text-box></draw:frame><draw:frame draw:style-name="Mgr15" draw:text-style-name="MP2" svg:width="0.8661in" svg:height="0.3157in" svg:x="6.2165in" svg:y="8.002in"><draw:text-box><text:p text:style-name="MP2"/></draw:text-box></draw:frame><draw:frame draw:style-name="Mgr15" draw:text-style-name="MP2" svg:width="0.5906in" svg:height="0.3157in" svg:x="7.0835in" svg:y="8.002in"><draw:text-box><text:p text:style-name="MP2"/></draw:text-box></draw:frame></draw:g><draw:g draw:style-name="Mgr2"><draw:frame draw:style-name="Mgr15" draw:text-style-name="MP2" svg:width="0.3157in" svg:height="0.3157in" svg:x="0.789in" svg:y="8.3161in"><draw:text-box><text:p text:style-name="MP2"/></draw:text-box></draw:frame><draw:frame draw:style-name="Mgr15" draw:text-style-name="MP2" svg:width="0.7878in" svg:height="0.3157in" svg:x="1.1039in" svg:y="8.3161in"><draw:text-box><text:p text:style-name="MP2"/></draw:text-box></draw:frame><draw:frame draw:style-name="Mgr15" draw:text-style-name="MP2" svg:width="0.3941in" svg:height="0.3157in" svg:x="7.6728in" svg:y="8.3161in"><draw:text-box><text:p text:style-name="MP2"/></draw:text-box></draw:frame><draw:frame draw:style-name="Mgr15" draw:text-style-name="MP2" svg:width="0.7878in" svg:height="0.3157in" svg:x="1.8846in" svg:y="8.3161in"><draw:text-box><text:p text:style-name="MP2"/></draw:text-box></draw:frame><draw:frame draw:style-name="Mgr15" draw:text-style-name="MP2" svg:width="0.7878in" svg:height="0.3157in" svg:x="2.672in" svg:y="8.3161in"><draw:text-box><text:p text:style-name="MP2"/></draw:text-box></draw:frame><draw:frame draw:style-name="Mgr15" draw:text-style-name="MP2" svg:width="0.7878in" svg:height="0.3157in" svg:x="3.4602in" svg:y="8.3161in"><draw:text-box><text:p text:style-name="MP2"/></draw:text-box></draw:frame><draw:frame draw:style-name="Mgr15" draw:text-style-name="MP2" svg:width="0.7878in" svg:height="0.3157in" svg:x="4.248in" svg:y="8.3161in"><draw:text-box><text:p text:style-name="MP2"/></draw:text-box></draw:frame><draw:frame draw:style-name="Mgr15" draw:text-style-name="MP2" svg:width="1.1815in" svg:height="0.3157in" svg:x="5.0346in" svg:y="8.3161in"><draw:text-box><text:p text:style-name="MP2"/></draw:text-box></draw:frame><draw:frame draw:style-name="Mgr15" draw:text-style-name="MP2" svg:width="0.8661in" svg:height="0.3157in" svg:x="6.2165in" svg:y="8.3161in"><draw:text-box><text:p text:style-name="MP2"/></draw:text-box></draw:frame><draw:frame draw:style-name="Mgr15" draw:text-style-name="MP2" svg:width="0.5906in" svg:height="0.3157in" svg:x="7.0835in" svg:y="8.3161in"><draw:text-box><text:p text:style-name="MP2"/></draw:text-box></draw:frame></draw:g><draw:g draw:style-name="Mgr2"><draw:frame draw:style-name="Mgr15" draw:text-style-name="MP2" svg:width="0.3157in" svg:height="0.3157in" svg:x="0.789in" svg:y="8.6409in"><draw:text-box><text:p text:style-name="MP2"/></draw:text-box></draw:frame><draw:frame draw:style-name="Mgr15" draw:text-style-name="MP2" svg:width="0.7878in" svg:height="0.3157in" svg:x="1.1039in" svg:y="8.6409in"><draw:text-box><text:p text:style-name="MP2"/></draw:text-box></draw:frame><draw:frame draw:style-name="Mgr15" draw:text-style-name="MP2" svg:width="0.3941in" svg:height="0.3157in" svg:x="7.6728in" svg:y="8.6409in"><draw:text-box><text:p text:style-name="MP2"/></draw:text-box></draw:frame><draw:frame draw:style-name="Mgr15" draw:text-style-name="MP2" svg:width="0.7878in" svg:height="0.3157in" svg:x="1.8846in" svg:y="8.6409in"><draw:text-box><text:p text:style-name="MP2"/></draw:text-box></draw:frame><draw:frame draw:style-name="Mgr15" draw:text-style-name="MP2" svg:width="0.7878in" svg:height="0.3157in" svg:x="2.672in" svg:y="8.6409in"><draw:text-box><text:p text:style-name="MP2"/></draw:text-box></draw:frame><draw:frame draw:style-name="Mgr15" draw:text-style-name="MP2" svg:width="0.7878in" svg:height="0.3157in" svg:x="3.4602in" svg:y="8.6409in"><draw:text-box><text:p text:style-name="MP2"/></draw:text-box></draw:frame><draw:frame draw:style-name="Mgr15" draw:text-style-name="MP2" svg:width="0.7878in" svg:height="0.3157in" svg:x="4.248in" svg:y="8.6409in"><draw:text-box><text:p text:style-name="MP2"/></draw:text-box></draw:frame><draw:frame draw:style-name="Mgr15" draw:text-style-name="MP2" svg:width="1.1815in" svg:height="0.3157in" svg:x="5.0346in" svg:y="8.6409in"><draw:text-box><text:p text:style-name="MP2"/></draw:text-box></draw:frame><draw:frame draw:style-name="Mgr15" draw:text-style-name="MP2" svg:width="0.8661in" svg:height="0.3157in" svg:x="6.2165in" svg:y="8.6409in"><draw:text-box><text:p text:style-name="MP2"/></draw:text-box></draw:frame><draw:frame draw:style-name="Mgr15" draw:text-style-name="MP2" svg:width="0.5906in" svg:height="0.3157in" svg:x="7.0835in" svg:y="8.6409in"><draw:text-box><text:p text:style-name="MP2"/></draw:text-box></draw:frame></draw:g><draw:g draw:style-name="Mgr2"><draw:frame draw:style-name="Mgr15" draw:text-style-name="MP2" svg:width="0.3157in" svg:height="0.3157in" svg:x="0.789in" svg:y="8.9547in"><draw:text-box><text:p text:style-name="MP2"/></draw:text-box></draw:frame><draw:frame draw:style-name="Mgr15" draw:text-style-name="MP2" svg:width="0.7878in" svg:height="0.3157in" svg:x="1.1039in" svg:y="8.9547in"><draw:text-box><text:p text:style-name="MP2"/></draw:text-box></draw:frame><draw:frame draw:style-name="Mgr15" draw:text-style-name="MP2" svg:width="0.3941in" svg:height="0.3157in" svg:x="7.6728in" svg:y="8.9547in"><draw:text-box><text:p text:style-name="MP2"/></draw:text-box></draw:frame><draw:frame draw:style-name="Mgr15" draw:text-style-name="MP2" svg:width="0.7878in" svg:height="0.3157in" svg:x="1.8846in" svg:y="8.9547in"><draw:text-box><text:p text:style-name="MP2"/></draw:text-box></draw:frame><draw:frame draw:style-name="Mgr15" draw:text-style-name="MP2" svg:width="0.7878in" svg:height="0.3157in" svg:x="2.672in" svg:y="8.9547in"><draw:text-box><text:p text:style-name="MP2"/></draw:text-box></draw:frame><draw:frame draw:style-name="Mgr15" draw:text-style-name="MP2" svg:width="0.7878in" svg:height="0.3157in" svg:x="3.4602in" svg:y="8.9547in"><draw:text-box><text:p text:style-name="MP2"/></draw:text-box></draw:frame><draw:frame draw:style-name="Mgr15" draw:text-style-name="MP2" svg:width="0.7878in" svg:height="0.3157in" svg:x="4.248in" svg:y="8.9547in"><draw:text-box><text:p text:style-name="MP2"/></draw:text-box></draw:frame><draw:frame draw:style-name="Mgr15" draw:text-style-name="MP2" svg:width="1.1815in" svg:height="0.3157in" svg:x="5.0346in" svg:y="8.9547in"><draw:text-box><text:p text:style-name="MP2"/></draw:text-box></draw:frame><draw:frame draw:style-name="Mgr15" draw:text-style-name="MP2" svg:width="0.8661in" svg:height="0.3157in" svg:x="6.2165in" svg:y="8.9547in"><draw:text-box><text:p text:style-name="MP2"/></draw:text-box></draw:frame><draw:frame draw:style-name="Mgr15" draw:text-style-name="MP2" svg:width="0.5906in" svg:height="0.3157in" svg:x="7.0835in" svg:y="8.9547in"><draw:text-box><text:p text:style-name="MP2"/></draw:text-box></draw:frame></draw:g><draw:g draw:style-name="Mgr2"><draw:frame draw:style-name="Mgr15" draw:text-style-name="MP2" svg:width="0.3157in" svg:height="0.3157in" svg:x="0.789in" svg:y="9.2693in"><draw:text-box><text:p text:style-name="MP2"/></draw:text-box></draw:frame><draw:frame draw:style-name="Mgr15" draw:text-style-name="MP2" svg:width="0.7878in" svg:height="0.3157in" svg:x="1.1039in" svg:y="9.2693in"><draw:text-box><text:p text:style-name="MP2"/></draw:text-box></draw:frame><draw:frame draw:style-name="Mgr15" draw:text-style-name="MP2" svg:width="0.3941in" svg:height="0.3157in" svg:x="7.6728in" svg:y="9.2693in"><draw:text-box><text:p text:style-name="MP2"/></draw:text-box></draw:frame><draw:frame draw:style-name="Mgr15" draw:text-style-name="MP2" svg:width="0.7878in" svg:height="0.3157in" svg:x="1.8846in" svg:y="9.2693in"><draw:text-box><text:p text:style-name="MP2"/></draw:text-box></draw:frame><draw:frame draw:style-name="Mgr15" draw:text-style-name="MP2" svg:width="0.7878in" svg:height="0.3157in" svg:x="2.672in" svg:y="9.2693in"><draw:text-box><text:p text:style-name="MP2"/></draw:text-box></draw:frame><draw:frame draw:style-name="Mgr15" draw:text-style-name="MP2" svg:width="0.7878in" svg:height="0.3157in" svg:x="3.4602in" svg:y="9.2693in"><draw:text-box><text:p text:style-name="MP2"/></draw:text-box></draw:frame><draw:frame draw:style-name="Mgr15" draw:text-style-name="MP2" svg:width="0.7878in" svg:height="0.3157in" svg:x="4.248in" svg:y="9.2693in"><draw:text-box><text:p text:style-name="MP2"/></draw:text-box></draw:frame><draw:frame draw:style-name="Mgr15" draw:text-style-name="MP2" svg:width="1.1815in" svg:height="0.3157in" svg:x="5.0346in" svg:y="9.2693in"><draw:text-box><text:p text:style-name="MP2"/></draw:text-box></draw:frame><draw:frame draw:style-name="Mgr15" draw:text-style-name="MP2" svg:width="0.8661in" svg:height="0.3157in" svg:x="6.2165in" svg:y="9.2693in"><draw:text-box><text:p text:style-name="MP2"/></draw:text-box></draw:frame><draw:frame draw:style-name="Mgr15" draw:text-style-name="MP2" svg:width="0.5906in" svg:height="0.3157in" svg:x="7.0835in" svg:y="9.2693in"><draw:text-box><text:p text:style-name="MP2"/></draw:text-box></draw:frame></draw:g><draw:g draw:style-name="Mgr2"><draw:frame draw:style-name="Mgr15" draw:text-style-name="MP2" svg:width="0.3157in" svg:height="0.3157in" svg:x="0.789in" svg:y="9.5835in"><draw:text-box><text:p text:style-name="MP2"/></draw:text-box></draw:frame><draw:frame draw:style-name="Mgr15" draw:text-style-name="MP2" svg:width="0.7878in" svg:height="0.3157in" svg:x="1.1039in" svg:y="9.5835in"><draw:text-box><text:p text:style-name="MP2"/></draw:text-box></draw:frame><draw:frame draw:style-name="Mgr15" draw:text-style-name="MP2" svg:width="0.3941in" svg:height="0.3157in" svg:x="7.6728in" svg:y="9.5835in"><draw:text-box><text:p text:style-name="MP2"/></draw:text-box></draw:frame><draw:frame draw:style-name="Mgr15" draw:text-style-name="MP2" svg:width="0.7878in" svg:height="0.3157in" svg:x="1.8846in" svg:y="9.5835in"><draw:text-box><text:p text:style-name="MP2"/></draw:text-box></draw:frame><draw:frame draw:style-name="Mgr15" draw:text-style-name="MP2" svg:width="0.7878in" svg:height="0.3157in" svg:x="2.672in" svg:y="9.5835in"><draw:text-box><text:p text:style-name="MP2"/></draw:text-box></draw:frame><draw:frame draw:style-name="Mgr15" draw:text-style-name="MP2" svg:width="0.7878in" svg:height="0.3157in" svg:x="3.4602in" svg:y="9.5835in"><draw:text-box><text:p text:style-name="MP2"/></draw:text-box></draw:frame><draw:frame draw:style-name="Mgr15" draw:text-style-name="MP2" svg:width="0.7878in" svg:height="0.3157in" svg:x="4.248in" svg:y="9.5835in"><draw:text-box><text:p text:style-name="MP2"/></draw:text-box></draw:frame><draw:frame draw:style-name="Mgr15" draw:text-style-name="MP2" svg:width="1.1815in" svg:height="0.3157in" svg:x="5.0346in" svg:y="9.5835in"><draw:text-box><text:p text:style-name="MP2"/></draw:text-box></draw:frame><draw:frame draw:style-name="Mgr15" draw:text-style-name="MP2" svg:width="0.8661in" svg:height="0.3157in" svg:x="6.2165in" svg:y="9.5835in"><draw:text-box><text:p text:style-name="MP2"/></draw:text-box></draw:frame><draw:frame draw:style-name="Mgr15" draw:text-style-name="MP2" svg:width="0.5906in" svg:height="0.3157in" svg:x="7.0835in" svg:y="9.5835in"><draw:text-box><text:p text:style-name="MP2"/></draw:text-box></draw:frame></draw:g><draw:g draw:style-name="Mgr2"><draw:frame draw:style-name="Mgr15" draw:text-style-name="MP2" svg:width="0.3157in" svg:height="0.3157in" svg:x="0.789in" svg:y="9.898in"><draw:text-box><text:p text:style-name="MP2"/></draw:text-box></draw:frame><draw:frame draw:style-name="Mgr15" draw:text-style-name="MP2" svg:width="0.7878in" svg:height="0.3157in" svg:x="1.1039in" svg:y="9.898in"><draw:text-box><text:p text:style-name="MP2"/></draw:text-box></draw:frame><draw:frame draw:style-name="Mgr15" draw:text-style-name="MP2" svg:width="0.3941in" svg:height="0.3157in" svg:x="7.6728in" svg:y="9.898in"><draw:text-box><text:p text:style-name="MP2"/></draw:text-box></draw:frame><draw:frame draw:style-name="Mgr15" draw:text-style-name="MP2" svg:width="0.7878in" svg:height="0.3157in" svg:x="1.8846in" svg:y="9.898in"><draw:text-box><text:p text:style-name="MP2"/></draw:text-box></draw:frame><draw:frame draw:style-name="Mgr15" draw:text-style-name="MP2" svg:width="0.7878in" svg:height="0.3157in" svg:x="2.672in" svg:y="9.898in"><draw:text-box><text:p text:style-name="MP2"/></draw:text-box></draw:frame><draw:frame draw:style-name="Mgr15" draw:text-style-name="MP2" svg:width="0.7878in" svg:height="0.3157in" svg:x="3.4602in" svg:y="9.898in"><draw:text-box><text:p text:style-name="MP2"/></draw:text-box></draw:frame><draw:frame draw:style-name="Mgr15" draw:text-style-name="MP2" svg:width="0.7878in" svg:height="0.3157in" svg:x="4.248in" svg:y="9.898in"><draw:text-box><text:p text:style-name="MP2"/></draw:text-box></draw:frame><draw:frame draw:style-name="Mgr15" draw:text-style-name="MP2" svg:width="1.1815in" svg:height="0.3157in" svg:x="5.0346in" svg:y="9.898in"><draw:text-box><text:p text:style-name="MP2"/></draw:text-box></draw:frame><draw:frame draw:style-name="Mgr15" draw:text-style-name="MP2" svg:width="0.8661in" svg:height="0.3157in" svg:x="6.2165in" svg:y="9.898in"><draw:text-box><text:p text:style-name="MP2"/></draw:text-box></draw:frame><draw:frame draw:style-name="Mgr15" draw:text-style-name="MP2" svg:width="0.5906in" svg:height="0.3157in" svg:x="7.0835in" svg:y="9.898in"><draw:text-box><text:p text:style-name="MP2"/></draw:text-box></draw:frame></draw:g><draw:g draw:style-name="Mgr2"><draw:frame draw:style-name="Mgr15" draw:text-style-name="MP2" svg:width="0.3157in" svg:height="0.3157in" svg:x="0.789in" svg:y="10.2118in"><draw:text-box><text:p text:style-name="MP2"/></draw:text-box></draw:frame><draw:frame draw:style-name="Mgr15" draw:text-style-name="MP2" svg:width="0.7878in" svg:height="0.3157in" svg:x="1.1039in" svg:y="10.2118in"><draw:text-box><text:p text:style-name="MP2"/></draw:text-box></draw:frame><draw:frame draw:style-name="Mgr15" draw:text-style-name="MP2" svg:width="0.3941in" svg:height="0.3157in" svg:x="7.6728in" svg:y="10.2118in"><draw:text-box><text:p text:style-name="MP2"/></draw:text-box></draw:frame><draw:frame draw:style-name="Mgr15" draw:text-style-name="MP2" svg:width="0.7878in" svg:height="0.3157in" svg:x="1.8846in" svg:y="10.2118in"><draw:text-box><text:p text:style-name="MP2"/></draw:text-box></draw:frame><draw:frame draw:style-name="Mgr15" draw:text-style-name="MP2" svg:width="0.7878in" svg:height="0.3157in" svg:x="2.672in" svg:y="10.2118in"><draw:text-box><text:p text:style-name="MP2"/></draw:text-box></draw:frame><draw:frame draw:style-name="Mgr15" draw:text-style-name="MP2" svg:width="0.7878in" svg:height="0.3157in" svg:x="3.4602in" svg:y="10.2118in"><draw:text-box><text:p text:style-name="MP2"/></draw:text-box></draw:frame><draw:frame draw:style-name="Mgr15" draw:text-style-name="MP2" svg:width="0.7878in" svg:height="0.3157in" svg:x="4.248in" svg:y="10.2118in"><draw:text-box><text:p text:style-name="MP2"/></draw:text-box></draw:frame><draw:frame draw:style-name="Mgr15" draw:text-style-name="MP2" svg:width="1.1815in" svg:height="0.3157in" svg:x="5.0346in" svg:y="10.2118in"><draw:text-box><text:p text:style-name="MP2"/></draw:text-box></draw:frame><draw:frame draw:style-name="Mgr15" draw:text-style-name="MP2" svg:width="0.8661in" svg:height="0.3157in" svg:x="6.2165in" svg:y="10.2118in"><draw:text-box><text:p text:style-name="MP2"/></draw:text-box></draw:frame><draw:frame draw:style-name="Mgr15" draw:text-style-name="MP2" svg:width="0.5906in" svg:height="0.3157in" svg:x="7.0835in" svg:y="10.2118in"><draw:text-box><text:p text:style-name="MP2"/></draw:text-box></draw:frame></draw:g><draw:g draw:style-name="Mgr2"><draw:g draw:style-name="Mgr2"><draw:frame draw:style-name="Mgr20" draw:text-style-name="MP2" svg:width="0.9661in" svg:height="0.1976in" draw:transform="rotate (1.5707963267949) translate (0.393673447069116in 10.7465496500437in)"><draw:text-box><text:p text:style-name="MP2"><text:span text:style-name="MT1">Инв. № подп</text:span></text:p></draw:text-box></draw:frame><draw:frame draw:style-name="Mgr20" draw:text-style-name="MP2" svg:width="1.3531in" svg:height="0.1976in" draw:transform="rotate (1.5707963267949) translate (0.393673447069116in 9.40974409448819in)"><draw:text-box><text:p text:style-name="MP2"><text:span text:style-name="MT1">Подп. и дата</text:span></text:p></draw:text-box></draw:frame><draw:frame draw:style-name="Mgr20" draw:text-style-name="MP2" svg:width="0.9661in" svg:height="0.1976in" draw:transform="rotate (1.5707963267949) translate (0.393673447069116in 7.49863298337708in)"><draw:text-box><text:p text:style-name="MP2"><text:span text:style-name="MT1">Взам. инв. №</text:span></text:p></draw:text-box></draw:frame><draw:frame draw:style-name="Mgr20" draw:text-style-name="MP2" svg:width="0.9661in" svg:height="0.1976in" draw:transform="rotate (1.5707963267949) translate (0.393673447069116in 8.45627187226597in)"><draw:text-box><text:p text:style-name="MP2"><text:span text:style-name="MT1">Инв. № дубл.</text:span></text:p></draw:text-box></draw:frame><draw:frame draw:style-name="Mgr20" draw:text-style-name="MP2" svg:width="1.3531in" svg:height="0.1976in" draw:transform="rotate (1.5707963267949) translate (0.393673447069116in 6.15418853893263in)"><draw:text-box><text:p text:style-name="MP2"><text:span text:style-name="MT1">Подп. и дата</text:span></text:p></draw:text-box></draw:frame></draw:g><draw:g draw:style-name="Mgr2"><draw:frame draw:style-name="Mgr20" draw:text-style-name="MP2" svg:width="0.9661in" svg:height="0.1976in" draw:transform="rotate (1.5707963267949) translate (0.586729002624672in 10.7465496500437in)"><draw:text-box><text:p text:style-name="MP2"><text:span text:style-name="MT1"/></text:p></draw:text-box></draw:frame><draw:frame draw:style-name="Mgr20" draw:text-style-name="MP2" svg:width="1.3531in" svg:height="0.1976in" draw:transform="rotate (1.5707963267949) translate (0.586729002624672in 9.40974409448819in)"><draw:text-box><text:p text:style-name="MP2"><text:span text:style-name="MT1"/></text:p></draw:text-box></draw:frame><draw:frame draw:style-name="Mgr20" draw:text-style-name="MP2" svg:width="0.9661in" svg:height="0.1976in" draw:transform="rotate (1.5707963267949) translate (0.586729002624672in 7.49863298337708in)"><draw:text-box><text:p text:style-name="MP2"><text:span text:style-name="MT1"/></text:p></draw:text-box></draw:frame><draw:frame draw:style-name="Mgr20" draw:text-style-name="MP2" svg:width="0.9661in" svg:height="0.1976in" draw:transform="rotate (1.5707963267949) translate (0.586729002624672in 8.45627187226597in)"><draw:text-box><text:p text:style-name="MP2"><text:span text:style-name="MT1"/></text:p></draw:text-box></draw:frame><draw:frame draw:style-name="Mgr20" draw:text-style-name="MP2" svg:width="1.3531in" svg:height="0.1976in" draw:transform="rotate (1.5707963267949) translate (0.586729002624672in 6.15418853893263in)"><draw:text-box><text:p text:style-name="MP2"><text:span text:style-name="MT1"/></text:p></draw:text-box></draw:frame></draw:g></draw:g><draw:custom-shape draw:style-name="Mgr11" draw:text-style-name="MP4" svg:width="7.2835in" svg:height="11.2996in" svg:x="0.7839in" svg:y="0.198in"><text:p/><draw:enhanced-geometry svg:viewBox="0 0 21600 21600" draw:type="rectangle" draw:enhanced-path="M 0 0 L 21600 0 21600 21600 0 21600 0 0 Z N"/></draw:custom-shape><draw:g draw:style-name="Mgr2"><draw:line draw:style-name="Mgr11" draw:text-style-name="MP9" svg:x1="1.1in" svg:y1="1.3862in" svg:x2="1.1043in" svg:y2="10.9035in"><text:p/></draw:line><draw:line draw:style-name="Mgr11" draw:text-style-name="MP9" svg:x1="1.8917in" svg:y1="1.3839in" svg:x2="1.8961in" svg:y2="10.9012in"><text:p/></draw:line><draw:line draw:style-name="Mgr11" draw:text-style-name="MP9" svg:x1="2.6728in" svg:y1="1.3839in" svg:x2="2.6772in" svg:y2="10.9012in"><text:p/></draw:line><draw:line draw:style-name="Mgr11" draw:text-style-name="MP9" svg:x1="3.4602in" svg:y1="1.3839in" svg:x2="3.4646in" svg:y2="10.9012in"><text:p/></draw:line><draw:line draw:style-name="Mgr11" draw:text-style-name="MP9" svg:x1="4.2417in" svg:y1="1.3606in" svg:x2="4.2461in" svg:y2="10.878in"><text:p/></draw:line><draw:line draw:style-name="Mgr11" draw:text-style-name="MP9" svg:x1="5.0283in" svg:y1="1.3839in" svg:x2="5.0327in" svg:y2="10.9012in"><text:p/></draw:line><draw:line draw:style-name="Mgr11" draw:text-style-name="MP9" svg:x1="6.2173in" svg:y1="1.3606in" svg:x2="6.2217in" svg:y2="10.878in"><text:p/></draw:line><draw:line draw:style-name="Mgr11" draw:text-style-name="MP9" svg:x1="7.0839in" svg:y1="1.3606in" svg:x2="7.0882in" svg:y2="10.878in"><text:p/></draw:line><draw:line draw:style-name="Mgr11" draw:text-style-name="MP9" svg:x1="7.6748in" svg:y1="1.3606in" svg:x2="7.6791in" svg:y2="10.878in"><text:p/></draw:line></draw:g><draw:g draw:style-name="Mgr2"><draw:custom-shape draw:style-name="Mgr4" draw:text-style-name="MP4" svg:width="7.2835in" svg:height="0.6504in" svg:x="0.7839in" svg:y="10.8571in"><text:p/><draw:enhanced-geometry svg:viewBox="0 0 21600 21600" draw:type="rectangle" draw:enhanced-path="M 0 0 L 21600 0 21600 21600 0 21600 0 0 Z N"/></draw:custom-shape><draw:g draw:style-name="Mgr2"><draw:g draw:style-name="Mgr2"><draw:frame draw:style-name="Mgr9" draw:text-style-name="MP2" svg:width="0.3933in" svg:height="0.2161in" svg:x="7.6744in" svg:y="10.8563in"><draw:text-box><text:p text:style-name="MP2"><text:span text:style-name="MT2">Лист</text:span></text:p></draw:text-box></draw:frame><draw:frame draw:style-name="Mgr9" draw:text-style-name="MP10" svg:width="0.3933in" svg:height="0.4331in" svg:x="7.6744in" svg:y="11.0744in"><draw:text-box><text:p text:style-name="MP10"><text:span text:style-name="MT8">6</text:span></text:p></draw:text-box></draw:frame></draw:g><draw:frame draw:style-name="Mgr9" draw:text-style-name="MP8" svg:width="4.3307in" svg:height="0.6496in" svg:x="3.3437in" svg:y="10.8583in"><draw:text-box><text:p text:style-name="MP8"><text:span text:style-name="MT6">XXX-XXX-XXXX</text:span></text:p></draw:text-box></draw:frame><draw:g draw:style-name="Mgr2"><draw:g draw:style-name="Mgr2"><draw:frame draw:style-name="Mgr9" draw:text-style-name="MP2" svg:width="0.276in" svg:height="0.2106in" svg:x="0.7854in" svg:y="11.2957in"><draw:text-box><text:p text:style-name="MP2"><text:span text:style-name="MT2">Лит</text:span></text:p></draw:text-box></draw:frame><draw:frame draw:style-name="Mgr9" draw:text-style-name="MP2" svg:width="0.9059in" svg:height="0.2106in" svg:x="1.4547in" svg:y="11.2957in"><draw:text-box><text:p text:style-name="MP2"><text:span text:style-name="MT1">№ </text:span><text:span text:style-name="MT1">докум.</text:span></text:p></draw:text-box></draw:frame><draw:frame draw:style-name="Mgr9" draw:text-style-name="MP2" svg:width="0.3941in" svg:height="0.2106in" svg:x="1.0602in" svg:y="11.2957in"><draw:text-box><text:p text:style-name="MP2"><text:span text:style-name="MT1">Изм</text:span><text:span text:style-name="MT2">.</text:span></text:p></draw:text-box></draw:frame><draw:frame draw:style-name="Mgr9" draw:text-style-name="MP2" svg:width="0.5906in" svg:height="0.2106in" svg:x="2.3591in" svg:y="11.2957in"><draw:text-box><text:p text:style-name="MP2"><text:span text:style-name="MT1">Подп</text:span><text:span text:style-name="MT2">.</text:span></text:p></draw:text-box></draw:frame><draw:frame draw:style-name="Mgr9" draw:text-style-name="MP2" svg:width="0.3941in" svg:height="0.2106in" svg:x="2.948in" svg:y="11.2957in"><draw:text-box><text:p text:style-name="MP2"><text:span text:style-name="MT2">Дата</text:span></text:p></draw:text-box></draw:frame></draw:g><draw:g draw:style-name="Mgr2"><draw:g draw:style-name="Mgr2"><draw:g draw:style-name="Mgr2"><draw:frame draw:style-name="Mgr10" draw:text-style-name="MP2" svg:width="0.276in" svg:height="0.2094in" svg:x="0.7862in" svg:y="11.0772in"><draw:text-box><text:p text:style-name="MP2"><text:span text:style-name="MT1"/></text:p></draw:text-box></draw:frame><draw:frame draw:style-name="Mgr10" draw:text-style-name="MP2" svg:width="0.9059in" svg:height="0.2094in" svg:x="1.4555in" svg:y="11.0772in"><draw:text-box><text:p text:style-name="MP2"><text:span text:style-name="MT1"/></text:p></draw:text-box></draw:frame><draw:frame draw:style-name="Mgr10" draw:text-style-name="MP2" svg:width="0.3941in" svg:height="0.2094in" svg:x="1.061in" svg:y="11.0772in"><draw:text-box><text:p text:style-name="MP2"><text:span text:style-name="MT1"/></text:p></draw:text-box></draw:frame><draw:frame draw:style-name="Mgr10" draw:text-style-name="MP2" svg:width="0.5906in" svg:height="0.2094in" svg:x="2.3598in" svg:y="11.0772in"><draw:text-box><text:p text:style-name="MP2"><text:span text:style-name="MT1"/></text:p></draw:text-box></draw:frame><draw:frame draw:style-name="Mgr10" draw:text-style-name="MP2" svg:width="0.3941in" svg:height="0.2094in" svg:x="2.9484in" svg:y="11.0772in"><draw:text-box><text:p text:style-name="MP2"><text:span text:style-name="MT1"/></text:p></draw:text-box></draw:frame></draw:g><draw:g draw:style-name="Mgr2"><draw:frame draw:style-name="Mgr10" draw:text-style-name="MP2" svg:width="0.276in" svg:height="0.2094in" svg:x="0.7862in" svg:y="10.8654in"><draw:text-box><text:p text:style-name="MP2"><text:span text:style-name="MT1"/></text:p></draw:text-box></draw:frame><draw:frame draw:style-name="Mgr10" draw:text-style-name="MP2" svg:width="0.9059in" svg:height="0.2094in" svg:x="1.4555in" svg:y="10.8654in"><draw:text-box><text:p text:style-name="MP2"><text:span text:style-name="MT1"/></text:p></draw:text-box></draw:frame><draw:frame draw:style-name="Mgr10" draw:text-style-name="MP2" svg:width="0.3941in" svg:height="0.2094in" svg:x="1.061in" svg:y="10.8654in"><draw:text-box><text:p text:style-name="MP2"><text:span text:style-name="MT1"/></text:p></draw:text-box></draw:frame><draw:frame draw:style-name="Mgr10" draw:text-style-name="MP2" svg:width="0.5906in" svg:height="0.2094in" svg:x="2.3598in" svg:y="10.8654in"><draw:text-box><text:p text:style-name="MP2"><text:span text:style-name="MT1"/></text:p></draw:text-box></draw:frame><draw:frame draw:style-name="Mgr10" draw:text-style-name="MP2" svg:width="0.3941in" svg:height="0.2094in" svg:x="2.9484in" svg:y="10.8654in"><draw:text-box><text:p text:style-name="MP2"><text:span text:style-name="MT1"/></text:p></draw:text-box></draw:frame></draw:g></draw:g><draw:line draw:style-name="Mgr11" draw:text-style-name="MP9" svg:x1="2.3598in" svg:y1="10.8591in" svg:x2="2.3598in" svg:y2="11.289in"><text:p/></draw:line><draw:line draw:style-name="Mgr11" draw:text-style-name="MP9" svg:x1="0.7862in" svg:y1="10.8661in" svg:x2="0.7862in" svg:y2="11.2961in"><text:p/></draw:line><draw:line draw:style-name="Mgr11" draw:text-style-name="MP9" svg:x1="3.3429in" svg:y1="10.8591in" svg:x2="3.3429in" svg:y2="11.289in"><text:p/></draw:line><draw:line draw:style-name="Mgr11" draw:text-style-name="MP9" svg:x1="2.9492in" svg:y1="10.8591in" svg:x2="2.9492in" svg:y2="11.289in"><text:p/></draw:line><draw:line draw:style-name="Mgr11" draw:text-style-name="MP9" svg:x1="1.0618in" svg:y1="10.8661in" svg:x2="1.0618in" svg:y2="11.2961in"><text:p/></draw:line><draw:line draw:style-name="Mgr11" draw:text-style-name="MP9" svg:x1="1.4547in" svg:y1="10.8591in" svg:x2="1.4547in" svg:y2="11.289in"><text:p/></draw:line></draw:g></draw:g></draw:g></draw:g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Шаблон для создания отчетов по ГОСТу</dc:title>
    <meta:initial-creator>Sergey Bashkirov</meta:initial-creator>
    <meta:creation-date>2012-08-22T18:50:00</meta:creation-date>
    <dc:creator>Васильев Дмитрий Владимирович</dc:creator>
    <dc:date>2003-09-08T09:28:00</dc:date>
    <meta:editing-cycles>43</meta:editing-cycles>
    <meta:editing-duration>PT15H56M</meta:editing-duration>
    <meta:document-statistic meta:table-count="0" meta:image-count="0" meta:object-count="0" meta:page-count="6" meta:paragraph-count="0" meta:word-count="0" meta:character-count="0" meta:non-whitespace-character-count="0"/>
    <meta:generator>LibreOffice/3.5$Linux_x86 LibreOffice_project/350m1$Build-2</meta:generator>
    <meta:user-defined meta:name="Info 2"/>
    <meta:user-defined meta:name="Info 3"/>
    <meta:user-defined meta:name="Info 4"/>
    <meta:user-defined meta:name="Номер документа">XXX-XXX-XXXX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TemplateProject/HelpForm.xml><?xml version="1.0" encoding="utf-8"?>
<!DOCTYPE module  PUBLIC '-//OpenOffice.org//DTD OfficeDocument 1.0//EN'  'module.dtd'>
<script:module xmlns:script="http://openoffice.org/2000/script" script:name="HelpForm" script:language="StarBasic" script:moduleType="form">Rem Attribute VBA_ModuleType=VBAFormModule
Option VBASupport 1



Private Sub Label22_Click()

End Sub

Private Sub TrubleComboBox_Change()

If TrubleComboBox.ListIndex = 0 Then
        TrubleLabel1.Caption = "Рамки ''вылезают'' за поля принтера"
        TrubleLabel2.Caption = "Для каждого типа рамки войдите в режим редактирования колонтитула, дважды щелкнув в нижней (или верхней) части листа. Выделите рамку и вызовите меню ''Формат объекта''. Установите необходимые значения ''Положения'' и ''Размера'' объекта так, что бы он помещался в поля области печати принтера."
End If

If TrubleComboBox.ListIndex = 1 Then
        TrubleLabel1.Caption = "А фиг ее знает! По идее  должна. Все претензии к Биллу Гейтсу."
        TrubleLabel2.Caption = "Попробуйте закрыть документ, а потом снова открыть или влезьте в режим редактирования колонтитулов и попробуйте вставить поля заново."
End If

If TrubleComboBox.ListIndex = 2 Then
        TrubleLabel1.Caption = "Вы удалили объект, на который в тексте была ссылка ИЛИ ''Глюк'' в системе"
        TrubleLabel2.Caption = "Найдите в тексте все фразы ''Ошибка! Источник ссылки не найден!'' и удалите их. Проверьте диск на наличие ошибок. Дефрагментируйте диск. Удалите ненужные файлы подкачки. Сохраните файл в формате RTF (это всегда срабатывает, но некоторые внедренные объекты (типа Редактора формул) преобразуются в рисунки.)"
End If

If TrubleComboBox.ListIndex = 3 Then
        TrubleLabel1.Caption = "Это ФИЧА программы Word"
        TrubleLabel2.Caption = "Не стоит дергаться. На самом деле перенумерация произошла, но на экране это не отобразилось. Закройте файл, а потом снова его откройте. При открытии файла произойдет автоматическое обновление полей, и все встанет на свои места. (Принудительное обновление полей почему-то не помогает, хотя по логике вещей и должно)"
End If

End Sub

Private Sub UserForm_Initialize()

TrubleComboBox.AddItem "При печати рамки ГОСТа не полностью выводятся на печать, или обрезаны"
TrubleComboBox.AddItem "Не срабатывает автоматическая нумерация страниц"
TrubleComboBox.AddItem "Документ не закрывается или не сохраняется. При этом выводится сообщение о нехватке места на диске"
TrubleComboBox.AddItem "При вставке автоматического названия между двух уже существующих объектов не происходит перенумерации объектов и ссылок на них. В результате получается, например, два рисунка с одинаковым номером"

End Sub



</script:module>
</file>

<file path=Basic/TemplateProject/NewMacros.xml><?xml version="1.0" encoding="utf-8"?>
<!DOCTYPE module  PUBLIC '-//OpenOffice.org//DTD OfficeDocument 1.0//EN'  'module.dtd'>
<script:module xmlns:script="http://openoffice.org/2000/script" script:name="NewMacros" script:language="StarBasic" script:moduleType="normal">Rem Attribute VBA_ModuleType=VBAModule
Option VBASupport 1
Private Sub ShowHelp()
'
' ShowHelp Макрос
' Макрос создан 05.08.03 Васильев Дмитрий Владимирович
'
HelpForm.Show

End Sub
</script:module>
</file>

<file path=Basic/Template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</script:module>
</file>

<file path=Basic/TemplateProject/script-lb.xml><?xml version="1.0" encoding="utf-8"?>
<!DOCTYPE library  PUBLIC '-//OpenOffice.org//DTD OfficeDocument 1.0//EN'  'library.dtd'>
<library:library xmlns:library="http://openoffice.org/2000/library" library:name="TemplateProject" library:readonly="false" library:passwordprotected="false">
  <library:element library:name="HelpForm"/>
  <library:element library:name="NewMacros"/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emplateProject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TemplateProject/HelpForm.xml><?xml version="1.0" encoding="utf-8"?>
<!DOCTYPE window  PUBLIC '-//OpenOffice.org//DTD OfficeDocument 1.0//EN'  'dialog.dtd'>
<dlg:window xmlns:dlg="http://openoffice.org/2000/dialog" xmlns:script="http://openoffice.org/2000/script" dlg:style-id="0" dlg:id="HelpForm" dlg:left="0" dlg:top="0" dlg:width="240" dlg:height="200" dlg:closeable="true" dlg:moveable="true" dlg:title="Помощь ...">
  <dlg:styles>
    <dlg:style dlg:style-id="0" dlg:background-color="0xece9d8"/>
  </dlg:styles>
</dlg:window>
</file>

<file path=Dialogs/TemplateProject/dialog-lb.xml><?xml version="1.0" encoding="utf-8"?>
<!DOCTYPE library  PUBLIC '-//OpenOffice.org//DTD OfficeDocument 1.0//EN'  'library.dtd'>
<library:library xmlns:library="http://openoffice.org/2000/library" library:name="TemplateProject" library:readonly="false" library:passwordprotected="false">
  <library:element library:name="HelpForm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emplateProject" library:link="false"/>
</library:libraries>
</file>